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008in"/>
    </style:style>
    <style:style style:name="co3" style:family="table-column">
      <style:table-column-properties fo:break-before="auto" style:column-width="0.389in"/>
    </style:style>
    <style:style style:name="co4" style:family="table-column">
      <style:table-column-properties fo:break-before="auto" style:column-width="0.1638in"/>
    </style:style>
    <style:style style:name="co5" style:family="table-column">
      <style:table-column-properties fo:break-before="auto" style:column-width="0.2709in"/>
    </style:style>
    <style:style style:name="co6" style:family="table-column">
      <style:table-column-properties fo:break-before="auto" style:column-width="0.6138in"/>
    </style:style>
    <style:style style:name="co7" style:family="table-column">
      <style:table-column-properties fo:break-before="auto" style:column-width="0.6898in"/>
    </style:style>
    <style:style style:name="co8" style:family="table-column">
      <style:table-column-properties fo:break-before="auto" style:column-width="0.7646in"/>
    </style:style>
    <style:style style:name="co9" style:family="table-column">
      <style:table-column-properties fo:break-before="auto" style:column-width="0.742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0" style:family="table-cell" style:parent-style-name="Default">
      <style:table-cell-properties fo:background-color="#ffff00"/>
    </style:style>
    <style:style style:name="ce31" style:family="table-cell" style:parent-style-name="Default">
      <style:table-cell-properties fo:background-color="#ffa6a6"/>
    </style:style>
    <style:style style:name="ce32" style:family="table-cell" style:parent-style-name="Default">
      <style:table-cell-properties fo:background-color="#ffdbb6"/>
    </style:style>
    <style:style style:name="ce33" style:family="table-cell" style:parent-style-name="Default">
      <style:table-cell-properties fo:background-color="#f6f9d4"/>
    </style:style>
    <style:style style:name="ce34" style:family="table-cell" style:parent-style-name="Default">
      <style:table-cell-properties fo:background-color="#b4c7dc"/>
    </style:style>
    <style:style style:name="ce35" style:family="table-cell" style:parent-style-name="Default">
      <style:table-cell-properties fo:background-color="#e0c2cd"/>
    </style:style>
    <style:style style:name="ce36" style:family="table-cell" style:parent-style-name="Default">
      <style:table-cell-properties fo:background-color="transparent"/>
    </style:style>
    <style:style style:name="ce37" style:family="table-cell" style:parent-style-name="Default" style:data-style-name="N100"/>
    <style:style style:name="ce38" style:family="table-cell" style:parent-style-name="Default">
      <style:table-cell-properties fo:background-color="#dde8cb"/>
    </style:style>
    <style:style style:name="ce39" style:family="table-cell" style:parent-style-name="Default">
      <style:table-cell-properties fo:background-color="#dee6ef"/>
    </style:style>
    <style:style style:name="ce40" style:family="table-cell" style:parent-style-name="Default">
      <style:table-cell-properties fo:background-color="#e0c2cd"/>
      <style:text-properties fo:color="#c9211e"/>
    </style:style>
    <style:style style:name="ce13" style:family="table-cell" style:parent-style-name="Default">
      <style:table-cell-properties fo:background-color="#b7b3ca"/>
    </style:style>
    <style:style style:name="ce14" style:family="table-cell" style:parent-style-name="Default">
      <style:table-cell-properties fo:background-color="#77bc65"/>
    </style:style>
    <style:style style:name="ce15" style:family="table-cell" style:parent-style-name="Default">
      <style:table-cell-properties fo:background-color="#ff7b59"/>
    </style:style>
    <style:style style:name="ce16" style:family="table-cell" style:parent-style-name="Default" style:data-style-name="N100">
      <style:table-cell-properties fo:background-color="#ffd7d7"/>
    </style:style>
    <style:style style:name="ce17" style:family="table-cell" style:parent-style-name="Default" style:data-style-name="N100">
      <style:table-cell-properties fo:background-color="#d4ea6b"/>
    </style:style>
    <style:style style:name="ce18" style:family="table-cell" style:parent-style-name="Default">
      <style:table-cell-properties fo:background-color="#ffd7d7"/>
    </style:style>
    <style:style style:name="ce19" style:family="table-cell" style:parent-style-name="Default">
      <style:table-cell-properties fo:background-color="#d4ea6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Complete model</text:p>
          </table:table-cell>
          <table:covered-table-cell table:style-name="ce1"/>
          <table:covered-table-cell table:number-columns-repeated="2"/>
          <table:covered-table-cell table:style-name="ce1"/>
          <table:covered-table-cell/>
          <table:covered-table-cell table:style-name="ce1"/>
          <table:covered-table-cell table:number-columns-repeated="2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Small up to 15</text:p>
          </table:table-cell>
          <table:covered-table-cell table:number-columns-repeated="2"/>
          <table:table-cell table:style-name="ce1" office:value-type="string" calcext:value-type="string" table:number-columns-spanned="2" table:number-rows-spanned="1">
            <text:p>Medium up to 50/60</text:p>
          </table:table-cell>
          <table:covered-table-cell/>
          <table:table-cell table:style-name="ce1" office:value-type="string" calcext:value-type="string" table:number-columns-spanned="2" table:number-rows-spanned="1">
            <text:p>Large up to 120</text:p>
          </table:table-cell>
          <table:covered-table-cell/>
          <table:table-cell office:value-type="string" calcext:value-type="string">
            <text:p>Largest I (up to 300)</text:p>
          </table:table-cell>
        </table:table-row>
        <table:table-row table:style-name="ro1">
          <table:table-cell/>
          <table:table-cell office:value-type="string" calcext:value-type="string">
            <text:p>csarp</text:p>
          </table:table-cell>
          <table:table-cell office:value-type="string" calcext:value-type="string">
            <text:p>sfsarp</text:p>
          </table:table-cell>
          <table:table-cell office:value-type="string" calcext:value-type="string">
            <text:p>ghsarp</text:p>
          </table:table-cell>
          <table:table-cell office:value-type="string" calcext:value-type="string">
            <text:p>csarp</text:p>
          </table:table-cell>
          <table:table-cell office:value-type="string" calcext:value-type="string">
            <text:p>sfsarp</text:p>
          </table:table-cell>
          <table:table-cell office:value-type="string" calcext:value-type="string">
            <text:p>csarp</text:p>
          </table:table-cell>
          <table:table-cell office:value-type="string" calcext:value-type="string">
            <text:p>sfsarp</text:p>
          </table:table-cell>
          <table:table-cell office:value-type="string" calcext:value-type="string">
            <text:p>csarp</text:p>
          </table:table-cell>
        </table:table-row>
        <table:table-row table:style-name="ro1">
          <table:table-cell office:value-type="string" calcext:value-type="string">
            <text:p>ScSp</text:p>
          </table:table-cell>
          <table:table-cell table:style-name="ce30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AmcMp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runn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L2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run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s only</text:p>
          </table:table-cell>
          <table:table-cell table:number-columns-repeated="7" office:value-type="string" calcext:value-type="string">
            <text:p>x</text:p>
          </table:table-cell>
          <table:table-cell office:value-type="string" calcext:value-type="string">
            <text:p>running</text:p>
          </table:table-cell>
        </table:table-row>
        <table:table-row table:style-name="ro1">
          <table:table-cell office:value-type="string" calcext:value-type="string">
            <text:p>FIP</text:p>
          </table:table-cell>
          <table:table-cell table:style-name="ce30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Detours(?)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 table:number-columns-spanned="9" table:number-rows-spanned="1">
            <text:p>VRP solver</text:p>
          </table:table-cell>
          <table:covered-table-cell table:number-columns-repeated="8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Small</text:p>
          </table:table-cell>
          <table:covered-table-cell table:number-columns-repeated="2"/>
          <table:table-cell table:style-name="ce1" office:value-type="string" calcext:value-type="string" table:number-columns-spanned="2" table:number-rows-spanned="1">
            <text:p>Medium</text:p>
          </table:table-cell>
          <table:covered-table-cell/>
          <table:table-cell table:style-name="ce1" office:value-type="string" calcext:value-type="string" table:number-columns-spanned="2" table:number-rows-spanned="1">
            <text:p>Large up to 120</text:p>
          </table:table-cell>
          <table:covered-table-cell/>
          <table:table-cell office:value-type="string" calcext:value-type="string">
            <text:p>Largest I (up to 300)</text:p>
          </table:table-cell>
        </table:table-row>
        <table:table-row table:style-name="ro1">
          <table:table-cell/>
          <table:table-cell office:value-type="string" calcext:value-type="string">
            <text:p>csarp</text:p>
          </table:table-cell>
          <table:table-cell office:value-type="string" calcext:value-type="string">
            <text:p>sfsarp</text:p>
          </table:table-cell>
          <table:table-cell office:value-type="string" calcext:value-type="string">
            <text:p>ghsarp</text:p>
          </table:table-cell>
          <table:table-cell office:value-type="string" calcext:value-type="string">
            <text:p>csarp</text:p>
          </table:table-cell>
          <table:table-cell office:value-type="string" calcext:value-type="string">
            <text:p>sfsarp</text:p>
          </table:table-cell>
          <table:table-cell office:value-type="string" calcext:value-type="string">
            <text:p>csarp</text:p>
          </table:table-cell>
          <table:table-cell office:value-type="string" calcext:value-type="string">
            <text:p>sfsarp</text:p>
          </table:table-cell>
          <table:table-cell office:value-type="string" calcext:value-type="string">
            <text:p>csarp</text:p>
          </table:table-cell>
        </table:table-row>
        <table:table-row table:style-name="ro1">
          <table:table-cell office:value-type="string" calcext:value-type="string">
            <text:p>ScSp(bundle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mcMp</text:p>
          </table:table-cell>
          <table:table-cell table:number-columns-repeated="8"/>
        </table:table-row>
      </table:table>
      <table:table table:name="Sheet2" table:style-name="ta1">
        <table:table-column table:style-name="co1" table:number-columns-repeated="6" table:default-cell-style-name="Default"/>
        <table:table-column table:style-name="co3" table:default-cell-style-name="Default"/>
        <table:table-column table:style-name="co1" table:number-columns-repeated="1017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1">
          <table:table-cell table:style-name="ce30" office:value-type="float" office:value="2" calcext:value-type="float">
            <text:p>2</text:p>
          </table:table-cell>
          <table:table-cell table:style-name="ce30" office:value-type="string" calcext:value-type="string">
            <text:p>dd</text:p>
          </table:table-cell>
          <table:table-cell table:style-name="ce30" table:number-columns-repeated="1022"/>
        </table:table-row>
        <table:table-row table:style-name="ro1">
          <table:table-cell table:style-name="ce30" office:value-type="float" office:value="3" calcext:value-type="float">
            <text:p>3</text:p>
          </table:table-cell>
          <table:table-cell table:style-name="ce30" office:value-type="string" calcext:value-type="string">
            <text:p>dd</text:p>
          </table:table-cell>
          <table:table-cell table:style-name="ce30" table:number-columns-repeated="1022"/>
        </table:table-row>
        <table:table-row table:style-name="ro1">
          <table:table-cell table:style-name="ce31" office:value-type="float" office:value="4" calcext:value-type="float">
            <text:p>4</text:p>
          </table:table-cell>
          <table:table-cell table:style-name="ce31" office:value-type="string" calcext:value-type="string">
            <text:p>P</text:p>
          </table:table-cell>
          <table:table-cell table:style-name="ce36" table:number-columns-repeated="1022"/>
        </table:table-row>
        <table:table-row table:style-name="ro1">
          <table:table-cell table:style-name="ce32" office:value-type="float" office:value="5" calcext:value-type="float">
            <text:p>5</text:p>
          </table:table-cell>
          <table:table-cell table:style-name="ce32" office:value-type="string" calcext:value-type="string">
            <text:p>P</text:p>
          </table:table-cell>
          <table:table-cell table:number-columns-repeated="1022"/>
        </table:table-row>
        <table:table-row table:style-name="ro1">
          <table:table-cell table:style-name="ce33" office:value-type="float" office:value="6" calcext:value-type="float">
            <text:p>6</text:p>
          </table:table-cell>
          <table:table-cell table:style-name="ce33" office:value-type="string" calcext:value-type="string">
            <text:p>P</text:p>
          </table:table-cell>
          <table:table-cell table:number-columns-repeated="1022"/>
        </table:table-row>
        <table:table-row table:style-name="ro1">
          <table:table-cell table:style-name="ce34" office:value-type="float" office:value="7" calcext:value-type="float">
            <text:p>7</text:p>
          </table:table-cell>
          <table:table-cell table:style-name="ce34" office:value-type="string" calcext:value-type="string">
            <text:p>P</text:p>
          </table:table-cell>
          <table:table-cell table:number-columns-repeated="1022"/>
        </table:table-row>
        <table:table-row table:style-name="ro1">
          <table:table-cell table:style-name="ce35" office:value-type="float" office:value="8" calcext:value-type="float">
            <text:p>8</text:p>
          </table:table-cell>
          <table:table-cell table:style-name="ce35" office:value-type="string" calcext:value-type="string">
            <text:p>P</text:p>
          </table:table-cell>
          <table:table-cell table:number-columns-repeated="102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</text:p>
          </table:table-cell>
          <table:table-cell table:number-columns-repeated="3"/>
          <table:table-cell office:value-type="string" calcext:value-type="string">
            <text:p>dimension:</text:p>
          </table:table-cell>
          <table:table-cell table:style-name="ce37" office:value-type="string" calcext:value-type="string">
            <text:p>150:</text:p>
          </table:table-cell>
          <table:table-cell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office:value-type="string" calcext:value-type="string">
            <text:p>-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string" calcext:value-type="string">
            <text:p>-</text:p>
          </table:table-cell>
          <table:table-cell office:value-type="float" office:value="80" calcext:value-type="float">
            <text:p>80</text:p>
          </table:table-cell>
          <table:table-cell table:number-columns-repeated="10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</text:p>
          </table:table-cell>
          <table:table-cell table:number-columns-repeated="3"/>
          <table:table-cell office:value-type="string" calcext:value-type="string">
            <text:p>dimension:</text:p>
          </table:table-cell>
          <table:table-cell table:style-name="ce37" office:value-type="string" calcext:value-type="string">
            <text:p>200:</text:p>
          </table:table-cell>
          <table:table-cell table:number-columns-repeated="101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office:value-type="string" calcext:value-type="string">
            <text:p>-</text:p>
          </table:table-cell>
          <table:table-cell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20" calcext:value-type="float">
            <text:p>120</text:p>
          </table:table-cell>
          <table:table-cell office:value-type="string" calcext:value-type="string">
            <text:p>-</text:p>
          </table:table-cell>
          <table:table-cell office:value-type="float" office:value="80" calcext:value-type="float">
            <text:p>80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table:number-columns-repeated="3"/>
          <table:table-cell office:value-type="string" calcext:value-type="string">
            <text:p>dimension:</text:p>
          </table:table-cell>
          <table:table-cell table:style-name="ce37" office:value-type="string" calcext:value-type="string">
            <text:p>250: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office:value-type="string" calcext:value-type="string">
            <text:p>-</text:p>
          </table:table-cell>
          <table:table-cell office:value-type="float" office:value="180" calcext:value-type="float">
            <text:p>180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1" office:value-type="string" calcext:value-type="string">
            <text:p>P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office:value-type="string" calcext:value-type="string">
            <text:p>-</text:p>
          </table:table-cell>
          <table:table-cell office:value-type="float" office:value="160" calcext:value-type="float">
            <text:p>160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2" office:value-type="string" calcext:value-type="string">
            <text:p>P</text:p>
          </table:table-cell>
          <table:table-cell table:number-columns-repeated="3"/>
          <table:table-cell office:value-type="float" office:value="110" calcext:value-type="float">
            <text:p>110</text:p>
          </table:table-cell>
          <table:table-cell office:value-type="string" calcext:value-type="string">
            <text:p>-</text:p>
          </table:table-cell>
          <table:table-cell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3" office:value-type="string" calcext:value-type="string">
            <text:p>P</text:p>
          </table:table-cell>
          <table:table-cell table:number-columns-repeated="3"/>
          <table:table-cell office:value-type="float" office:value="130" calcext:value-type="float">
            <text:p>130</text:p>
          </table:table-cell>
          <table:table-cell office:value-type="string" calcext:value-type="string">
            <text:p>-</text:p>
          </table:table-cell>
          <table:table-cell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4" office:value-type="string" calcext:value-type="string">
            <text:p>P</text:p>
          </table:table-cell>
          <table:table-cell table:number-columns-repeated="3"/>
          <table:table-cell office:value-type="float" office:value="150" calcext:value-type="float">
            <text:p>150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5" office:value-type="string" calcext:value-type="string">
            <text:p>P</text:p>
          </table:table-cell>
          <table:table-cell table:number-columns-repeated="3"/>
          <table:table-cell office:value-type="float" office:value="170" calcext:value-type="float">
            <text:p>170</text:p>
          </table:table-cell>
          <table:table-cell office:value-type="string" calcext:value-type="string">
            <text:p>-</text:p>
          </table:table-cell>
          <table:table-cell office:value-type="float" office:value="80" calcext:value-type="float">
            <text:p>80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1" office:value-type="string" calcext:value-type="string">
            <text:p>D</text:p>
          </table:table-cell>
          <table:table-cell table:number-columns-repeated="3"/>
          <table:table-cell office:value-type="string" calcext:value-type="string">
            <text:p>dimension:</text:p>
          </table:table-cell>
          <table:table-cell table:style-name="ce37" office:value-type="string" calcext:value-type="string">
            <text:p>300: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2" office:value-type="string" calcext:value-type="string">
            <text:p>D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string" calcext:value-type="string">
            <text:p>-</text:p>
          </table:table-cell>
          <table:table-cell office:value-type="float" office:value="200" calcext:value-type="float">
            <text:p>200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33" office:value-type="string" calcext:value-type="string">
            <text:p>D</text:p>
          </table:table-cell>
          <table:table-cell table:number-columns-repeated="3"/>
          <table:table-cell office:value-type="float" office:value="120" calcext:value-type="float">
            <text:p>120</text:p>
          </table:table-cell>
          <table:table-cell office:value-type="string" calcext:value-type="string">
            <text:p>-</text:p>
          </table:table-cell>
          <table:table-cell office:value-type="float" office:value="180" calcext:value-type="float">
            <text:p>180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4" office:value-type="string" calcext:value-type="string">
            <text:p>D</text:p>
          </table:table-cell>
          <table:table-cell table:number-columns-repeated="3"/>
          <table:table-cell office:value-type="float" office:value="140" calcext:value-type="float">
            <text:p>140</text:p>
          </table:table-cell>
          <table:table-cell office:value-type="string" calcext:value-type="string">
            <text:p>-</text:p>
          </table:table-cell>
          <table:table-cell office:value-type="float" office:value="160" calcext:value-type="float">
            <text:p>160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5" office:value-type="string" calcext:value-type="string">
            <text:p>D</text:p>
          </table:table-cell>
          <table:table-cell table:number-columns-repeated="3"/>
          <table:table-cell office:value-type="float" office:value="160" calcext:value-type="float">
            <text:p>160</text:p>
          </table:table-cell>
          <table:table-cell office:value-type="string" calcext:value-type="string">
            <text:p>-</text:p>
          </table:table-cell>
          <table:table-cell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</text:p>
          </table:table-cell>
          <table:table-cell table:number-columns-repeated="3"/>
          <table:table-cell office:value-type="float" office:value="180" calcext:value-type="float">
            <text:p>180</text:p>
          </table:table-cell>
          <table:table-cell office:value-type="string" calcext:value-type="string">
            <text:p>-</text:p>
          </table:table-cell>
          <table:table-cell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</text:p>
          </table:table-cell>
          <table:table-cell table:number-columns-repeated="3"/>
          <table:table-cell office:value-type="float" office:value="200" calcext:value-type="float">
            <text:p>200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</text:p>
          </table:table-cell>
          <table:table-cell table:number-columns-repeated="102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</text:p>
          </table:table-cell>
          <table:table-cell table:number-columns-repeated="1022"/>
        </table:table-row>
      </table:table>
      <table:table table:name="Sheet3" table:style-name="ta1">
        <table:table-column table:style-name="co1" table:number-columns-repeated="21" table:default-cell-style-name="Default"/>
        <table:table-row table:style-name="ro1">
          <table:table-cell table:number-columns-repeated="2"/>
          <table:table-cell table:style-name="ce3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6" calcext:value-type="float">
            <text:p>6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/>
          <table:table-cell table:style-name="ce3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8.2992" calcext:value-type="float">
            <text:p>18.2992</text:p>
          </table:table-cell>
          <table:table-cell office:value-type="float" office:value="20.0114" calcext:value-type="float">
            <text:p>20.0114</text:p>
          </table:table-cell>
          <table:table-cell office:value-type="float" office:value="13.4184" calcext:value-type="float">
            <text:p>13.4184</text:p>
          </table:table-cell>
          <table:table-cell office:value-type="float" office:value="6.21279" calcext:value-type="float">
            <text:p>6.21279</text:p>
          </table:table-cell>
          <table:table-cell office:value-type="float" office:value="17.6667" calcext:value-type="float">
            <text:p>17.6667</text:p>
          </table:table-cell>
          <table:table-cell office:value-type="float" office:value="10.8715" calcext:value-type="float">
            <text:p>10.8715</text:p>
          </table:table-cell>
          <table:table-cell office:value-type="float" office:value="22.0711" calcext:value-type="float">
            <text:p>22.0711</text:p>
          </table:table-cell>
          <table:table-cell office:value-type="float" office:value="2.57663" calcext:value-type="float">
            <text:p>2.57663</text:p>
          </table:table-cell>
          <table:table-cell office:value-type="float" office:value="7.40043" calcext:value-type="float">
            <text:p>7.40043</text:p>
          </table:table-cell>
          <table:table-cell office:value-type="float" office:value="24.4889" calcext:value-type="float">
            <text:p>24.4889</text:p>
          </table:table-cell>
          <table:table-cell office:value-type="float" office:value="1.89594" calcext:value-type="float">
            <text:p>1.89594</text:p>
          </table:table-cell>
          <table:table-cell office:value-type="float" office:value="13.7282" calcext:value-type="float">
            <text:p>13.7282</text:p>
          </table:table-cell>
          <table:table-cell office:value-type="float" office:value="23.3559" calcext:value-type="float">
            <text:p>23.355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35" office:value-type="float" office:value="1" calcext:value-type="float">
            <text:p>1</text:p>
          </table:table-cell>
          <table:table-cell office:value-type="float" office:value="16.1647" calcext:value-type="float">
            <text:p>16.1647</text:p>
          </table:table-cell>
          <table:table-cell office:value-type="float" office:value="0" calcext:value-type="float">
            <text:p>0</text:p>
          </table:table-cell>
          <table:table-cell office:value-type="float" office:value="5.67842" calcext:value-type="float">
            <text:p>5.67842</text:p>
          </table:table-cell>
          <table:table-cell office:value-type="float" office:value="13.2537" calcext:value-type="float">
            <text:p>13.2537</text:p>
          </table:table-cell>
          <table:table-cell office:value-type="float" office:value="16.2589" calcext:value-type="float">
            <text:p>16.2589</text:p>
          </table:table-cell>
          <table:table-cell office:value-type="float" office:value="3.55956" calcext:value-type="float">
            <text:p>3.55956</text:p>
          </table:table-cell>
          <table:table-cell office:value-type="float" office:value="14.9116" calcext:value-type="float">
            <text:p>14.9116</text:p>
          </table:table-cell>
          <table:table-cell office:value-type="float" office:value="2.27419" calcext:value-type="float">
            <text:p>2.27419</text:p>
          </table:table-cell>
          <table:table-cell office:value-type="float" office:value="19.8248" calcext:value-type="float">
            <text:p>19.8248</text:p>
          </table:table-cell>
          <table:table-cell office:value-type="float" office:value="13.4046" calcext:value-type="float">
            <text:p>13.4046</text:p>
          </table:table-cell>
          <table:table-cell office:value-type="float" office:value="5.39451" calcext:value-type="float">
            <text:p>5.39451</text:p>
          </table:table-cell>
          <table:table-cell office:value-type="float" office:value="19.1852" calcext:value-type="float">
            <text:p>19.1852</text:p>
          </table:table-cell>
          <table:table-cell office:value-type="float" office:value="16.6807" calcext:value-type="float">
            <text:p>16.6807</text:p>
          </table:table-cell>
          <table:table-cell office:value-type="float" office:value="8.5271" calcext:value-type="float">
            <text:p>8.52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rofit</text:p>
          </table:table-cell>
          <table:table-cell office:value-type="string" calcext:value-type="string">
            <text:p>vector:</text:p>
          </table:table-cell>
          <table:table-cell/>
        </table:table-row>
        <table:table-row table:style-name="ro1">
          <table:table-cell/>
          <table:table-cell table:style-name="ce38" office:value-type="float" office:value="2" calcext:value-type="float">
            <text:p>2</text:p>
          </table:table-cell>
          <table:table-cell office:value-type="float" office:value="17.8393" calcext:value-type="float">
            <text:p>17.8393</text:p>
          </table:table-cell>
          <table:table-cell office:value-type="float" office:value="4.21623" calcext:value-type="float">
            <text:p>4.21623</text:p>
          </table:table-cell>
          <table:table-cell office:value-type="float" office:value="0" calcext:value-type="float">
            <text:p>0</text:p>
          </table:table-cell>
          <table:table-cell office:value-type="float" office:value="16.9061" calcext:value-type="float">
            <text:p>16.9061</text:p>
          </table:table-cell>
          <table:table-cell office:value-type="float" office:value="14.7662" calcext:value-type="float">
            <text:p>14.7662</text:p>
          </table:table-cell>
          <table:table-cell office:value-type="float" office:value="3.67151" calcext:value-type="float">
            <text:p>3.67151</text:p>
          </table:table-cell>
          <table:table-cell office:value-type="float" office:value="17.8226" calcext:value-type="float">
            <text:p>17.8226</text:p>
          </table:table-cell>
          <table:table-cell office:value-type="float" office:value="5.10179" calcext:value-type="float">
            <text:p>5.10179</text:p>
          </table:table-cell>
          <table:table-cell office:value-type="float" office:value="18.9356" calcext:value-type="float">
            <text:p>18.9356</text:p>
          </table:table-cell>
          <table:table-cell office:value-type="float" office:value="12.6233" calcext:value-type="float">
            <text:p>12.6233</text:p>
          </table:table-cell>
          <table:table-cell office:value-type="float" office:value="5.3998" calcext:value-type="float">
            <text:p>5.3998</text:p>
          </table:table-cell>
          <table:table-cell office:value-type="float" office:value="18.5844" calcext:value-type="float">
            <text:p>18.5844</text:p>
          </table:table-cell>
          <table:table-cell office:value-type="float" office:value="20.3022" calcext:value-type="float">
            <text:p>20.3022</text:p>
          </table:table-cell>
          <table:table-cell office:value-type="float" office:value="3.79934" calcext:value-type="float">
            <text:p>3.7993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7" office:value-type="string" calcext:value-type="string">
            <text:p>0:</text:p>
          </table:table-cell>
          <table:table-cell office:value-type="float" office:value="7.14727" calcext:value-type="float">
            <text:p>7.14727</text:p>
          </table:table-cell>
          <table:table-cell/>
        </table:table-row>
        <table:table-row table:style-name="ro1">
          <table:table-cell/>
          <table:table-cell table:style-name="ce38" office:value-type="float" office:value="3" calcext:value-type="float">
            <text:p>3</text:p>
          </table:table-cell>
          <table:table-cell office:value-type="float" office:value="6.62058" calcext:value-type="float">
            <text:p>6.62058</text:p>
          </table:table-cell>
          <table:table-cell office:value-type="float" office:value="12.9868" calcext:value-type="float">
            <text:p>12.9868</text:p>
          </table:table-cell>
          <table:table-cell office:value-type="float" office:value="16.9061" calcext:value-type="float">
            <text:p>16.9061</text:p>
          </table:table-cell>
          <table:table-cell office:value-type="float" office:value="0" calcext:value-type="float">
            <text:p>0</text:p>
          </table:table-cell>
          <table:table-cell office:value-type="float" office:value="14.1844" calcext:value-type="float">
            <text:p>14.1844</text:p>
          </table:table-cell>
          <table:table-cell office:value-type="float" office:value="13.2494" calcext:value-type="float">
            <text:p>13.2494</text:p>
          </table:table-cell>
          <table:table-cell office:value-type="float" office:value="2.82185" calcext:value-type="float">
            <text:p>2.82185</text:p>
          </table:table-cell>
          <table:table-cell office:value-type="float" office:value="15.5204" calcext:value-type="float">
            <text:p>15.5204</text:p>
          </table:table-cell>
          <table:table-cell office:value-type="float" office:value="14.8269" calcext:value-type="float">
            <text:p>14.8269</text:p>
          </table:table-cell>
          <table:table-cell office:value-type="float" office:value="11.5568" calcext:value-type="float">
            <text:p>11.5568</text:p>
          </table:table-cell>
          <table:table-cell office:value-type="float" office:value="18.648" calcext:value-type="float">
            <text:p>18.648</text:p>
          </table:table-cell>
          <table:table-cell office:value-type="float" office:value="13.749" calcext:value-type="float">
            <text:p>13.749</text:p>
          </table:table-cell>
          <table:table-cell office:value-type="float" office:value="3.44346" calcext:value-type="float">
            <text:p>3.44346</text:p>
          </table:table-cell>
          <table:table-cell office:value-type="float" office:value="20.6507" calcext:value-type="float">
            <text:p>20.650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7" office:value-type="string" calcext:value-type="string">
            <text:p>1:</text:p>
          </table:table-cell>
          <table:table-cell office:value-type="float" office:value="4.64136" calcext:value-type="float">
            <text:p>4.64136</text:p>
          </table:table-cell>
          <table:table-cell/>
        </table:table-row>
        <table:table-row table:style-name="ro1">
          <table:table-cell/>
          <table:table-cell table:style-name="ce38" office:value-type="float" office:value="4" calcext:value-type="float">
            <text:p>4</text:p>
          </table:table-cell>
          <table:table-cell office:value-type="float" office:value="9.18496" calcext:value-type="float">
            <text:p>9.18496</text:p>
          </table:table-cell>
          <table:table-cell office:value-type="float" office:value="14.0116" calcext:value-type="float">
            <text:p>14.0116</text:p>
          </table:table-cell>
          <table:table-cell office:value-type="float" office:value="14.7662" calcext:value-type="float">
            <text:p>14.7662</text:p>
          </table:table-cell>
          <table:table-cell office:value-type="float" office:value="14.1844" calcext:value-type="float">
            <text:p>14.1844</text:p>
          </table:table-cell>
          <table:table-cell office:value-type="float" office:value="0" calcext:value-type="float">
            <text:p>0</text:p>
          </table:table-cell>
          <table:table-cell office:value-type="float" office:value="13.1479" calcext:value-type="float">
            <text:p>13.1479</text:p>
          </table:table-cell>
          <table:table-cell office:value-type="float" office:value="12.4988" calcext:value-type="float">
            <text:p>12.4988</text:p>
          </table:table-cell>
          <table:table-cell office:value-type="float" office:value="17.7685" calcext:value-type="float">
            <text:p>17.7685</text:p>
          </table:table-cell>
          <table:table-cell office:value-type="float" office:value="4.34743" calcext:value-type="float">
            <text:p>4.34743</text:p>
          </table:table-cell>
          <table:table-cell office:value-type="float" office:value="3.12845" calcext:value-type="float">
            <text:p>3.12845</text:p>
          </table:table-cell>
          <table:table-cell office:value-type="float" office:value="19.7312" calcext:value-type="float">
            <text:p>19.7312</text:p>
          </table:table-cell>
          <table:table-cell office:value-type="float" office:value="4.37693" calcext:value-type="float">
            <text:p>4.37693</text:p>
          </table:table-cell>
          <table:table-cell office:value-type="float" office:value="15.8839" calcext:value-type="float">
            <text:p>15.8839</text:p>
          </table:table-cell>
          <table:table-cell office:value-type="float" office:value="17.7754" calcext:value-type="float">
            <text:p>17.775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7" office:value-type="string" calcext:value-type="string">
            <text:p>2:</text:p>
          </table:table-cell>
          <table:table-cell office:value-type="float" office:value="6.97449" calcext:value-type="float">
            <text:p>6.97449</text:p>
          </table:table-cell>
          <table:table-cell/>
        </table:table-row>
        <table:table-row table:style-name="ro1">
          <table:table-cell/>
          <table:table-cell table:style-name="ce38" office:value-type="float" office:value="5" calcext:value-type="float">
            <text:p>5</text:p>
          </table:table-cell>
          <table:table-cell office:value-type="float" office:value="14.6393" calcext:value-type="float">
            <text:p>14.6393</text:p>
          </table:table-cell>
          <table:table-cell office:value-type="float" office:value="1.11806" calcext:value-type="float">
            <text:p>1.11806</text:p>
          </table:table-cell>
          <table:table-cell office:value-type="float" office:value="3.67151" calcext:value-type="float">
            <text:p>3.67151</text:p>
          </table:table-cell>
          <table:table-cell office:value-type="float" office:value="13.2494" calcext:value-type="float">
            <text:p>13.2494</text:p>
          </table:table-cell>
          <table:table-cell office:value-type="float" office:value="13.1479" calcext:value-type="float">
            <text:p>13.1479</text:p>
          </table:table-cell>
          <table:table-cell office:value-type="float" office:value="0" calcext:value-type="float">
            <text:p>0</text:p>
          </table:table-cell>
          <table:table-cell office:value-type="float" office:value="14.2761" calcext:value-type="float">
            <text:p>14.2761</text:p>
          </table:table-cell>
          <table:table-cell office:value-type="float" office:value="4.62904" calcext:value-type="float">
            <text:p>4.62904</text:p>
          </table:table-cell>
          <table:table-cell office:value-type="float" office:value="16.9829" calcext:value-type="float">
            <text:p>16.9829</text:p>
          </table:table-cell>
          <table:table-cell office:value-type="float" office:value="10.5078" calcext:value-type="float">
            <text:p>10.5078</text:p>
          </table:table-cell>
          <table:table-cell office:value-type="float" office:value="6.82842" calcext:value-type="float">
            <text:p>6.82842</text:p>
          </table:table-cell>
          <table:table-cell office:value-type="float" office:value="16.4579" calcext:value-type="float">
            <text:p>16.4579</text:p>
          </table:table-cell>
          <table:table-cell office:value-type="float" office:value="16.658" calcext:value-type="float">
            <text:p>16.658</text:p>
          </table:table-cell>
          <table:table-cell office:value-type="float" office:value="7.40409" calcext:value-type="float">
            <text:p>7.4040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7" office:value-type="string" calcext:value-type="string">
            <text:p>3:</text:p>
          </table:table-cell>
          <table:table-cell office:value-type="float" office:value="15.0463" calcext:value-type="float">
            <text:p>15.0463</text:p>
          </table:table-cell>
          <table:table-cell/>
        </table:table-row>
        <table:table-row table:style-name="ro1">
          <table:table-cell/>
          <table:table-cell table:style-name="ce38" office:value-type="float" office:value="6" calcext:value-type="float">
            <text:p>6</text:p>
          </table:table-cell>
          <table:table-cell office:value-type="float" office:value="4.01763" calcext:value-type="float">
            <text:p>4.01763</text:p>
          </table:table-cell>
          <table:table-cell office:value-type="float" office:value="14.2227" calcext:value-type="float">
            <text:p>14.2227</text:p>
          </table:table-cell>
          <table:table-cell office:value-type="float" office:value="17.8226" calcext:value-type="float">
            <text:p>17.8226</text:p>
          </table:table-cell>
          <table:table-cell office:value-type="float" office:value="2.82185" calcext:value-type="float">
            <text:p>2.82185</text:p>
          </table:table-cell>
          <table:table-cell office:value-type="float" office:value="12.4988" calcext:value-type="float">
            <text:p>12.4988</text:p>
          </table:table-cell>
          <table:table-cell office:value-type="float" office:value="14.2761" calcext:value-type="float">
            <text:p>14.2761</text:p>
          </table:table-cell>
          <table:table-cell office:value-type="float" office:value="0" calcext:value-type="float">
            <text:p>0</text:p>
          </table:table-cell>
          <table:table-cell office:value-type="float" office:value="17.1802" calcext:value-type="float">
            <text:p>17.1802</text:p>
          </table:table-cell>
          <table:table-cell office:value-type="float" office:value="12.5095" calcext:value-type="float">
            <text:p>12.5095</text:p>
          </table:table-cell>
          <table:table-cell office:value-type="float" office:value="10.2587" calcext:value-type="float">
            <text:p>10.2587</text:p>
          </table:table-cell>
          <table:table-cell office:value-type="float" office:value="20.2478" calcext:value-type="float">
            <text:p>20.2478</text:p>
          </table:table-cell>
          <table:table-cell office:value-type="float" office:value="11.4126" calcext:value-type="float">
            <text:p>11.4126</text:p>
          </table:table-cell>
          <table:table-cell office:value-type="float" office:value="3.41091" calcext:value-type="float">
            <text:p>3.41091</text:p>
          </table:table-cell>
          <table:table-cell office:value-type="float" office:value="21.6201" calcext:value-type="float">
            <text:p>21.620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7" office:value-type="string" calcext:value-type="string">
            <text:p>4:</text:p>
          </table:table-cell>
          <table:table-cell office:value-type="float" office:value="5.33661" calcext:value-type="float">
            <text:p>5.33661</text:p>
          </table:table-cell>
          <table:table-cell/>
        </table:table-row>
        <table:table-row table:style-name="ro1">
          <table:table-cell/>
          <table:table-cell table:style-name="ce39" office:value-type="float" office:value="7" calcext:value-type="float">
            <text:p>7</text:p>
          </table:table-cell>
          <table:table-cell office:value-type="float" office:value="18.3363" calcext:value-type="float">
            <text:p>18.3363</text:p>
          </table:table-cell>
          <table:table-cell office:value-type="float" office:value="3.79516" calcext:value-type="float">
            <text:p>3.79516</text:p>
          </table:table-cell>
          <table:table-cell office:value-type="float" office:value="5.10179" calcext:value-type="float">
            <text:p>5.10179</text:p>
          </table:table-cell>
          <table:table-cell office:value-type="float" office:value="15.5204" calcext:value-type="float">
            <text:p>15.5204</text:p>
          </table:table-cell>
          <table:table-cell office:value-type="float" office:value="17.7685" calcext:value-type="float">
            <text:p>17.7685</text:p>
          </table:table-cell>
          <table:table-cell office:value-type="float" office:value="4.62904" calcext:value-type="float">
            <text:p>4.62904</text:p>
          </table:table-cell>
          <table:table-cell office:value-type="float" office:value="17.1802" calcext:value-type="float">
            <text:p>17.1802</text:p>
          </table:table-cell>
          <table:table-cell office:value-type="float" office:value="0" calcext:value-type="float">
            <text:p>0</text:p>
          </table:table-cell>
          <table:table-cell office:value-type="float" office:value="21.5339" calcext:value-type="float">
            <text:p>21.5339</text:p>
          </table:table-cell>
          <table:table-cell office:value-type="float" office:value="15.064" calcext:value-type="float">
            <text:p>15.064</text:p>
          </table:table-cell>
          <table:table-cell office:value-type="float" office:value="3.13858" calcext:value-type="float">
            <text:p>3.13858</text:p>
          </table:table-cell>
          <table:table-cell office:value-type="float" office:value="20.9602" calcext:value-type="float">
            <text:p>20.9602</text:p>
          </table:table-cell>
          <table:table-cell office:value-type="float" office:value="18.9428" calcext:value-type="float">
            <text:p>18.9428</text:p>
          </table:table-cell>
          <table:table-cell office:value-type="float" office:value="7.03766" calcext:value-type="float">
            <text:p>7.0376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7" office:value-type="string" calcext:value-type="string">
            <text:p>5:</text:p>
          </table:table-cell>
          <table:table-cell office:value-type="float" office:value="8.40759" calcext:value-type="float">
            <text:p>8.40759</text:p>
          </table:table-cell>
          <table:table-cell/>
        </table:table-row>
        <table:table-row table:style-name="ro1">
          <table:table-cell/>
          <table:table-cell table:style-name="ce39" office:value-type="float" office:value="8" calcext:value-type="float">
            <text:p>8</text:p>
          </table:table-cell>
          <table:table-cell office:value-type="float" office:value="8.56114" calcext:value-type="float">
            <text:p>8.56114</text:p>
          </table:table-cell>
          <table:table-cell office:value-type="float" office:value="17.7393" calcext:value-type="float">
            <text:p>17.7393</text:p>
          </table:table-cell>
          <table:table-cell office:value-type="float" office:value="18.9356" calcext:value-type="float">
            <text:p>18.9356</text:p>
          </table:table-cell>
          <table:table-cell office:value-type="float" office:value="14.8269" calcext:value-type="float">
            <text:p>14.8269</text:p>
          </table:table-cell>
          <table:table-cell office:value-type="float" office:value="4.34743" calcext:value-type="float">
            <text:p>4.34743</text:p>
          </table:table-cell>
          <table:table-cell office:value-type="float" office:value="16.9829" calcext:value-type="float">
            <text:p>16.9829</text:p>
          </table:table-cell>
          <table:table-cell office:value-type="float" office:value="12.5095" calcext:value-type="float">
            <text:p>12.5095</text:p>
          </table:table-cell>
          <table:table-cell office:value-type="float" office:value="21.5339" calcext:value-type="float">
            <text:p>21.5339</text:p>
          </table:table-cell>
          <table:table-cell office:value-type="float" office:value="0" calcext:value-type="float">
            <text:p>0</text:p>
          </table:table-cell>
          <table:table-cell office:value-type="float" office:value="6.47557" calcext:value-type="float">
            <text:p>6.47557</text:p>
          </table:table-cell>
          <table:table-cell office:value-type="float" office:value="23.7202" calcext:value-type="float">
            <text:p>23.7202</text:p>
          </table:table-cell>
          <table:table-cell office:value-type="float" office:value="1.10053" calcext:value-type="float">
            <text:p>1.10053</text:p>
          </table:table-cell>
          <table:table-cell office:value-type="float" office:value="15.6043" calcext:value-type="float">
            <text:p>15.6043</text:p>
          </table:table-cell>
          <table:table-cell office:value-type="float" office:value="22.0644" calcext:value-type="float">
            <text:p>22.064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7" office:value-type="string" calcext:value-type="string">
            <text:p>6:</text:p>
          </table:table-cell>
          <table:table-cell office:value-type="float" office:value="12.2125" calcext:value-type="float">
            <text:p>12.2125</text:p>
          </table:table-cell>
          <table:table-cell/>
        </table:table-row>
        <table:table-row table:style-name="ro1">
          <table:table-cell/>
          <table:table-cell table:style-name="ce39" office:value-type="float" office:value="9" calcext:value-type="float">
            <text:p>9</text:p>
          </table:table-cell>
          <table:table-cell office:value-type="float" office:value="7.62403" calcext:value-type="float">
            <text:p>7.62403</text:p>
          </table:table-cell>
          <table:table-cell office:value-type="float" office:value="11.2711" calcext:value-type="float">
            <text:p>11.2711</text:p>
          </table:table-cell>
          <table:table-cell office:value-type="float" office:value="12.6233" calcext:value-type="float">
            <text:p>12.6233</text:p>
          </table:table-cell>
          <table:table-cell office:value-type="float" office:value="11.5568" calcext:value-type="float">
            <text:p>11.5568</text:p>
          </table:table-cell>
          <table:table-cell office:value-type="float" office:value="3.12845" calcext:value-type="float">
            <text:p>3.12845</text:p>
          </table:table-cell>
          <table:table-cell office:value-type="float" office:value="10.5078" calcext:value-type="float">
            <text:p>10.5078</text:p>
          </table:table-cell>
          <table:table-cell office:value-type="float" office:value="10.2587" calcext:value-type="float">
            <text:p>10.2587</text:p>
          </table:table-cell>
          <table:table-cell office:value-type="float" office:value="15.064" calcext:value-type="float">
            <text:p>15.064</text:p>
          </table:table-cell>
          <table:table-cell office:value-type="float" office:value="6.47557" calcext:value-type="float">
            <text:p>6.47557</text:p>
          </table:table-cell>
          <table:table-cell office:value-type="float" office:value="0" calcext:value-type="float">
            <text:p>0</text:p>
          </table:table-cell>
          <table:table-cell office:value-type="float" office:value="17.2633" calcext:value-type="float">
            <text:p>17.2633</text:p>
          </table:table-cell>
          <table:table-cell office:value-type="float" office:value="5.9893" calcext:value-type="float">
            <text:p>5.9893</text:p>
          </table:table-cell>
          <table:table-cell office:value-type="float" office:value="13.6658" calcext:value-type="float">
            <text:p>13.6658</text:p>
          </table:table-cell>
          <table:table-cell office:value-type="float" office:value="15.9631" calcext:value-type="float">
            <text:p>15.963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7" office:value-type="string" calcext:value-type="string">
            <text:p>7: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39" office:value-type="float" office:value="10" calcext:value-type="float">
            <text:p>10</text:p>
          </table:table-cell>
          <table:table-cell office:value-type="float" office:value="21.2077" calcext:value-type="float">
            <text:p>21.2077</text:p>
          </table:table-cell>
          <table:table-cell office:value-type="float" office:value="6.34185" calcext:value-type="float">
            <text:p>6.34185</text:p>
          </table:table-cell>
          <table:table-cell office:value-type="float" office:value="5.3998" calcext:value-type="float">
            <text:p>5.3998</text:p>
          </table:table-cell>
          <table:table-cell office:value-type="float" office:value="18.648" calcext:value-type="float">
            <text:p>18.648</text:p>
          </table:table-cell>
          <table:table-cell office:value-type="float" office:value="19.7312" calcext:value-type="float">
            <text:p>19.7312</text:p>
          </table:table-cell>
          <table:table-cell office:value-type="float" office:value="6.82842" calcext:value-type="float">
            <text:p>6.82842</text:p>
          </table:table-cell>
          <table:table-cell office:value-type="float" office:value="20.2478" calcext:value-type="float">
            <text:p>20.2478</text:p>
          </table:table-cell>
          <table:table-cell office:value-type="float" office:value="3.13858" calcext:value-type="float">
            <text:p>3.13858</text:p>
          </table:table-cell>
          <table:table-cell office:value-type="float" office:value="23.7202" calcext:value-type="float">
            <text:p>23.7202</text:p>
          </table:table-cell>
          <table:table-cell office:value-type="float" office:value="17.2633" calcext:value-type="float">
            <text:p>17.2633</text:p>
          </table:table-cell>
          <table:table-cell office:value-type="float" office:value="0" calcext:value-type="float">
            <text:p>0</text:p>
          </table:table-cell>
          <table:table-cell office:value-type="float" office:value="23.2418" calcext:value-type="float">
            <text:p>23.2418</text:p>
          </table:table-cell>
          <table:table-cell office:value-type="float" office:value="22.0749" calcext:value-type="float">
            <text:p>22.0749</text:p>
          </table:table-cell>
          <table:table-cell office:value-type="float" office:value="5.36808" calcext:value-type="float">
            <text:p>5.368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7" office:value-type="string" calcext:value-type="string">
            <text:p>8: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39" office:value-type="float" office:value="11" calcext:value-type="float">
            <text:p>11</text:p>
          </table:table-cell>
          <table:table-cell office:value-type="float" office:value="7.46063" calcext:value-type="float">
            <text:p>7.46063</text:p>
          </table:table-cell>
          <table:table-cell office:value-type="float" office:value="17.1671" calcext:value-type="float">
            <text:p>17.1671</text:p>
          </table:table-cell>
          <table:table-cell office:value-type="float" office:value="18.5844" calcext:value-type="float">
            <text:p>18.5844</text:p>
          </table:table-cell>
          <table:table-cell office:value-type="float" office:value="13.749" calcext:value-type="float">
            <text:p>13.749</text:p>
          </table:table-cell>
          <table:table-cell office:value-type="float" office:value="4.37693" calcext:value-type="float">
            <text:p>4.37693</text:p>
          </table:table-cell>
          <table:table-cell office:value-type="float" office:value="16.4579" calcext:value-type="float">
            <text:p>16.4579</text:p>
          </table:table-cell>
          <table:table-cell office:value-type="float" office:value="11.4126" calcext:value-type="float">
            <text:p>11.4126</text:p>
          </table:table-cell>
          <table:table-cell office:value-type="float" office:value="20.9602" calcext:value-type="float">
            <text:p>20.9602</text:p>
          </table:table-cell>
          <table:table-cell office:value-type="float" office:value="1.10053" calcext:value-type="float">
            <text:p>1.10053</text:p>
          </table:table-cell>
          <table:table-cell office:value-type="float" office:value="5.9893" calcext:value-type="float">
            <text:p>5.9893</text:p>
          </table:table-cell>
          <table:table-cell office:value-type="float" office:value="23.2418" calcext:value-type="float">
            <text:p>23.2418</text:p>
          </table:table-cell>
          <table:table-cell office:value-type="float" office:value="0" calcext:value-type="float">
            <text:p>0</text:p>
          </table:table-cell>
          <table:table-cell office:value-type="float" office:value="14.5042" calcext:value-type="float">
            <text:p>14.5042</text:p>
          </table:table-cell>
          <table:table-cell office:value-type="float" office:value="21.8215" calcext:value-type="float">
            <text:p>21.821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7" office:value-type="string" calcext:value-type="string">
            <text:p>9: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7.05222" calcext:value-type="float">
            <text:p>7.05222</text:p>
          </table:table-cell>
          <table:table-cell office:value-type="float" office:value="16.4221" calcext:value-type="float">
            <text:p>16.4221</text:p>
          </table:table-cell>
          <table:table-cell office:value-type="float" office:value="20.3022" calcext:value-type="float">
            <text:p>20.3022</text:p>
          </table:table-cell>
          <table:table-cell office:value-type="float" office:value="3.44346" calcext:value-type="float">
            <text:p>3.44346</text:p>
          </table:table-cell>
          <table:table-cell office:value-type="float" office:value="15.8839" calcext:value-type="float">
            <text:p>15.8839</text:p>
          </table:table-cell>
          <table:table-cell office:value-type="float" office:value="16.658" calcext:value-type="float">
            <text:p>16.658</text:p>
          </table:table-cell>
          <table:table-cell office:value-type="float" office:value="3.41091" calcext:value-type="float">
            <text:p>3.41091</text:p>
          </table:table-cell>
          <table:table-cell office:value-type="float" office:value="18.9428" calcext:value-type="float">
            <text:p>18.9428</text:p>
          </table:table-cell>
          <table:table-cell office:value-type="float" office:value="15.6043" calcext:value-type="float">
            <text:p>15.6043</text:p>
          </table:table-cell>
          <table:table-cell office:value-type="float" office:value="13.6658" calcext:value-type="float">
            <text:p>13.6658</text:p>
          </table:table-cell>
          <table:table-cell office:value-type="float" office:value="22.0749" calcext:value-type="float">
            <text:p>22.0749</text:p>
          </table:table-cell>
          <table:table-cell office:value-type="float" office:value="14.5042" calcext:value-type="float">
            <text:p>14.5042</text:p>
          </table:table-cell>
          <table:table-cell office:value-type="float" office:value="0" calcext:value-type="float">
            <text:p>0</text:p>
          </table:table-cell>
          <table:table-cell office:value-type="float" office:value="24.0621" calcext:value-type="float">
            <text:p>24.062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7" office:value-type="string" calcext:value-type="string">
            <text:p>10: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21.5812" calcext:value-type="float">
            <text:p>21.5812</text:p>
          </table:table-cell>
          <table:table-cell office:value-type="float" office:value="7.75057" calcext:value-type="float">
            <text:p>7.75057</text:p>
          </table:table-cell>
          <table:table-cell office:value-type="float" office:value="3.79934" calcext:value-type="float">
            <text:p>3.79934</text:p>
          </table:table-cell>
          <table:table-cell office:value-type="float" office:value="20.6507" calcext:value-type="float">
            <text:p>20.6507</text:p>
          </table:table-cell>
          <table:table-cell office:value-type="float" office:value="17.7754" calcext:value-type="float">
            <text:p>17.7754</text:p>
          </table:table-cell>
          <table:table-cell office:value-type="float" office:value="7.40409" calcext:value-type="float">
            <text:p>7.40409</text:p>
          </table:table-cell>
          <table:table-cell office:value-type="float" office:value="21.6201" calcext:value-type="float">
            <text:p>21.6201</text:p>
          </table:table-cell>
          <table:table-cell office:value-type="float" office:value="7.03766" calcext:value-type="float">
            <text:p>7.03766</text:p>
          </table:table-cell>
          <table:table-cell office:value-type="float" office:value="22.0644" calcext:value-type="float">
            <text:p>22.0644</text:p>
          </table:table-cell>
          <table:table-cell office:value-type="float" office:value="15.9631" calcext:value-type="float">
            <text:p>15.9631</text:p>
          </table:table-cell>
          <table:table-cell office:value-type="float" office:value="5.36808" calcext:value-type="float">
            <text:p>5.36808</text:p>
          </table:table-cell>
          <table:table-cell office:value-type="float" office:value="21.8215" calcext:value-type="float">
            <text:p>21.8215</text:p>
          </table:table-cell>
          <table:table-cell office:value-type="float" office:value="24.0621" calcext:value-type="float">
            <text:p>24.062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7" office:value-type="string" calcext:value-type="string">
            <text:p>11: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16" office:value-type="float" office:value="0" calcext:value-type="float">
            <text:p>0</text:p>
          </table:table-cell>
          <table:table-cell table:style-name="ce37" office:value-type="string" calcext:value-type="string">
            <text:p>12: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16" office:value-type="float" office:value="0" calcext:value-type="float">
            <text:p>0</text:p>
          </table:table-cell>
          <table:table-cell table:style-name="ce37" office:value-type="string" calcext:value-type="string">
            <text:p>13: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8"/>
          <table:table-cell table:style-name="ce37" office:value-type="string" calcext:value-type="string">
            <text:p>14: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style-name="ce3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6" calcext:value-type="float">
            <text:p>6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style-name="ce37" office:value-type="string" calcext:value-type="string">
            <text:p>15: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35" office:value-type="float" office:value="0" calcext:value-type="float">
            <text:p>0</text:p>
          </table:table-cell>
          <table:table-cell table:formula="of:=[.C2]*0.46" office:value-type="float" office:value="0" calcext:value-type="float">
            <text:p>0</text:p>
          </table:table-cell>
          <table:table-cell table:formula="of:=[.D2]*0.46" office:value-type="float" office:value="8.417632" calcext:value-type="float">
            <text:p>8.417632</text:p>
          </table:table-cell>
          <table:table-cell table:formula="of:=[.E2]*0.46" office:value-type="float" office:value="9.205244" calcext:value-type="float">
            <text:p>9.205244</text:p>
          </table:table-cell>
          <table:table-cell table:formula="of:=[.F2]*0.46" office:value-type="float" office:value="6.172464" calcext:value-type="float">
            <text:p>6.172464</text:p>
          </table:table-cell>
          <table:table-cell table:formula="of:=[.G2]*0.46" office:value-type="float" office:value="2.8578834" calcext:value-type="float">
            <text:p>2.8578834</text:p>
          </table:table-cell>
          <table:table-cell table:formula="of:=[.H2]*0.46" office:value-type="float" office:value="8.126682" calcext:value-type="float">
            <text:p>8.126682</text:p>
          </table:table-cell>
          <table:table-cell table:formula="of:=[.I2]*0.46" office:value-type="float" office:value="5.00089" calcext:value-type="float">
            <text:p>5.00089</text:p>
          </table:table-cell>
          <table:table-cell table:formula="of:=[.J2]*0.46" office:value-type="float" office:value="10.152706" calcext:value-type="float">
            <text:p>10.152706</text:p>
          </table:table-cell>
          <table:table-cell table:formula="of:=[.K2]*0.46" office:value-type="float" office:value="1.1852498" calcext:value-type="float">
            <text:p>1.1852498</text:p>
          </table:table-cell>
          <table:table-cell table:formula="of:=[.L2]*0.46" office:value-type="float" office:value="3.4041978" calcext:value-type="float">
            <text:p>3.4041978</text:p>
          </table:table-cell>
          <table:table-cell table:formula="of:=[.M2]*0.46" office:value-type="float" office:value="11.264894" calcext:value-type="float">
            <text:p>11.264894</text:p>
          </table:table-cell>
          <table:table-cell table:formula="of:=[.N2]*0.46" office:value-type="float" office:value="0.8721324" calcext:value-type="float">
            <text:p>0.8721324</text:p>
          </table:table-cell>
          <table:table-cell table:formula="of:=[.O2]*0.46" office:value-type="float" office:value="6.314972" calcext:value-type="float">
            <text:p>6.314972</text:p>
          </table:table-cell>
          <table:table-cell table:formula="of:=[.P2]*0.46" office:value-type="float" office:value="10.743714" calcext:value-type="float">
            <text:p>10.743714</text:p>
          </table:table-cell>
          <table:table-cell table:formula="of:=[.Q2]*0.46" office:value-type="float" office:value="0" calcext:value-type="float">
            <text:p>0</text:p>
          </table:table-cell>
          <table:table-cell table:formula="of:=[.R2]*0.46" office:value-type="float" office:value="0" calcext:value-type="float">
            <text:p>0</text:p>
          </table:table-cell>
          <table:table-cell/>
          <table:table-cell table:formula="of:=SUM([.T4:.T10])" office:value-type="float" office:value="59.76612" calcext:value-type="float">
            <text:p>59.76612</text:p>
          </table:table-cell>
          <table:table-cell/>
        </table:table-row>
        <table:table-row table:style-name="ro1">
          <table:table-cell/>
          <table:table-cell table:style-name="ce35" office:value-type="float" office:value="1" calcext:value-type="float">
            <text:p>1</text:p>
          </table:table-cell>
          <table:table-cell table:formula="of:=[.C3]*0.46" office:value-type="float" office:value="7.435762" calcext:value-type="float">
            <text:p>7.435762</text:p>
          </table:table-cell>
          <table:table-cell table:formula="of:=[.D3]*0.46" office:value-type="float" office:value="0" calcext:value-type="float">
            <text:p>0</text:p>
          </table:table-cell>
          <table:table-cell table:formula="of:=[.E3]*0.46" office:value-type="float" office:value="2.6120732" calcext:value-type="float">
            <text:p>2.6120732</text:p>
          </table:table-cell>
          <table:table-cell table:formula="of:=[.F3]*0.46" office:value-type="float" office:value="6.096702" calcext:value-type="float">
            <text:p>6.096702</text:p>
          </table:table-cell>
          <table:table-cell table:formula="of:=[.G3]*0.46" office:value-type="float" office:value="7.479094" calcext:value-type="float">
            <text:p>7.479094</text:p>
          </table:table-cell>
          <table:table-cell table:formula="of:=[.H3]*0.46" office:value-type="float" office:value="1.6373976" calcext:value-type="float">
            <text:p>1.6373976</text:p>
          </table:table-cell>
          <table:table-cell table:formula="of:=[.I3]*0.46" office:value-type="float" office:value="6.859336" calcext:value-type="float">
            <text:p>6.859336</text:p>
          </table:table-cell>
          <table:table-cell table:formula="of:=[.J3]*0.46" office:value-type="float" office:value="1.0461274" calcext:value-type="float">
            <text:p>1.0461274</text:p>
          </table:table-cell>
          <table:table-cell table:formula="of:=[.K3]*0.46" office:value-type="float" office:value="9.119408" calcext:value-type="float">
            <text:p>9.119408</text:p>
          </table:table-cell>
          <table:table-cell table:formula="of:=[.L3]*0.46" office:value-type="float" office:value="6.166116" calcext:value-type="float">
            <text:p>6.166116</text:p>
          </table:table-cell>
          <table:table-cell table:formula="of:=[.M3]*0.46" office:value-type="float" office:value="2.4814746" calcext:value-type="float">
            <text:p>2.4814746</text:p>
          </table:table-cell>
          <table:table-cell table:formula="of:=[.N3]*0.46" office:value-type="float" office:value="8.825192" calcext:value-type="float">
            <text:p>8.825192</text:p>
          </table:table-cell>
          <table:table-cell table:formula="of:=[.O3]*0.46" office:value-type="float" office:value="7.673122" calcext:value-type="float">
            <text:p>7.673122</text:p>
          </table:table-cell>
          <table:table-cell table:formula="of:=[.P3]*0.46" office:value-type="float" office:value="3.922466" calcext:value-type="float">
            <text:p>3.922466</text:p>
          </table:table-cell>
          <table:table-cell table:formula="of:=[.Q3]*0.46" office:value-type="float" office:value="0" calcext:value-type="float">
            <text:p>0</text:p>
          </table:table-cell>
          <table:table-cell table:formula="of:=[.R3]*0.4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38" office:value-type="float" office:value="2" calcext:value-type="float">
            <text:p>2</text:p>
          </table:table-cell>
          <table:table-cell table:formula="of:=[.C4]*0.46" office:value-type="float" office:value="8.206078" calcext:value-type="float">
            <text:p>8.206078</text:p>
          </table:table-cell>
          <table:table-cell table:formula="of:=[.D4]*0.46" office:value-type="float" office:value="1.9394658" calcext:value-type="float">
            <text:p>1.9394658</text:p>
          </table:table-cell>
          <table:table-cell table:formula="of:=[.E4]*0.46" office:value-type="float" office:value="0" calcext:value-type="float">
            <text:p>0</text:p>
          </table:table-cell>
          <table:table-cell table:formula="of:=[.F4]*0.46" office:value-type="float" office:value="7.776806" calcext:value-type="float">
            <text:p>7.776806</text:p>
          </table:table-cell>
          <table:table-cell table:formula="of:=[.G4]*0.46" office:value-type="float" office:value="6.792452" calcext:value-type="float">
            <text:p>6.792452</text:p>
          </table:table-cell>
          <table:table-cell table:formula="of:=[.H4]*0.46" office:value-type="float" office:value="1.6888946" calcext:value-type="float">
            <text:p>1.6888946</text:p>
          </table:table-cell>
          <table:table-cell table:formula="of:=[.I4]*0.46" office:value-type="float" office:value="8.198396" calcext:value-type="float">
            <text:p>8.198396</text:p>
          </table:table-cell>
          <table:table-cell table:formula="of:=[.J4]*0.46" office:value-type="float" office:value="2.3468234" calcext:value-type="float">
            <text:p>2.3468234</text:p>
          </table:table-cell>
          <table:table-cell table:formula="of:=[.K4]*0.46" office:value-type="float" office:value="8.710376" calcext:value-type="float">
            <text:p>8.710376</text:p>
          </table:table-cell>
          <table:table-cell table:formula="of:=[.L4]*0.46" office:value-type="float" office:value="5.806718" calcext:value-type="float">
            <text:p>5.806718</text:p>
          </table:table-cell>
          <table:table-cell table:formula="of:=[.M4]*0.46" office:value-type="float" office:value="2.483908" calcext:value-type="float">
            <text:p>2.483908</text:p>
          </table:table-cell>
          <table:table-cell table:formula="of:=[.N4]*0.46" office:value-type="float" office:value="8.548824" calcext:value-type="float">
            <text:p>8.548824</text:p>
          </table:table-cell>
          <table:table-cell table:formula="of:=[.O4]*0.46" office:value-type="float" office:value="9.339012" calcext:value-type="float">
            <text:p>9.339012</text:p>
          </table:table-cell>
          <table:table-cell table:formula="of:=[.P4]*0.46" office:value-type="float" office:value="1.7476964" calcext:value-type="float">
            <text:p>1.7476964</text:p>
          </table:table-cell>
          <table:table-cell table:formula="of:=[.Q4]*0.46" office:value-type="float" office:value="0" calcext:value-type="float">
            <text:p>0</text:p>
          </table:table-cell>
          <table:table-cell table:formula="of:=[.R4]*0.4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38" office:value-type="float" office:value="3" calcext:value-type="float">
            <text:p>3</text:p>
          </table:table-cell>
          <table:table-cell table:formula="of:=[.C5]*0.46" office:value-type="float" office:value="3.0454668" calcext:value-type="float">
            <text:p>3.0454668</text:p>
          </table:table-cell>
          <table:table-cell table:formula="of:=[.D5]*0.46" office:value-type="float" office:value="5.973928" calcext:value-type="float">
            <text:p>5.973928</text:p>
          </table:table-cell>
          <table:table-cell table:formula="of:=[.E5]*0.46" office:value-type="float" office:value="7.776806" calcext:value-type="float">
            <text:p>7.776806</text:p>
          </table:table-cell>
          <table:table-cell table:formula="of:=[.F5]*0.46" office:value-type="float" office:value="0" calcext:value-type="float">
            <text:p>0</text:p>
          </table:table-cell>
          <table:table-cell table:formula="of:=[.G5]*0.46" office:value-type="float" office:value="6.524824" calcext:value-type="float">
            <text:p>6.524824</text:p>
          </table:table-cell>
          <table:table-cell table:formula="of:=[.H5]*0.46" office:value-type="float" office:value="6.094724" calcext:value-type="float">
            <text:p>6.094724</text:p>
          </table:table-cell>
          <table:table-cell table:formula="of:=[.I5]*0.46" office:value-type="float" office:value="1.298051" calcext:value-type="float">
            <text:p>1.298051</text:p>
          </table:table-cell>
          <table:table-cell table:formula="of:=[.J5]*0.46" office:value-type="float" office:value="7.139384" calcext:value-type="float">
            <text:p>7.139384</text:p>
          </table:table-cell>
          <table:table-cell table:formula="of:=[.K5]*0.46" office:value-type="float" office:value="6.820374" calcext:value-type="float">
            <text:p>6.820374</text:p>
          </table:table-cell>
          <table:table-cell table:formula="of:=[.L5]*0.46" office:value-type="float" office:value="5.316128" calcext:value-type="float">
            <text:p>5.316128</text:p>
          </table:table-cell>
          <table:table-cell table:formula="of:=[.M5]*0.46" office:value-type="float" office:value="8.57808" calcext:value-type="float">
            <text:p>8.57808</text:p>
          </table:table-cell>
          <table:table-cell table:formula="of:=[.N5]*0.46" office:value-type="float" office:value="6.32454" calcext:value-type="float">
            <text:p>6.32454</text:p>
          </table:table-cell>
          <table:table-cell table:formula="of:=[.O5]*0.46" office:value-type="float" office:value="1.5839916" calcext:value-type="float">
            <text:p>1.5839916</text:p>
          </table:table-cell>
          <table:table-cell table:formula="of:=[.P5]*0.46" office:value-type="float" office:value="9.499322" calcext:value-type="float">
            <text:p>9.499322</text:p>
          </table:table-cell>
          <table:table-cell table:formula="of:=[.Q5]*0.46" office:value-type="float" office:value="0" calcext:value-type="float">
            <text:p>0</text:p>
          </table:table-cell>
          <table:table-cell table:formula="of:=[.R5]*0.4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38" office:value-type="float" office:value="4" calcext:value-type="float">
            <text:p>4</text:p>
          </table:table-cell>
          <table:table-cell table:formula="of:=[.C6]*0.46" office:value-type="float" office:value="4.2250816" calcext:value-type="float">
            <text:p>4.2250816</text:p>
          </table:table-cell>
          <table:table-cell table:formula="of:=[.D6]*0.46" office:value-type="float" office:value="6.445336" calcext:value-type="float">
            <text:p>6.445336</text:p>
          </table:table-cell>
          <table:table-cell table:formula="of:=[.E6]*0.46" office:value-type="float" office:value="6.792452" calcext:value-type="float">
            <text:p>6.792452</text:p>
          </table:table-cell>
          <table:table-cell table:formula="of:=[.F6]*0.46" office:value-type="float" office:value="6.524824" calcext:value-type="float">
            <text:p>6.524824</text:p>
          </table:table-cell>
          <table:table-cell table:formula="of:=[.G6]*0.46" office:value-type="float" office:value="0" calcext:value-type="float">
            <text:p>0</text:p>
          </table:table-cell>
          <table:table-cell table:formula="of:=[.H6]*0.46" office:value-type="float" office:value="6.048034" calcext:value-type="float">
            <text:p>6.048034</text:p>
          </table:table-cell>
          <table:table-cell table:formula="of:=[.I6]*0.46" office:value-type="float" office:value="5.749448" calcext:value-type="float">
            <text:p>5.749448</text:p>
          </table:table-cell>
          <table:table-cell table:formula="of:=[.J6]*0.46" office:value-type="float" office:value="8.17351" calcext:value-type="float">
            <text:p>8.17351</text:p>
          </table:table-cell>
          <table:table-cell table:formula="of:=[.K6]*0.46" office:value-type="float" office:value="1.9998178" calcext:value-type="float">
            <text:p>1.9998178</text:p>
          </table:table-cell>
          <table:table-cell table:formula="of:=[.L6]*0.46" office:value-type="float" office:value="1.439087" calcext:value-type="float">
            <text:p>1.439087</text:p>
          </table:table-cell>
          <table:table-cell table:formula="of:=[.M6]*0.46" office:value-type="float" office:value="9.076352" calcext:value-type="float">
            <text:p>9.076352</text:p>
          </table:table-cell>
          <table:table-cell table:formula="of:=[.N6]*0.46" office:value-type="float" office:value="2.0133878" calcext:value-type="float">
            <text:p>2.0133878</text:p>
          </table:table-cell>
          <table:table-cell table:formula="of:=[.O6]*0.46" office:value-type="float" office:value="7.306594" calcext:value-type="float">
            <text:p>7.306594</text:p>
          </table:table-cell>
          <table:table-cell table:formula="of:=[.P6]*0.46" office:value-type="float" office:value="8.176684" calcext:value-type="float">
            <text:p>8.176684</text:p>
          </table:table-cell>
          <table:table-cell table:formula="of:=[.Q6]*0.46" office:value-type="float" office:value="0" calcext:value-type="float">
            <text:p>0</text:p>
          </table:table-cell>
          <table:table-cell table:formula="of:=[.R6]*0.4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38" office:value-type="float" office:value="5" calcext:value-type="float">
            <text:p>5</text:p>
          </table:table-cell>
          <table:table-cell table:formula="of:=[.C7]*0.46" office:value-type="float" office:value="6.734078" calcext:value-type="float">
            <text:p>6.734078</text:p>
          </table:table-cell>
          <table:table-cell table:formula="of:=[.D7]*0.46" office:value-type="float" office:value="0.5143076" calcext:value-type="float">
            <text:p>0.5143076</text:p>
          </table:table-cell>
          <table:table-cell table:formula="of:=[.E7]*0.46" office:value-type="float" office:value="1.6888946" calcext:value-type="float">
            <text:p>1.6888946</text:p>
          </table:table-cell>
          <table:table-cell table:formula="of:=[.F7]*0.46" office:value-type="float" office:value="6.094724" calcext:value-type="float">
            <text:p>6.094724</text:p>
          </table:table-cell>
          <table:table-cell table:formula="of:=[.G7]*0.46" office:value-type="float" office:value="6.048034" calcext:value-type="float">
            <text:p>6.048034</text:p>
          </table:table-cell>
          <table:table-cell table:formula="of:=[.H7]*0.46" office:value-type="float" office:value="0" calcext:value-type="float">
            <text:p>0</text:p>
          </table:table-cell>
          <table:table-cell table:formula="of:=[.I7]*0.46" office:value-type="float" office:value="6.567006" calcext:value-type="float">
            <text:p>6.567006</text:p>
          </table:table-cell>
          <table:table-cell table:formula="of:=[.J7]*0.46" office:value-type="float" office:value="2.1293584" calcext:value-type="float">
            <text:p>2.1293584</text:p>
          </table:table-cell>
          <table:table-cell table:formula="of:=[.K7]*0.46" office:value-type="float" office:value="7.812134" calcext:value-type="float">
            <text:p>7.812134</text:p>
          </table:table-cell>
          <table:table-cell table:formula="of:=[.L7]*0.46" office:value-type="float" office:value="4.833588" calcext:value-type="float">
            <text:p>4.833588</text:p>
          </table:table-cell>
          <table:table-cell table:formula="of:=[.M7]*0.46" office:value-type="float" office:value="3.1410732" calcext:value-type="float">
            <text:p>3.1410732</text:p>
          </table:table-cell>
          <table:table-cell table:formula="of:=[.N7]*0.46" office:value-type="float" office:value="7.570634" calcext:value-type="float">
            <text:p>7.570634</text:p>
          </table:table-cell>
          <table:table-cell table:formula="of:=[.O7]*0.46" office:value-type="float" office:value="7.66268" calcext:value-type="float">
            <text:p>7.66268</text:p>
          </table:table-cell>
          <table:table-cell table:formula="of:=[.P7]*0.46" office:value-type="float" office:value="3.4058814" calcext:value-type="float">
            <text:p>3.4058814</text:p>
          </table:table-cell>
          <table:table-cell table:formula="of:=[.Q7]*0.46" office:value-type="float" office:value="0" calcext:value-type="float">
            <text:p>0</text:p>
          </table:table-cell>
          <table:table-cell table:formula="of:=[.R7]*0.4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38" office:value-type="float" office:value="6" calcext:value-type="float">
            <text:p>6</text:p>
          </table:table-cell>
          <table:table-cell table:formula="of:=[.C8]*0.46" office:value-type="float" office:value="1.8481098" calcext:value-type="float">
            <text:p>1.8481098</text:p>
          </table:table-cell>
          <table:table-cell table:formula="of:=[.D8]*0.46" office:value-type="float" office:value="6.542442" calcext:value-type="float">
            <text:p>6.542442</text:p>
          </table:table-cell>
          <table:table-cell table:formula="of:=[.E8]*0.46" office:value-type="float" office:value="8.198396" calcext:value-type="float">
            <text:p>8.198396</text:p>
          </table:table-cell>
          <table:table-cell table:formula="of:=[.F8]*0.46" office:value-type="float" office:value="1.298051" calcext:value-type="float">
            <text:p>1.298051</text:p>
          </table:table-cell>
          <table:table-cell table:formula="of:=[.G8]*0.46" office:value-type="float" office:value="5.749448" calcext:value-type="float">
            <text:p>5.749448</text:p>
          </table:table-cell>
          <table:table-cell table:formula="of:=[.H8]*0.46" office:value-type="float" office:value="6.567006" calcext:value-type="float">
            <text:p>6.567006</text:p>
          </table:table-cell>
          <table:table-cell table:formula="of:=[.I8]*0.46" office:value-type="float" office:value="0" calcext:value-type="float">
            <text:p>0</text:p>
          </table:table-cell>
          <table:table-cell table:formula="of:=[.J8]*0.46" office:value-type="float" office:value="7.902892" calcext:value-type="float">
            <text:p>7.902892</text:p>
          </table:table-cell>
          <table:table-cell table:formula="of:=[.K8]*0.46" office:value-type="float" office:value="5.75437" calcext:value-type="float">
            <text:p>5.75437</text:p>
          </table:table-cell>
          <table:table-cell table:formula="of:=[.L8]*0.46" office:value-type="float" office:value="4.719002" calcext:value-type="float">
            <text:p>4.719002</text:p>
          </table:table-cell>
          <table:table-cell table:formula="of:=[.M8]*0.46" office:value-type="float" office:value="9.313988" calcext:value-type="float">
            <text:p>9.313988</text:p>
          </table:table-cell>
          <table:table-cell table:formula="of:=[.N8]*0.46" office:value-type="float" office:value="5.249796" calcext:value-type="float">
            <text:p>5.249796</text:p>
          </table:table-cell>
          <table:table-cell table:formula="of:=[.O8]*0.46" office:value-type="float" office:value="1.5690186" calcext:value-type="float">
            <text:p>1.5690186</text:p>
          </table:table-cell>
          <table:table-cell table:formula="of:=[.P8]*0.46" office:value-type="float" office:value="9.945246" calcext:value-type="float">
            <text:p>9.945246</text:p>
          </table:table-cell>
          <table:table-cell table:formula="of:=[.Q8]*0.46" office:value-type="float" office:value="0" calcext:value-type="float">
            <text:p>0</text:p>
          </table:table-cell>
          <table:table-cell table:formula="of:=[.R8]*0.4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39" office:value-type="float" office:value="7" calcext:value-type="float">
            <text:p>7</text:p>
          </table:table-cell>
          <table:table-cell table:formula="of:=[.C9]*0.46" office:value-type="float" office:value="8.434698" calcext:value-type="float">
            <text:p>8.434698</text:p>
          </table:table-cell>
          <table:table-cell table:formula="of:=[.D9]*0.46" office:value-type="float" office:value="1.7457736" calcext:value-type="float">
            <text:p>1.7457736</text:p>
          </table:table-cell>
          <table:table-cell table:formula="of:=[.E9]*0.46" office:value-type="float" office:value="2.3468234" calcext:value-type="float">
            <text:p>2.3468234</text:p>
          </table:table-cell>
          <table:table-cell table:formula="of:=[.F9]*0.46" office:value-type="float" office:value="7.139384" calcext:value-type="float">
            <text:p>7.139384</text:p>
          </table:table-cell>
          <table:table-cell table:formula="of:=[.G9]*0.46" office:value-type="float" office:value="8.17351" calcext:value-type="float">
            <text:p>8.17351</text:p>
          </table:table-cell>
          <table:table-cell table:formula="of:=[.H9]*0.46" office:value-type="float" office:value="2.1293584" calcext:value-type="float">
            <text:p>2.1293584</text:p>
          </table:table-cell>
          <table:table-cell table:formula="of:=[.I9]*0.46" office:value-type="float" office:value="7.902892" calcext:value-type="float">
            <text:p>7.902892</text:p>
          </table:table-cell>
          <table:table-cell table:formula="of:=[.J9]*0.46" office:value-type="float" office:value="0" calcext:value-type="float">
            <text:p>0</text:p>
          </table:table-cell>
          <table:table-cell table:formula="of:=[.K9]*0.46" office:value-type="float" office:value="9.905594" calcext:value-type="float">
            <text:p>9.905594</text:p>
          </table:table-cell>
          <table:table-cell table:formula="of:=[.L9]*0.46" office:value-type="float" office:value="6.92944" calcext:value-type="float">
            <text:p>6.92944</text:p>
          </table:table-cell>
          <table:table-cell table:formula="of:=[.M9]*0.46" office:value-type="float" office:value="1.4437468" calcext:value-type="float">
            <text:p>1.4437468</text:p>
          </table:table-cell>
          <table:table-cell table:formula="of:=[.N9]*0.46" office:value-type="float" office:value="9.641692" calcext:value-type="float">
            <text:p>9.641692</text:p>
          </table:table-cell>
          <table:table-cell table:formula="of:=[.O9]*0.46" office:value-type="float" office:value="8.713688" calcext:value-type="float">
            <text:p>8.713688</text:p>
          </table:table-cell>
          <table:table-cell table:formula="of:=[.P9]*0.46" office:value-type="float" office:value="3.2373236" calcext:value-type="float">
            <text:p>3.2373236</text:p>
          </table:table-cell>
          <table:table-cell table:formula="of:=[.Q9]*0.46" office:value-type="float" office:value="0" calcext:value-type="float">
            <text:p>0</text:p>
          </table:table-cell>
          <table:table-cell table:formula="of:=[.R9]*0.4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39" office:value-type="float" office:value="8" calcext:value-type="float">
            <text:p>8</text:p>
          </table:table-cell>
          <table:table-cell table:formula="of:=[.C10]*0.46" office:value-type="float" office:value="3.9381244" calcext:value-type="float">
            <text:p>3.9381244</text:p>
          </table:table-cell>
          <table:table-cell table:formula="of:=[.D10]*0.46" office:value-type="float" office:value="8.160078" calcext:value-type="float">
            <text:p>8.160078</text:p>
          </table:table-cell>
          <table:table-cell table:formula="of:=[.E10]*0.46" office:value-type="float" office:value="8.710376" calcext:value-type="float">
            <text:p>8.710376</text:p>
          </table:table-cell>
          <table:table-cell table:formula="of:=[.F10]*0.46" office:value-type="float" office:value="6.820374" calcext:value-type="float">
            <text:p>6.820374</text:p>
          </table:table-cell>
          <table:table-cell table:formula="of:=[.G10]*0.46" office:value-type="float" office:value="1.9998178" calcext:value-type="float">
            <text:p>1.9998178</text:p>
          </table:table-cell>
          <table:table-cell table:formula="of:=[.H10]*0.46" office:value-type="float" office:value="7.812134" calcext:value-type="float">
            <text:p>7.812134</text:p>
          </table:table-cell>
          <table:table-cell table:formula="of:=[.I10]*0.46" office:value-type="float" office:value="5.75437" calcext:value-type="float">
            <text:p>5.75437</text:p>
          </table:table-cell>
          <table:table-cell table:formula="of:=[.J10]*0.46" office:value-type="float" office:value="9.905594" calcext:value-type="float">
            <text:p>9.905594</text:p>
          </table:table-cell>
          <table:table-cell table:formula="of:=[.K10]*0.46" office:value-type="float" office:value="0" calcext:value-type="float">
            <text:p>0</text:p>
          </table:table-cell>
          <table:table-cell table:formula="of:=[.L10]*0.46" office:value-type="float" office:value="2.9787622" calcext:value-type="float">
            <text:p>2.9787622</text:p>
          </table:table-cell>
          <table:table-cell table:formula="of:=[.M10]*0.46" office:value-type="float" office:value="10.911292" calcext:value-type="float">
            <text:p>10.911292</text:p>
          </table:table-cell>
          <table:table-cell table:formula="of:=[.N10]*0.46" office:value-type="float" office:value="0.5062438" calcext:value-type="float">
            <text:p>0.5062438</text:p>
          </table:table-cell>
          <table:table-cell table:formula="of:=[.O10]*0.46" office:value-type="float" office:value="7.177978" calcext:value-type="float">
            <text:p>7.177978</text:p>
          </table:table-cell>
          <table:table-cell table:formula="of:=[.P10]*0.46" office:value-type="float" office:value="10.149624" calcext:value-type="float">
            <text:p>10.149624</text:p>
          </table:table-cell>
          <table:table-cell table:formula="of:=[.Q10]*0.46" office:value-type="float" office:value="0" calcext:value-type="float">
            <text:p>0</text:p>
          </table:table-cell>
          <table:table-cell table:formula="of:=[.R10]*0.4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39" office:value-type="float" office:value="9" calcext:value-type="float">
            <text:p>9</text:p>
          </table:table-cell>
          <table:table-cell table:formula="of:=[.C11]*0.46" office:value-type="float" office:value="3.5070538" calcext:value-type="float">
            <text:p>3.5070538</text:p>
          </table:table-cell>
          <table:table-cell table:formula="of:=[.D11]*0.46" office:value-type="float" office:value="5.184706" calcext:value-type="float">
            <text:p>5.184706</text:p>
          </table:table-cell>
          <table:table-cell table:formula="of:=[.E11]*0.46" office:value-type="float" office:value="5.806718" calcext:value-type="float">
            <text:p>5.806718</text:p>
          </table:table-cell>
          <table:table-cell table:formula="of:=[.F11]*0.46" office:value-type="float" office:value="5.316128" calcext:value-type="float">
            <text:p>5.316128</text:p>
          </table:table-cell>
          <table:table-cell table:formula="of:=[.G11]*0.46" office:value-type="float" office:value="1.439087" calcext:value-type="float">
            <text:p>1.439087</text:p>
          </table:table-cell>
          <table:table-cell table:formula="of:=[.H11]*0.46" office:value-type="float" office:value="4.833588" calcext:value-type="float">
            <text:p>4.833588</text:p>
          </table:table-cell>
          <table:table-cell table:formula="of:=[.I11]*0.46" office:value-type="float" office:value="4.719002" calcext:value-type="float">
            <text:p>4.719002</text:p>
          </table:table-cell>
          <table:table-cell table:formula="of:=[.J11]*0.46" office:value-type="float" office:value="6.92944" calcext:value-type="float">
            <text:p>6.92944</text:p>
          </table:table-cell>
          <table:table-cell table:formula="of:=[.K11]*0.46" office:value-type="float" office:value="2.9787622" calcext:value-type="float">
            <text:p>2.9787622</text:p>
          </table:table-cell>
          <table:table-cell table:formula="of:=[.L11]*0.46" office:value-type="float" office:value="0" calcext:value-type="float">
            <text:p>0</text:p>
          </table:table-cell>
          <table:table-cell table:formula="of:=[.M11]*0.46" office:value-type="float" office:value="7.941118" calcext:value-type="float">
            <text:p>7.941118</text:p>
          </table:table-cell>
          <table:table-cell table:formula="of:=[.N11]*0.46" office:value-type="float" office:value="2.755078" calcext:value-type="float">
            <text:p>2.755078</text:p>
          </table:table-cell>
          <table:table-cell table:formula="of:=[.O11]*0.46" office:value-type="float" office:value="6.286268" calcext:value-type="float">
            <text:p>6.286268</text:p>
          </table:table-cell>
          <table:table-cell table:formula="of:=[.P11]*0.46" office:value-type="float" office:value="7.343026" calcext:value-type="float">
            <text:p>7.343026</text:p>
          </table:table-cell>
          <table:table-cell table:formula="of:=[.Q11]*0.46" office:value-type="float" office:value="0" calcext:value-type="float">
            <text:p>0</text:p>
          </table:table-cell>
          <table:table-cell table:formula="of:=[.R11]*0.4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39" office:value-type="float" office:value="10" calcext:value-type="float">
            <text:p>10</text:p>
          </table:table-cell>
          <table:table-cell table:formula="of:=[.C12]*0.46" office:value-type="float" office:value="9.755542" calcext:value-type="float">
            <text:p>9.755542</text:p>
          </table:table-cell>
          <table:table-cell table:formula="of:=[.D12]*0.46" office:value-type="float" office:value="2.917251" calcext:value-type="float">
            <text:p>2.917251</text:p>
          </table:table-cell>
          <table:table-cell table:formula="of:=[.E12]*0.46" office:value-type="float" office:value="2.483908" calcext:value-type="float">
            <text:p>2.483908</text:p>
          </table:table-cell>
          <table:table-cell table:formula="of:=[.F12]*0.46" office:value-type="float" office:value="8.57808" calcext:value-type="float">
            <text:p>8.57808</text:p>
          </table:table-cell>
          <table:table-cell table:formula="of:=[.G12]*0.46" office:value-type="float" office:value="9.076352" calcext:value-type="float">
            <text:p>9.076352</text:p>
          </table:table-cell>
          <table:table-cell table:formula="of:=[.H12]*0.46" office:value-type="float" office:value="3.1410732" calcext:value-type="float">
            <text:p>3.1410732</text:p>
          </table:table-cell>
          <table:table-cell table:formula="of:=[.I12]*0.46" office:value-type="float" office:value="9.313988" calcext:value-type="float">
            <text:p>9.313988</text:p>
          </table:table-cell>
          <table:table-cell table:formula="of:=[.J12]*0.46" office:value-type="float" office:value="1.4437468" calcext:value-type="float">
            <text:p>1.4437468</text:p>
          </table:table-cell>
          <table:table-cell table:formula="of:=[.K12]*0.46" office:value-type="float" office:value="10.911292" calcext:value-type="float">
            <text:p>10.911292</text:p>
          </table:table-cell>
          <table:table-cell table:formula="of:=[.L12]*0.46" office:value-type="float" office:value="7.941118" calcext:value-type="float">
            <text:p>7.941118</text:p>
          </table:table-cell>
          <table:table-cell table:formula="of:=[.M12]*0.46" office:value-type="float" office:value="0" calcext:value-type="float">
            <text:p>0</text:p>
          </table:table-cell>
          <table:table-cell table:formula="of:=[.N12]*0.46" office:value-type="float" office:value="10.691228" calcext:value-type="float">
            <text:p>10.691228</text:p>
          </table:table-cell>
          <table:table-cell table:formula="of:=[.O12]*0.46" office:value-type="float" office:value="10.154454" calcext:value-type="float">
            <text:p>10.154454</text:p>
          </table:table-cell>
          <table:table-cell table:formula="of:=[.P12]*0.46" office:value-type="float" office:value="2.4693168" calcext:value-type="float">
            <text:p>2.4693168</text:p>
          </table:table-cell>
          <table:table-cell table:formula="of:=[.Q12]*0.46" office:value-type="float" office:value="0" calcext:value-type="float">
            <text:p>0</text:p>
          </table:table-cell>
          <table:table-cell table:formula="of:=[.R12]*0.4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39" office:value-type="float" office:value="11" calcext:value-type="float">
            <text:p>11</text:p>
          </table:table-cell>
          <table:table-cell table:formula="of:=[.C13]*0.46" office:value-type="float" office:value="3.4318898" calcext:value-type="float">
            <text:p>3.4318898</text:p>
          </table:table-cell>
          <table:table-cell table:formula="of:=[.D13]*0.46" office:value-type="float" office:value="7.896866" calcext:value-type="float">
            <text:p>7.896866</text:p>
          </table:table-cell>
          <table:table-cell table:formula="of:=[.E13]*0.46" office:value-type="float" office:value="8.548824" calcext:value-type="float">
            <text:p>8.548824</text:p>
          </table:table-cell>
          <table:table-cell table:formula="of:=[.F13]*0.46" office:value-type="float" office:value="6.32454" calcext:value-type="float">
            <text:p>6.32454</text:p>
          </table:table-cell>
          <table:table-cell table:formula="of:=[.G13]*0.46" office:value-type="float" office:value="2.0133878" calcext:value-type="float">
            <text:p>2.0133878</text:p>
          </table:table-cell>
          <table:table-cell table:formula="of:=[.H13]*0.46" office:value-type="float" office:value="7.570634" calcext:value-type="float">
            <text:p>7.570634</text:p>
          </table:table-cell>
          <table:table-cell table:formula="of:=[.I13]*0.46" office:value-type="float" office:value="5.249796" calcext:value-type="float">
            <text:p>5.249796</text:p>
          </table:table-cell>
          <table:table-cell table:formula="of:=[.J13]*0.46" office:value-type="float" office:value="9.641692" calcext:value-type="float">
            <text:p>9.641692</text:p>
          </table:table-cell>
          <table:table-cell table:formula="of:=[.K13]*0.46" office:value-type="float" office:value="0.5062438" calcext:value-type="float">
            <text:p>0.5062438</text:p>
          </table:table-cell>
          <table:table-cell table:formula="of:=[.L13]*0.46" office:value-type="float" office:value="2.755078" calcext:value-type="float">
            <text:p>2.755078</text:p>
          </table:table-cell>
          <table:table-cell table:formula="of:=[.M13]*0.46" office:value-type="float" office:value="10.691228" calcext:value-type="float">
            <text:p>10.691228</text:p>
          </table:table-cell>
          <table:table-cell table:formula="of:=[.N13]*0.46" office:value-type="float" office:value="0" calcext:value-type="float">
            <text:p>0</text:p>
          </table:table-cell>
          <table:table-cell table:formula="of:=[.O13]*0.46" office:value-type="float" office:value="6.671932" calcext:value-type="float">
            <text:p>6.671932</text:p>
          </table:table-cell>
          <table:table-cell table:formula="of:=[.P13]*0.46" office:value-type="float" office:value="10.03789" calcext:value-type="float">
            <text:p>10.03789</text:p>
          </table:table-cell>
          <table:table-cell table:formula="of:=[.Q13]*0.46" office:value-type="float" office:value="0" calcext:value-type="float">
            <text:p>0</text:p>
          </table:table-cell>
          <table:table-cell table:formula="of:=[.R13]*0.4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formula="of:=[.C14]*0.46" office:value-type="float" office:value="3.2440212" calcext:value-type="float">
            <text:p>3.2440212</text:p>
          </table:table-cell>
          <table:table-cell table:formula="of:=[.D14]*0.46" office:value-type="float" office:value="7.554166" calcext:value-type="float">
            <text:p>7.554166</text:p>
          </table:table-cell>
          <table:table-cell table:formula="of:=[.E14]*0.46" office:value-type="float" office:value="9.339012" calcext:value-type="float">
            <text:p>9.339012</text:p>
          </table:table-cell>
          <table:table-cell table:formula="of:=[.F14]*0.46" office:value-type="float" office:value="1.5839916" calcext:value-type="float">
            <text:p>1.5839916</text:p>
          </table:table-cell>
          <table:table-cell table:formula="of:=[.G14]*0.46" office:value-type="float" office:value="7.306594" calcext:value-type="float">
            <text:p>7.306594</text:p>
          </table:table-cell>
          <table:table-cell table:formula="of:=[.H14]*0.46" office:value-type="float" office:value="7.66268" calcext:value-type="float">
            <text:p>7.66268</text:p>
          </table:table-cell>
          <table:table-cell table:formula="of:=[.I14]*0.46" office:value-type="float" office:value="1.5690186" calcext:value-type="float">
            <text:p>1.5690186</text:p>
          </table:table-cell>
          <table:table-cell table:formula="of:=[.J14]*0.46" office:value-type="float" office:value="8.713688" calcext:value-type="float">
            <text:p>8.713688</text:p>
          </table:table-cell>
          <table:table-cell table:formula="of:=[.K14]*0.46" office:value-type="float" office:value="7.177978" calcext:value-type="float">
            <text:p>7.177978</text:p>
          </table:table-cell>
          <table:table-cell table:formula="of:=[.L14]*0.46" office:value-type="float" office:value="6.286268" calcext:value-type="float">
            <text:p>6.286268</text:p>
          </table:table-cell>
          <table:table-cell table:formula="of:=[.M14]*0.46" office:value-type="float" office:value="10.154454" calcext:value-type="float">
            <text:p>10.154454</text:p>
          </table:table-cell>
          <table:table-cell table:formula="of:=[.N14]*0.46" office:value-type="float" office:value="6.671932" calcext:value-type="float">
            <text:p>6.671932</text:p>
          </table:table-cell>
          <table:table-cell table:formula="of:=[.O14]*0.46" office:value-type="float" office:value="0" calcext:value-type="float">
            <text:p>0</text:p>
          </table:table-cell>
          <table:table-cell table:formula="of:=[.P14]*0.46" office:value-type="float" office:value="11.068566" calcext:value-type="float">
            <text:p>11.068566</text:p>
          </table:table-cell>
          <table:table-cell table:formula="of:=[.Q14]*0.46" office:value-type="float" office:value="0" calcext:value-type="float">
            <text:p>0</text:p>
          </table:table-cell>
          <table:table-cell table:formula="of:=[.R14]*0.4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formula="of:=[.C15]*0.46" office:value-type="float" office:value="9.927352" calcext:value-type="float">
            <text:p>9.927352</text:p>
          </table:table-cell>
          <table:table-cell table:formula="of:=[.D15]*0.46" office:value-type="float" office:value="3.5652622" calcext:value-type="float">
            <text:p>3.5652622</text:p>
          </table:table-cell>
          <table:table-cell table:formula="of:=[.E15]*0.46" office:value-type="float" office:value="1.7476964" calcext:value-type="float">
            <text:p>1.7476964</text:p>
          </table:table-cell>
          <table:table-cell table:formula="of:=[.F15]*0.46" office:value-type="float" office:value="9.499322" calcext:value-type="float">
            <text:p>9.499322</text:p>
          </table:table-cell>
          <table:table-cell table:formula="of:=[.G15]*0.46" office:value-type="float" office:value="8.176684" calcext:value-type="float">
            <text:p>8.176684</text:p>
          </table:table-cell>
          <table:table-cell table:formula="of:=[.H15]*0.46" office:value-type="float" office:value="3.4058814" calcext:value-type="float">
            <text:p>3.4058814</text:p>
          </table:table-cell>
          <table:table-cell table:formula="of:=[.I15]*0.46" office:value-type="float" office:value="9.945246" calcext:value-type="float">
            <text:p>9.945246</text:p>
          </table:table-cell>
          <table:table-cell table:formula="of:=[.J15]*0.46" office:value-type="float" office:value="3.2373236" calcext:value-type="float">
            <text:p>3.2373236</text:p>
          </table:table-cell>
          <table:table-cell table:formula="of:=[.K15]*0.46" office:value-type="float" office:value="10.149624" calcext:value-type="float">
            <text:p>10.149624</text:p>
          </table:table-cell>
          <table:table-cell table:formula="of:=[.L15]*0.46" office:value-type="float" office:value="7.343026" calcext:value-type="float">
            <text:p>7.343026</text:p>
          </table:table-cell>
          <table:table-cell table:formula="of:=[.M15]*0.46" office:value-type="float" office:value="2.4693168" calcext:value-type="float">
            <text:p>2.4693168</text:p>
          </table:table-cell>
          <table:table-cell table:formula="of:=[.N15]*0.46" office:value-type="float" office:value="10.03789" calcext:value-type="float">
            <text:p>10.03789</text:p>
          </table:table-cell>
          <table:table-cell table:formula="of:=[.O15]*0.46" office:value-type="float" office:value="11.068566" calcext:value-type="float">
            <text:p>11.068566</text:p>
          </table:table-cell>
          <table:table-cell table:formula="of:=[.P15]*0.46" office:value-type="float" office:value="0" calcext:value-type="float">
            <text:p>0</text:p>
          </table:table-cell>
          <table:table-cell table:formula="of:=[.Q15]*0.46" office:value-type="float" office:value="0" calcext:value-type="float">
            <text:p>0</text:p>
          </table:table-cell>
          <table:table-cell table:formula="of:=[.R15]*0.4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formula="of:=[.C16]*0.46" office:value-type="float" office:value="0" calcext:value-type="float">
            <text:p>0</text:p>
          </table:table-cell>
          <table:table-cell table:formula="of:=[.D16]*0.46" office:value-type="float" office:value="0" calcext:value-type="float">
            <text:p>0</text:p>
          </table:table-cell>
          <table:table-cell table:formula="of:=[.E16]*0.46" office:value-type="float" office:value="0" calcext:value-type="float">
            <text:p>0</text:p>
          </table:table-cell>
          <table:table-cell table:formula="of:=[.F16]*0.46" office:value-type="float" office:value="0" calcext:value-type="float">
            <text:p>0</text:p>
          </table:table-cell>
          <table:table-cell table:formula="of:=[.G16]*0.46" office:value-type="float" office:value="0" calcext:value-type="float">
            <text:p>0</text:p>
          </table:table-cell>
          <table:table-cell table:formula="of:=[.H16]*0.46" office:value-type="float" office:value="0" calcext:value-type="float">
            <text:p>0</text:p>
          </table:table-cell>
          <table:table-cell table:formula="of:=[.I16]*0.46" office:value-type="float" office:value="0" calcext:value-type="float">
            <text:p>0</text:p>
          </table:table-cell>
          <table:table-cell table:formula="of:=[.J16]*0.46" office:value-type="float" office:value="0" calcext:value-type="float">
            <text:p>0</text:p>
          </table:table-cell>
          <table:table-cell table:formula="of:=[.K16]*0.46" office:value-type="float" office:value="0" calcext:value-type="float">
            <text:p>0</text:p>
          </table:table-cell>
          <table:table-cell table:formula="of:=[.L16]*0.46" office:value-type="float" office:value="0" calcext:value-type="float">
            <text:p>0</text:p>
          </table:table-cell>
          <table:table-cell table:formula="of:=[.M16]*0.46" office:value-type="float" office:value="0" calcext:value-type="float">
            <text:p>0</text:p>
          </table:table-cell>
          <table:table-cell table:formula="of:=[.N16]*0.46" office:value-type="float" office:value="0" calcext:value-type="float">
            <text:p>0</text:p>
          </table:table-cell>
          <table:table-cell table:formula="of:=[.O16]*0.46" office:value-type="float" office:value="0" calcext:value-type="float">
            <text:p>0</text:p>
          </table:table-cell>
          <table:table-cell table:formula="of:=[.P16]*0.46" office:value-type="float" office:value="0" calcext:value-type="float">
            <text:p>0</text:p>
          </table:table-cell>
          <table:table-cell table:formula="of:=[.Q16]*0.46" office:value-type="float" office:value="0" calcext:value-type="float">
            <text:p>0</text:p>
          </table:table-cell>
          <table:table-cell table:formula="of:=[.R16]*0.4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[.C17]*0.46" office:value-type="float" office:value="0" calcext:value-type="float">
            <text:p>0</text:p>
          </table:table-cell>
          <table:table-cell table:formula="of:=[.D17]*0.46" office:value-type="float" office:value="0" calcext:value-type="float">
            <text:p>0</text:p>
          </table:table-cell>
          <table:table-cell table:formula="of:=[.E17]*0.46" office:value-type="float" office:value="0" calcext:value-type="float">
            <text:p>0</text:p>
          </table:table-cell>
          <table:table-cell table:formula="of:=[.F17]*0.46" office:value-type="float" office:value="0" calcext:value-type="float">
            <text:p>0</text:p>
          </table:table-cell>
          <table:table-cell table:formula="of:=[.G17]*0.46" office:value-type="float" office:value="0" calcext:value-type="float">
            <text:p>0</text:p>
          </table:table-cell>
          <table:table-cell table:formula="of:=[.H17]*0.46" office:value-type="float" office:value="0" calcext:value-type="float">
            <text:p>0</text:p>
          </table:table-cell>
          <table:table-cell table:formula="of:=[.I17]*0.46" office:value-type="float" office:value="0" calcext:value-type="float">
            <text:p>0</text:p>
          </table:table-cell>
          <table:table-cell table:formula="of:=[.J17]*0.46" office:value-type="float" office:value="0" calcext:value-type="float">
            <text:p>0</text:p>
          </table:table-cell>
          <table:table-cell table:formula="of:=[.K17]*0.46" office:value-type="float" office:value="0" calcext:value-type="float">
            <text:p>0</text:p>
          </table:table-cell>
          <table:table-cell table:formula="of:=[.L17]*0.46" office:value-type="float" office:value="0" calcext:value-type="float">
            <text:p>0</text:p>
          </table:table-cell>
          <table:table-cell table:formula="of:=[.M17]*0.46" office:value-type="float" office:value="0" calcext:value-type="float">
            <text:p>0</text:p>
          </table:table-cell>
          <table:table-cell table:formula="of:=[.N17]*0.46" office:value-type="float" office:value="0" calcext:value-type="float">
            <text:p>0</text:p>
          </table:table-cell>
          <table:table-cell table:formula="of:=[.O17]*0.46" office:value-type="float" office:value="0" calcext:value-type="float">
            <text:p>0</text:p>
          </table:table-cell>
          <table:table-cell table:formula="of:=[.P17]*0.46" office:value-type="float" office:value="0" calcext:value-type="float">
            <text:p>0</text:p>
          </table:table-cell>
          <table:table-cell table:formula="of:=[.Q17]*0.46" office:value-type="float" office:value="0" calcext:value-type="float">
            <text:p>0</text:p>
          </table:table-cell>
          <table:table-cell table:formula="of:=[.R17]*0.4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[.T7]-[.I23]" office:value-type="float" office:value="13.748249" calcext:value-type="float">
            <text:p>13.748249</text:p>
          </table:table-cell>
          <table:table-cell table:number-columns-repeated="13"/>
          <table:table-cell office:value-type="string" calcext:value-type="string">
            <text:p>correto</text:p>
          </table:table-cell>
          <table:table-cell office:value-type="string" calcext:value-type="string">
            <text:p>modelo</text:p>
          </table:table-cell>
          <table:table-cell table:number-columns-repeated="2"/>
          <table:table-cell office:value-type="string" calcext:value-type="string">
            <text:p>correto</text:p>
          </table:table-cell>
          <table:table-cell office:value-type="string" calcext:value-type="string">
            <text:p>model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l2</text:p>
          </table:table-cell>
          <table:table-cell table:number-columns-repeated="7"/>
          <table:table-cell table:style-name="ce35" office:value-type="string" calcext:value-type="string">
            <text:p>2mm</text:p>
          </table:table-cell>
          <table:table-cell table:style-name="ce35"/>
          <table:table-cell/>
          <table:table-cell office:value-type="string" calcext:value-type="string">
            <text:p>12-3</text:p>
          </table:table-cell>
          <table:table-cell office:value-type="float" office:value="-1.5839916" calcext:value-type="float">
            <text:p>-1.5839916</text:p>
          </table:table-cell>
          <table:table-cell office:value-type="float" office:value="-1.58398982051906" calcext:value-type="float">
            <text:p>-1.58398982051906</text:p>
          </table:table-cell>
          <table:table-cell/>
          <table:table-cell office:value-type="string" calcext:value-type="string">
            <text:p>13-1</text:p>
          </table:table-cell>
          <table:table-cell table:formula="of:=-[.D33]" office:value-type="float" office:value="-3.5652622" calcext:value-type="float">
            <text:p>-3.5652622</text:p>
          </table:table-cell>
          <table:table-cell table:formula="of:=-3.56526170635537" office:value-type="float" office:value="-3.56526170635537" calcext:value-type="float">
            <text:p>-3.56526170635537</text:p>
          </table:table-cell>
        </table:table-row>
        <table:table-row table:style-name="ro1">
          <table:table-cell table:number-columns-repeated="3"/>
          <table:table-cell table:formula="of:=[.F32]+[.I23]+[.N26]+[.K31]+[.C28]+[.G20]+[.L24]" office:value-type="float" office:value="16.8731772" calcext:value-type="float">
            <text:p>16.8731772</text:p>
          </table:table-cell>
          <table:table-cell table:formula="of:=[.T4]+[.T5]+[.T6]+[.T7]+[.T8]+[.T9]+[.T10]" office:value-type="float" office:value="59.76612" calcext:value-type="float">
            <text:p>59.76612</text:p>
          </table:table-cell>
          <table:table-cell table:formula="of:=[.E38]-[.D40]" office:value-type="float" office:value="32.2108182" calcext:value-type="float">
            <text:p>32.2108182</text:p>
          </table:table-cell>
          <table:table-cell/>
          <table:table-cell table:formula="of:=[.F32]+[.I23]+[.C26]+[.N20]+[.K31]" office:value-type="float" office:value="6.1085286" calcext:value-type="float">
            <text:p>6.1085286</text:p>
          </table:table-cell>
          <table:table-cell table:formula="of:=[.T4]+[.T5]+[.T6]+[.T7]+[.T9]+[.T10]" office:value-type="float" office:value="54.42951" calcext:value-type="float">
            <text:p>54.42951</text:p>
          </table:table-cell>
          <table:table-cell table:number-columns-repeated="2"/>
          <table:table-cell table:style-name="ce35" table:formula="of:=[.F32]+[.I23]+[.C26]+[.N20]+[.K31]" office:value-type="float" office:value="6.1085286" calcext:value-type="float">
            <text:p>6.1085286</text:p>
          </table:table-cell>
          <table:table-cell table:style-name="ce35" table:formula="of:=[.T4]+[.T5]+[.T6]+[.T7]+[.T9]+[.T10]" office:value-type="float" office:value="54.42951" calcext:value-type="float">
            <text:p>54.42951</text:p>
          </table:table-cell>
          <table:table-cell/>
          <table:table-cell office:value-type="string" calcext:value-type="string">
            <text:p>3-6</text:p>
          </table:table-cell>
          <table:table-cell table:formula="of:=[.T7]-1.298051" office:value-type="float" office:value="13.748249" calcext:value-type="float">
            <text:p>13.748249</text:p>
          </table:table-cell>
          <table:table-cell office:value-type="float" office:value="13.7482603522754" calcext:value-type="float">
            <text:p>13.7482603522754</text:p>
          </table:table-cell>
          <table:table-cell/>
          <table:table-cell office:value-type="string" calcext:value-type="string">
            <text:p>1-5</text:p>
          </table:table-cell>
          <table:table-cell table:formula="of:=-[.H21]" office:value-type="float" office:value="-1.6373976" calcext:value-type="float">
            <text:p>-1.6373976</text:p>
          </table:table-cell>
          <table:table-cell office:value-type="float" office:value="-1.63739958602291" calcext:value-type="float">
            <text:p>-1.63739958602291</text:p>
          </table:table-cell>
        </table:table-row>
        <table:table-row table:style-name="ro1">
          <table:table-cell table:number-columns-repeated="3"/>
          <table:table-cell table:formula="of:=[.D33]+[.H21]+[.E25]+[.J22]+[.M27]" office:value-type="float" office:value="10.6821246" calcext:value-type="float">
            <text:p>10.6821246</text:p>
          </table:table-cell>
          <table:table-cell table:number-columns-repeated="3"/>
          <table:table-cell table:formula="of:=[.E33]+[.H22]+[.D25]+[.J21]+[.M27]" office:value-type="float" office:value="6.4407728" calcext:value-type="float">
            <text:p>6.4407728</text:p>
          </table:table-cell>
          <table:table-cell table:formula="of:=[.I38]-[.H40]" office:value-type="float" office:value="41.8802086" calcext:value-type="float">
            <text:p>41.8802086</text:p>
          </table:table-cell>
          <table:table-cell table:number-columns-repeated="2"/>
          <table:table-cell table:style-name="ce35" table:formula="of:=[.E33]+[.H22]+[.D25]+[.J21]+[.M27]" office:value-type="float" office:value="6.4407728" calcext:value-type="float">
            <text:p>6.4407728</text:p>
          </table:table-cell>
          <table:table-cell table:style-name="ce35" table:formula="of:=[.M38]-[.L39]-[.L38]" office:value-type="float" office:value="41.8802086" calcext:value-type="float">
            <text:p>41.8802086</text:p>
          </table:table-cell>
          <table:table-cell/>
          <table:table-cell office:value-type="string" calcext:value-type="string">
            <text:p>6-4</text:p>
          </table:table-cell>
          <table:table-cell table:formula="of:=-[.G26]+[.T10]" office:value-type="float" office:value="6.463052" calcext:value-type="float">
            <text:p>6.463052</text:p>
          </table:table-cell>
          <table:table-cell office:value-type="float" office:value="6.46302697211394" calcext:value-type="float">
            <text:p>6.46302697211394</text:p>
          </table:table-cell>
          <table:table-cell/>
          <table:table-cell office:value-type="string" calcext:value-type="string">
            <text:p>5-2</text:p>
          </table:table-cell>
          <table:table-cell table:formula="of:=[.T9]-[.E25]" office:value-type="float" office:value="6.7186954" calcext:value-type="float">
            <text:p>6.7186954</text:p>
          </table:table-cell>
          <table:table-cell office:value-type="float" office:value="6.71869032389568" calcext:value-type="float">
            <text:p>6.71869032389568</text:p>
          </table:table-cell>
        </table:table-row>
        <table:table-row table:style-name="ro1">
          <table:table-cell table:number-columns-repeated="3"/>
          <table:table-cell table:formula="of:=[.D38]+[.D39]" office:value-type="float" office:value="27.5553018" calcext:value-type="float">
            <text:p>27.5553018</text:p>
          </table:table-cell>
          <table:table-cell table:number-columns-repeated="3"/>
          <table:table-cell table:formula="of:=[.H38]+[.H39]" office:value-type="float" office:value="12.5493014" calcext:value-type="float">
            <text:p>12.5493014</text:p>
          </table:table-cell>
          <table:table-cell table:number-columns-repeated="6"/>
          <table:table-cell office:value-type="string" calcext:value-type="string">
            <text:p>4-9</text:p>
          </table:table-cell>
          <table:table-cell table:formula="of:=[.T8]-[.L24]" office:value-type="float" office:value="3.897523" calcext:value-type="float">
            <text:p>3.897523</text:p>
          </table:table-cell>
          <table:table-cell table:style-name="ce40" office:value-type="float" office:value="1.43908472220089" calcext:value-type="float">
            <text:p>1.43908472220089</text:p>
          </table:table-cell>
          <table:table-cell/>
          <table:table-cell office:value-type="string" calcext:value-type="string">
            <text:p>2-7</text:p>
          </table:table-cell>
          <table:table-cell table:formula="of:=[.T6]-[.J22]" office:value-type="float" office:value="4.6276666" calcext:value-type="float">
            <text:p>4.6276666</text:p>
          </table:table-cell>
          <table:table-cell table:style-name="ce40" office:value-type="float" office:value="-2.34682567736762" calcext:value-type="float">
            <text:p>-2.34682567736762</text:p>
          </table:table-cell>
        </table:table-row>
        <table:table-row table:style-name="ro1">
          <table:table-cell table:number-columns-repeated="9"/>
          <table:table-cell table:formula="of:=[.F32]+[.I23]+[.N26]+[.K31]+[.C28]+[.G20]+[.L24]" office:value-type="float" office:value="16.8731772" calcext:value-type="float">
            <text:p>16.8731772</text:p>
          </table:table-cell>
          <table:table-cell table:formula="of:=[.T20]-[.J41]-[.J42]" office:value-type="float" office:value="33.1257582" calcext:value-type="float">
            <text:p>33.1257582</text:p>
          </table:table-cell>
          <table:table-cell table:number-columns-repeated="3"/>
          <table:table-cell office:value-type="string" calcext:value-type="string">
            <text:p>9-8</text:p>
          </table:table-cell>
          <table:table-cell table:formula="of:=-[.K29]" office:value-type="float" office:value="-2.9787622" calcext:value-type="float">
            <text:p>-2.9787622</text:p>
          </table:table-cell>
          <table:table-cell office:value-type="float" office:value="-2.97876005950395" calcext:value-type="float">
            <text:p>-2.97876005950395</text:p>
          </table:table-cell>
          <table:table-cell/>
          <table:table-cell office:value-type="string" calcext:value-type="string">
            <text:p>7-10</text:p>
          </table:table-cell>
          <table:table-cell table:formula="of:=-[.M27]" office:value-type="float" office:value="-1.4437468" calcext:value-type="float">
            <text:p>-1.4437468</text:p>
          </table:table-cell>
          <table:table-cell office:value-type="float" office:value="-1.44374457763276" calcext:value-type="float">
            <text:p>-1.44374457763276</text:p>
          </table:table-cell>
        </table:table-row>
        <table:table-row table:style-name="ro1">
          <table:table-cell table:number-columns-repeated="3"/>
          <table:table-cell table:formula="of:=[.F32]+[.I23]+[.G26]+[.L24]+[.K29]+[.N28]+[.C31]+[.Q20]" office:value-type="float" office:value="16.9874734" calcext:value-type="float">
            <text:p>16.9874734</text:p>
          </table:table-cell>
          <table:table-cell table:formula="of:=[.T4]+[.T5]+[.T6]+[.T7]+[.T8]+[.T9]+[.T10]" office:value-type="float" office:value="59.76612" calcext:value-type="float">
            <text:p>59.76612</text:p>
          </table:table-cell>
          <table:table-cell table:formula="of:=[.E42]-[.D42]-[.D43]" office:value-type="float" office:value="32.096522" calcext:value-type="float">
            <text:p>32.096522</text:p>
          </table:table-cell>
          <table:table-cell table:formula="of:=[.F32]+[.I23]+[.G26]+[.K24]+[.N28]+[.L31]+[.C29]" office:value-type="float" office:value="17.399684" calcext:value-type="float">
            <text:p>17.399684</text:p>
          </table:table-cell>
          <table:table-cell table:formula="of:=[.T4]+[.T5]+[.T6]+[.T7]+[.T8]+[.T9]+[.T10]" office:value-type="float" office:value="59.76612" calcext:value-type="float">
            <text:p>59.76612</text:p>
          </table:table-cell>
          <table:table-cell/>
          <table:table-cell table:formula="of:=[.E33]+[.H22]+[.M25]+[.J30]+[.D27]" office:value-type="float" office:value="9.7671846" calcext:value-type="float">
            <text:p>9.7671846</text:p>
          </table:table-cell>
          <table:table-cell table:number-columns-repeated="4"/>
          <table:table-cell office:value-type="string" calcext:value-type="string">
            <text:p>8-11</text:p>
          </table:table-cell>
          <table:table-cell table:formula="of:=-[.N28]" office:value-type="float" office:value="-0.5062438" calcext:value-type="float">
            <text:p>-0.5062438</text:p>
          </table:table-cell>
          <table:table-cell office:value-type="float" office:value="-0.506243425719288" calcext:value-type="float">
            <text:p>-0.506243425719288</text:p>
          </table:table-cell>
          <table:table-cell table:number-columns-repeated="2"/>
          <table:table-cell table:formula="of:=SUM([.T37:.T41])" office:value-type="float" office:value="4.6999554" calcext:value-type="float">
            <text:p>4.6999554</text:p>
          </table:table-cell>
          <table:table-cell/>
        </table:table-row>
        <table:table-row table:style-name="ro1">
          <table:table-cell/>
          <table:table-cell office:value-type="float" office:value="19.785408729987" calcext:value-type="float">
            <text:p>19.785408729987</text:p>
          </table:table-cell>
          <table:table-cell/>
          <table:table-cell table:formula="of:=[.D33]+[.H21]+[.E25]+[.J22]+[.M27]" office:value-type="float" office:value="10.6821246" calcext:value-type="float">
            <text:p>10.6821246</text:p>
          </table:table-cell>
          <table:table-cell table:number-columns-repeated="2"/>
          <table:table-cell table:formula="of:=[.H33]+[.E25]+[.M22]+[.J30]+[.D27]" office:value-type="float" office:value="10.7682044" calcext:value-type="float">
            <text:p>10.7682044</text:p>
          </table:table-cell>
          <table:table-cell table:formula="of:=[.H42]-[.G42]-[.G43]" office:value-type="float" office:value="31.5982316" calcext:value-type="float">
            <text:p>31.5982316</text:p>
          </table:table-cell>
          <table:table-cell table:number-columns-repeated="6"/>
          <table:table-cell office:value-type="string" calcext:value-type="string">
            <text:p>11-0</text:p>
          </table:table-cell>
          <table:table-cell table:formula="of:=-[.C31]" office:value-type="float" office:value="-3.4318898" calcext:value-type="float">
            <text:p>-3.4318898</text:p>
          </table:table-cell>
          <table:table-cell office:value-type="float" office:value="-3.43188888788026" calcext:value-type="float">
            <text:p>-3.43188888788026</text:p>
          </table:table-cell>
          <table:table-cell table:number-columns-repeated="2"/>
          <table:table-cell table:formula="of:=[.T42]+[.T5]" office:value-type="float" office:value="9.3413154" calcext:value-type="float">
            <text:p>9.3413154</text:p>
          </table:table-cell>
          <table:table-cell/>
        </table:table-row>
        <table:table-row table:style-name="ro1">
          <table:table-cell table:number-columns-repeated="15"/>
          <table:table-cell table:formula="of:=SUM([.P37:.P43])+[.T4]" office:value-type="float" office:value="22.7552066" calcext:value-type="float">
            <text:p>22.7552066</text:p>
          </table:table-cell>
          <table:table-cell table:number-columns-repeated="5"/>
        </table:table-row>
      </table:table>
      <table:table table:name="Sheet4" table:style-name="ta1">
        <table:table-column table:style-name="co1" table:number-columns-repeated="4" table:default-cell-style-name="Default"/>
        <table:table-column table:style-name="co4" table:default-cell-style-name="Default"/>
        <table:table-column table:style-name="co1" table:number-columns-repeated="5" table:default-cell-style-name="Default"/>
        <table:table-column table:style-name="co5" table:default-cell-style-name="Default"/>
        <table:table-column table:style-name="co1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number-columns-repeated="2" table:default-cell-style-name="Default"/>
        <table:table-column table:style-name="co6" table:default-cell-style-name="Default"/>
        <table:table-column table:style-name="co8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6" table:number-columns-repeated="2" table:default-cell-style-name="Default"/>
        <table:table-column table:style-name="co5" table:number-columns-repeated="2" table:default-cell-style-name="Default"/>
        <table:table-row table:style-name="ro1" table:number-rows-repeated="3">
          <table:table-cell table:number-columns-repeated="40"/>
        </table:table-row>
        <table:table-row table:style-name="ro1">
          <table:table-cell table:number-columns-repeated="14"/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5" calcext:value-type="float">
            <text:p>5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13" calcext:value-type="float">
            <text:p>13</text:p>
          </table:table-cell>
          <table:table-cell table:style-name="ce35" office:value-type="float" office:value="14" calcext:value-type="float">
            <text:p>14</text:p>
          </table:table-cell>
          <table:table-cell table:style-name="ce35" office:value-type="float" office:value="15" calcext:value-type="float">
            <text:p>15</text:p>
          </table:table-cell>
          <table:table-cell table:style-name="ce35" office:value-type="float" office:value="16" calcext:value-type="float">
            <text:p>16</text:p>
          </table:table-cell>
          <table:table-cell table:style-name="ce35" office:value-type="float" office:value="17" calcext:value-type="float">
            <text:p>17</text:p>
          </table:table-cell>
          <table:table-cell table:style-name="ce35" office:value-type="float" office:value="18" calcext:value-type="float">
            <text:p>18</text:p>
          </table:table-cell>
          <table:table-cell table:style-name="ce35" office:value-type="float" office:value="19" calcext:value-type="float">
            <text:p>19</text:p>
          </table:table-cell>
          <table:table-cell table:style-name="ce35" office:value-type="float" office:value="20" calcext:value-type="float">
            <text:p>20</text:p>
          </table:table-cell>
          <table:table-cell table:style-name="ce35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2"/>
          <table:table-cell table:style-name="ce37" office:value-type="string" calcext:value-type="string">
            <text:p>0:</text:p>
          </table:table-cell>
          <table:table-cell office:value-type="float" office:value="15.9" calcext:value-type="float">
            <text:p>15.9</text:p>
          </table:table-cell>
          <table:table-cell office:value-type="string" calcext:value-type="string">
            <text:p>-</text:p>
          </table:table-cell>
          <table:table-cell office:value-type="float" office:value="15.9" calcext:value-type="float">
            <text:p>15.9</text:p>
          </table:table-cell>
          <table:table-cell table:number-columns-repeated="2"/>
          <table:table-cell table:style-name="ce3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0:</text:p>
          </table:table-cell>
          <table:table-cell office:value-type="float" office:value="3.37118" calcext:value-type="float">
            <text:p>3.37118</text:p>
          </table:table-cell>
          <table:table-cell/>
          <table:table-cell table:style-name="ce1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.65689" calcext:value-type="float">
            <text:p>2.65689</text:p>
          </table:table-cell>
          <table:table-cell office:value-type="float" office:value="3.04751" calcext:value-type="float">
            <text:p>3.04751</text:p>
          </table:table-cell>
          <table:table-cell office:value-type="float" office:value="2.38055" calcext:value-type="float">
            <text:p>2.38055</text:p>
          </table:table-cell>
          <table:table-cell office:value-type="float" office:value="1.29332" calcext:value-type="float">
            <text:p>1.29332</text:p>
          </table:table-cell>
          <table:table-cell office:value-type="float" office:value="0.984006" calcext:value-type="float">
            <text:p>0.984006</text:p>
          </table:table-cell>
          <table:table-cell office:value-type="float" office:value="1.60384" calcext:value-type="float">
            <text:p>1.60384</text:p>
          </table:table-cell>
          <table:table-cell office:value-type="float" office:value="1.60421" calcext:value-type="float">
            <text:p>1.60421</text:p>
          </table:table-cell>
          <table:table-cell office:value-type="float" office:value="2.9867" calcext:value-type="float">
            <text:p>2.9867</text:p>
          </table:table-cell>
          <table:table-cell office:value-type="float" office:value="1.7835" calcext:value-type="float">
            <text:p>1.7835</text:p>
          </table:table-cell>
          <table:table-cell office:value-type="float" office:value="1.59606" calcext:value-type="float">
            <text:p>1.59606</text:p>
          </table:table-cell>
          <table:table-cell office:value-type="float" office:value="5.34082" calcext:value-type="float">
            <text:p>5.34082</text:p>
          </table:table-cell>
          <table:table-cell office:value-type="float" office:value="2.70883" calcext:value-type="float">
            <text:p>2.70883</text:p>
          </table:table-cell>
          <table:table-cell office:value-type="float" office:value="1.6139" calcext:value-type="float">
            <text:p>1.6139</text:p>
          </table:table-cell>
          <table:table-cell office:value-type="float" office:value="1.59606" calcext:value-type="float">
            <text:p>1.59606</text:p>
          </table:table-cell>
          <table:table-cell office:value-type="float" office:value="2.77515" calcext:value-type="float">
            <text:p>2.77515</text:p>
          </table:table-cell>
          <table:table-cell office:value-type="float" office:value="2.07891" calcext:value-type="float">
            <text:p>2.07891</text:p>
          </table:table-cell>
          <table:table-cell office:value-type="float" office:value="1.36476" calcext:value-type="float">
            <text:p>1.36476</text:p>
          </table:table-cell>
          <table:table-cell office:value-type="float" office:value="1.49904" calcext:value-type="float">
            <text:p>1.49904</text:p>
          </table:table-cell>
          <table:table-cell office:value-type="float" office:value="4.50087" calcext:value-type="float">
            <text:p>4.50087</text:p>
          </table:table-cell>
          <table:table-cell office:value-type="float" office:value="2.85058" calcext:value-type="float">
            <text:p>2.85058</text:p>
          </table:table-cell>
          <table:table-cell office:value-type="float" office:value="1.37033" calcext:value-type="float">
            <text:p>1.37033</text:p>
          </table:table-cell>
          <table:table-cell table:number-columns-repeated="2" office:value-type="float" office:value="3.67586" calcext:value-type="float">
            <text:p>3.675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37" office:value-type="string" calcext:value-type="string">
            <text:p>1:</text:p>
          </table:table-cell>
          <table:table-cell office:value-type="float" office:value="15.3167" calcext:value-type="float">
            <text:p>15.3167</text:p>
          </table:table-cell>
          <table:table-cell office:value-type="string" calcext:value-type="string">
            <text:p>-</text:p>
          </table:table-cell>
          <table:table-cell office:value-type="float" office:value="15.3167" calcext:value-type="float">
            <text:p>15.3167</text:p>
          </table:table-cell>
          <table:table-cell table:number-columns-repeated="2"/>
          <table:table-cell table:style-name="ce35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1:</text:p>
          </table:table-cell>
          <table:table-cell office:value-type="float" office:value="3.29902" calcext:value-type="float">
            <text:p>3.29902</text:p>
          </table:table-cell>
          <table:table-cell/>
          <table:table-cell table:style-name="ce18" office:value-type="float" office:value="1" calcext:value-type="float">
            <text:p>1</text:p>
          </table:table-cell>
          <table:table-cell office:value-type="float" office:value="2.60554" calcext:value-type="float">
            <text:p>2.60554</text:p>
          </table:table-cell>
          <table:table-cell office:value-type="float" office:value="0" calcext:value-type="float">
            <text:p>0</text:p>
          </table:table-cell>
          <table:table-cell office:value-type="float" office:value="5.45006" calcext:value-type="float">
            <text:p>5.45006</text:p>
          </table:table-cell>
          <table:table-cell office:value-type="float" office:value="4.92474" calcext:value-type="float">
            <text:p>4.92474</text:p>
          </table:table-cell>
          <table:table-cell office:value-type="float" office:value="3.33405" calcext:value-type="float">
            <text:p>3.33405</text:p>
          </table:table-cell>
          <table:table-cell office:value-type="float" office:value="2.63004" calcext:value-type="float">
            <text:p>2.63004</text:p>
          </table:table-cell>
          <table:table-cell office:value-type="float" office:value="3.17541" calcext:value-type="float">
            <text:p>3.17541</text:p>
          </table:table-cell>
          <table:table-cell office:value-type="float" office:value="3.47941" calcext:value-type="float">
            <text:p>3.47941</text:p>
          </table:table-cell>
          <table:table-cell office:value-type="float" office:value="5.40254" calcext:value-type="float">
            <text:p>5.40254</text:p>
          </table:table-cell>
          <table:table-cell office:value-type="float" office:value="2.73463" calcext:value-type="float">
            <text:p>2.73463</text:p>
          </table:table-cell>
          <table:table-cell office:value-type="float" office:value="3.16445" calcext:value-type="float">
            <text:p>3.16445</text:p>
          </table:table-cell>
          <table:table-cell office:value-type="float" office:value="6.87396" calcext:value-type="float">
            <text:p>6.87396</text:p>
          </table:table-cell>
          <table:table-cell office:value-type="float" office:value="1.96036" calcext:value-type="float">
            <text:p>1.96036</text:p>
          </table:table-cell>
          <table:table-cell office:value-type="float" office:value="4.19261" calcext:value-type="float">
            <text:p>4.19261</text:p>
          </table:table-cell>
          <table:table-cell office:value-type="float" office:value="3.16445" calcext:value-type="float">
            <text:p>3.16445</text:p>
          </table:table-cell>
          <table:table-cell office:value-type="float" office:value="5.15615" calcext:value-type="float">
            <text:p>5.15615</text:p>
          </table:table-cell>
          <table:table-cell office:value-type="float" office:value="4.62512" calcext:value-type="float">
            <text:p>4.62512</text:p>
          </table:table-cell>
          <table:table-cell office:value-type="float" office:value="3.07367" calcext:value-type="float">
            <text:p>3.07367</text:p>
          </table:table-cell>
          <table:table-cell office:value-type="float" office:value="3.11184" calcext:value-type="float">
            <text:p>3.11184</text:p>
          </table:table-cell>
          <table:table-cell office:value-type="float" office:value="5.72041" calcext:value-type="float">
            <text:p>5.72041</text:p>
          </table:table-cell>
          <table:table-cell office:value-type="float" office:value="5.47157" calcext:value-type="float">
            <text:p>5.47157</text:p>
          </table:table-cell>
          <table:table-cell office:value-type="float" office:value="3.3514" calcext:value-type="float">
            <text:p>3.3514</text:p>
          </table:table-cell>
          <table:table-cell table:number-columns-repeated="2" office:value-type="float" office:value="1.38827" calcext:value-type="float">
            <text:p>1.388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37" office:value-type="string" calcext:value-type="string">
            <text:p>2:</text:p>
          </table:table-cell>
          <table:table-cell office:value-type="float" office:value="13.6167" calcext:value-type="float">
            <text:p>13.6167</text:p>
          </table:table-cell>
          <table:table-cell office:value-type="string" calcext:value-type="string">
            <text:p>-</text:p>
          </table:table-cell>
          <table:table-cell office:value-type="float" office:value="13.6167" calcext:value-type="float">
            <text:p>13.6167</text:p>
          </table:table-cell>
          <table:table-cell table:number-columns-repeated="2"/>
          <table:table-cell table:style-name="ce1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2:</text:p>
          </table:table-cell>
          <table:table-cell office:value-type="float" office:value="3.42039" calcext:value-type="float">
            <text:p>3.42039</text:p>
          </table:table-cell>
          <table:table-cell/>
          <table:table-cell table:style-name="ce18" office:value-type="float" office:value="2" calcext:value-type="float">
            <text:p>2</text:p>
          </table:table-cell>
          <table:table-cell office:value-type="float" office:value="3.08926" calcext:value-type="float">
            <text:p>3.08926</text:p>
          </table:table-cell>
          <table:table-cell office:value-type="float" office:value="5.49271" calcext:value-type="float">
            <text:p>5.49271</text:p>
          </table:table-cell>
          <table:table-cell office:value-type="float" office:value="0" calcext:value-type="float">
            <text:p>0</text:p>
          </table:table-cell>
          <table:table-cell office:value-type="float" office:value="2.16756" calcext:value-type="float">
            <text:p>2.16756</text:p>
          </table:table-cell>
          <table:table-cell office:value-type="float" office:value="2.16685" calcext:value-type="float">
            <text:p>2.16685</text:p>
          </table:table-cell>
          <table:table-cell office:value-type="float" office:value="2.85084" calcext:value-type="float">
            <text:p>2.85084</text:p>
          </table:table-cell>
          <table:table-cell office:value-type="float" office:value="2.54943" calcext:value-type="float">
            <text:p>2.54943</text:p>
          </table:table-cell>
          <table:table-cell office:value-type="float" office:value="2.15763" calcext:value-type="float">
            <text:p>2.15763</text:p>
          </table:table-cell>
          <table:table-cell office:value-type="float" office:value="0.258306" calcext:value-type="float">
            <text:p>0.258306</text:p>
          </table:table-cell>
          <table:table-cell office:value-type="float" office:value="4.36186" calcext:value-type="float">
            <text:p>4.36186</text:p>
          </table:table-cell>
          <table:table-cell office:value-type="float" office:value="2.55708" calcext:value-type="float">
            <text:p>2.55708</text:p>
          </table:table-cell>
          <table:table-cell office:value-type="float" office:value="6.15776" calcext:value-type="float">
            <text:p>6.15776</text:p>
          </table:table-cell>
          <table:table-cell office:value-type="float" office:value="5.60657" calcext:value-type="float">
            <text:p>5.60657</text:p>
          </table:table-cell>
          <table:table-cell office:value-type="float" office:value="1.39333" calcext:value-type="float">
            <text:p>1.39333</text:p>
          </table:table-cell>
          <table:table-cell office:value-type="float" office:value="2.55708" calcext:value-type="float">
            <text:p>2.55708</text:p>
          </table:table-cell>
          <table:table-cell office:value-type="float" office:value="0.445124" calcext:value-type="float">
            <text:p>0.445124</text:p>
          </table:table-cell>
          <table:table-cell office:value-type="float" office:value="0.913025" calcext:value-type="float">
            <text:p>0.913025</text:p>
          </table:table-cell>
          <table:table-cell office:value-type="float" office:value="2.51904" calcext:value-type="float">
            <text:p>2.51904</text:p>
          </table:table-cell>
          <table:table-cell office:value-type="float" office:value="2.55379" calcext:value-type="float">
            <text:p>2.55379</text:p>
          </table:table-cell>
          <table:table-cell office:value-type="float" office:value="5.89718" calcext:value-type="float">
            <text:p>5.89718</text:p>
          </table:table-cell>
          <table:table-cell office:value-type="float" office:value="1.29977" calcext:value-type="float">
            <text:p>1.29977</text:p>
          </table:table-cell>
          <table:table-cell office:value-type="float" office:value="2.18113" calcext:value-type="float">
            <text:p>2.18113</text:p>
          </table:table-cell>
          <table:table-cell table:number-columns-repeated="2" office:value-type="float" office:value="6.61261" calcext:value-type="float">
            <text:p>6.612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37" office:value-type="string" calcext:value-type="string">
            <text:p>3:</text:p>
          </table:table-cell>
          <table:table-cell office:value-type="float" office:value="10.1833" calcext:value-type="float">
            <text:p>10.1833</text:p>
          </table:table-cell>
          <table:table-cell office:value-type="string" calcext:value-type="string">
            <text:p>-</text:p>
          </table:table-cell>
          <table:table-cell office:value-type="float" office:value="10.1833" calcext:value-type="float">
            <text:p>10.1833</text:p>
          </table:table-cell>
          <table:table-cell table:number-columns-repeated="2"/>
          <table:table-cell table:style-name="ce14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3:</text:p>
          </table:table-cell>
          <table:table-cell office:value-type="float" office:value="3.85384" calcext:value-type="float">
            <text:p>3.85384</text:p>
          </table:table-cell>
          <table:table-cell/>
          <table:table-cell table:style-name="ce18" office:value-type="float" office:value="3" calcext:value-type="float">
            <text:p>3</text:p>
          </table:table-cell>
          <table:table-cell office:value-type="float" office:value="2.10578" calcext:value-type="float">
            <text:p>2.10578</text:p>
          </table:table-cell>
          <table:table-cell office:value-type="float" office:value="4.69507" calcext:value-type="float">
            <text:p>4.69507</text:p>
          </table:table-cell>
          <table:table-cell office:value-type="float" office:value="1.48609" calcext:value-type="float">
            <text:p>1.48609</text:p>
          </table:table-cell>
          <table:table-cell office:value-type="float" office:value="0" calcext:value-type="float">
            <text:p>0</text:p>
          </table:table-cell>
          <table:table-cell office:value-type="float" office:value="1.81182" calcext:value-type="float">
            <text:p>1.81182</text:p>
          </table:table-cell>
          <table:table-cell office:value-type="float" office:value="2.32173" calcext:value-type="float">
            <text:p>2.32173</text:p>
          </table:table-cell>
          <table:table-cell office:value-type="float" office:value="2.34228" calcext:value-type="float">
            <text:p>2.34228</text:p>
          </table:table-cell>
          <table:table-cell office:value-type="float" office:value="1.98992" calcext:value-type="float">
            <text:p>1.98992</text:p>
          </table:table-cell>
          <table:table-cell office:value-type="float" office:value="1.4106" calcext:value-type="float">
            <text:p>1.4106</text:p>
          </table:table-cell>
          <table:table-cell office:value-type="float" office:value="3.1866" calcext:value-type="float">
            <text:p>3.1866</text:p>
          </table:table-cell>
          <table:table-cell office:value-type="float" office:value="2.34506" calcext:value-type="float">
            <text:p>2.34506</text:p>
          </table:table-cell>
          <table:table-cell office:value-type="float" office:value="5.08092" calcext:value-type="float">
            <text:p>5.08092</text:p>
          </table:table-cell>
          <table:table-cell office:value-type="float" office:value="4.51723" calcext:value-type="float">
            <text:p>4.51723</text:p>
          </table:table-cell>
          <table:table-cell office:value-type="float" office:value="0.532595" calcext:value-type="float">
            <text:p>0.532595</text:p>
          </table:table-cell>
          <table:table-cell office:value-type="float" office:value="2.34506" calcext:value-type="float">
            <text:p>2.34506</text:p>
          </table:table-cell>
          <table:table-cell office:value-type="float" office:value="1.35334" calcext:value-type="float">
            <text:p>1.35334</text:p>
          </table:table-cell>
          <table:table-cell office:value-type="float" office:value="0.501344" calcext:value-type="float">
            <text:p>0.501344</text:p>
          </table:table-cell>
          <table:table-cell office:value-type="float" office:value="2.19859" calcext:value-type="float">
            <text:p>2.19859</text:p>
          </table:table-cell>
          <table:table-cell office:value-type="float" office:value="2.29524" calcext:value-type="float">
            <text:p>2.29524</text:p>
          </table:table-cell>
          <table:table-cell office:value-type="float" office:value="4.70883" calcext:value-type="float">
            <text:p>4.70883</text:p>
          </table:table-cell>
          <table:table-cell office:value-type="float" office:value="0.850198" calcext:value-type="float">
            <text:p>0.850198</text:p>
          </table:table-cell>
          <table:table-cell office:value-type="float" office:value="1.87467" calcext:value-type="float">
            <text:p>1.87467</text:p>
          </table:table-cell>
          <table:table-cell table:number-columns-repeated="2" office:value-type="float" office:value="5.69756" calcext:value-type="float">
            <text:p>5.697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37" office:value-type="string" calcext:value-type="string">
            <text:p>4:</text:p>
          </table:table-cell>
          <table:table-cell office:value-type="float" office:value="10.45" calcext:value-type="float">
            <text:p>10.45</text:p>
          </table:table-cell>
          <table:table-cell office:value-type="string" calcext:value-type="string">
            <text:p>-</text:p>
          </table:table-cell>
          <table:table-cell office:value-type="float" office:value="10.45" calcext:value-type="float">
            <text:p>10.45</text:p>
          </table:table-cell>
          <table:table-cell table:number-columns-repeated="2"/>
          <table:table-cell table:style-name="ce3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4:</text:p>
          </table:table-cell>
          <table:table-cell office:value-type="float" office:value="3.69183" calcext:value-type="float">
            <text:p>3.69183</text:p>
          </table:table-cell>
          <table:table-cell/>
          <table:table-cell table:style-name="ce18" office:value-type="float" office:value="4" calcext:value-type="float">
            <text:p>4</text:p>
          </table:table-cell>
          <table:table-cell office:value-type="float" office:value="1.40655" calcext:value-type="float">
            <text:p>1.40655</text:p>
          </table:table-cell>
          <table:table-cell office:value-type="float" office:value="2.66516" calcext:value-type="float">
            <text:p>2.66516</text:p>
          </table:table-cell>
          <table:table-cell office:value-type="float" office:value="2.92175" calcext:value-type="float">
            <text:p>2.92175</text:p>
          </table:table-cell>
          <table:table-cell office:value-type="float" office:value="3.21098" calcext:value-type="float">
            <text:p>3.21098</text:p>
          </table:table-cell>
          <table:table-cell office:value-type="float" office:value="0" calcext:value-type="float">
            <text:p>0</text:p>
          </table:table-cell>
          <table:table-cell office:value-type="float" office:value="0.221073" calcext:value-type="float">
            <text:p>0.221073</text:p>
          </table:table-cell>
          <table:table-cell office:value-type="float" office:value="0.616313" calcext:value-type="float">
            <text:p>0.616313</text:p>
          </table:table-cell>
          <table:table-cell office:value-type="float" office:value="0.889496" calcext:value-type="float">
            <text:p>0.889496</text:p>
          </table:table-cell>
          <table:table-cell office:value-type="float" office:value="2.88333" calcext:value-type="float">
            <text:p>2.88333</text:p>
          </table:table-cell>
          <table:table-cell office:value-type="float" office:value="2.87167" calcext:value-type="float">
            <text:p>2.87167</text:p>
          </table:table-cell>
          <table:table-cell office:value-type="float" office:value="0.605255" calcext:value-type="float">
            <text:p>0.605255</text:p>
          </table:table-cell>
          <table:table-cell office:value-type="float" office:value="6.51403" calcext:value-type="float">
            <text:p>6.51403</text:p>
          </table:table-cell>
          <table:table-cell office:value-type="float" office:value="3.43881" calcext:value-type="float">
            <text:p>3.43881</text:p>
          </table:table-cell>
          <table:table-cell office:value-type="float" office:value="1.97001" calcext:value-type="float">
            <text:p>1.97001</text:p>
          </table:table-cell>
          <table:table-cell office:value-type="float" office:value="0.605255" calcext:value-type="float">
            <text:p>0.605255</text:p>
          </table:table-cell>
          <table:table-cell office:value-type="float" office:value="2.62527" calcext:value-type="float">
            <text:p>2.62527</text:p>
          </table:table-cell>
          <table:table-cell office:value-type="float" office:value="2.28496" calcext:value-type="float">
            <text:p>2.28496</text:p>
          </table:table-cell>
          <table:table-cell office:value-type="float" office:value="0.483511" calcext:value-type="float">
            <text:p>0.483511</text:p>
          </table:table-cell>
          <table:table-cell office:value-type="float" office:value="0.534354" calcext:value-type="float">
            <text:p>0.534354</text:p>
          </table:table-cell>
          <table:table-cell office:value-type="float" office:value="5.69003" calcext:value-type="float">
            <text:p>5.69003</text:p>
          </table:table-cell>
          <table:table-cell office:value-type="float" office:value="3.34698" calcext:value-type="float">
            <text:p>3.34698</text:p>
          </table:table-cell>
          <table:table-cell office:value-type="float" office:value="0.786049" calcext:value-type="float">
            <text:p>0.786049</text:p>
          </table:table-cell>
          <table:table-cell table:number-columns-repeated="2" office:value-type="float" office:value="3.90445" calcext:value-type="float">
            <text:p>3.904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37" office:value-type="string" calcext:value-type="string">
            <text:p>5:</text:p>
          </table:table-cell>
          <table:table-cell office:value-type="float" office:value="15.2333" calcext:value-type="float">
            <text:p>15.2333</text:p>
          </table:table-cell>
          <table:table-cell office:value-type="string" calcext:value-type="string">
            <text:p>-</text:p>
          </table:table-cell>
          <table:table-cell office:value-type="float" office:value="15.2333" calcext:value-type="float">
            <text:p>15.2333</text:p>
          </table:table-cell>
          <table:table-cell table:number-columns-repeated="2"/>
          <table:table-cell table:style-name="ce15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5:</text:p>
          </table:table-cell>
          <table:table-cell office:value-type="float" office:value="3.5384" calcext:value-type="float">
            <text:p>3.5384</text:p>
          </table:table-cell>
          <table:table-cell/>
          <table:table-cell table:style-name="ce18" office:value-type="float" office:value="5" calcext:value-type="float">
            <text:p>5</text:p>
          </table:table-cell>
          <table:table-cell office:value-type="float" office:value="1.41376" calcext:value-type="float">
            <text:p>1.41376</text:p>
          </table:table-cell>
          <table:table-cell office:value-type="float" office:value="3.22138" calcext:value-type="float">
            <text:p>3.22138</text:p>
          </table:table-cell>
          <table:table-cell office:value-type="float" office:value="2.31501" calcext:value-type="float">
            <text:p>2.31501</text:p>
          </table:table-cell>
          <table:table-cell office:value-type="float" office:value="2.7433" calcext:value-type="float">
            <text:p>2.7433</text:p>
          </table:table-cell>
          <table:table-cell office:value-type="float" office:value="0.181211" calcext:value-type="float">
            <text:p>0.181211</text:p>
          </table:table-cell>
          <table:table-cell office:value-type="float" office:value="0" calcext:value-type="float">
            <text:p>0</text:p>
          </table:table-cell>
          <table:table-cell office:value-type="float" office:value="0.496612" calcext:value-type="float">
            <text:p>0.496612</text:p>
          </table:table-cell>
          <table:table-cell office:value-type="float" office:value="0.423972" calcext:value-type="float">
            <text:p>0.423972</text:p>
          </table:table-cell>
          <table:table-cell office:value-type="float" office:value="2.27381" calcext:value-type="float">
            <text:p>2.27381</text:p>
          </table:table-cell>
          <table:table-cell office:value-type="float" office:value="2.96957" calcext:value-type="float">
            <text:p>2.96957</text:p>
          </table:table-cell>
          <table:table-cell office:value-type="float" office:value="0.493484" calcext:value-type="float">
            <text:p>0.493484</text:p>
          </table:table-cell>
          <table:table-cell office:value-type="float" office:value="6.2889" calcext:value-type="float">
            <text:p>6.2889</text:p>
          </table:table-cell>
          <table:table-cell office:value-type="float" office:value="3.7727" calcext:value-type="float">
            <text:p>3.7727</text:p>
          </table:table-cell>
          <table:table-cell office:value-type="float" office:value="1.40325" calcext:value-type="float">
            <text:p>1.40325</text:p>
          </table:table-cell>
          <table:table-cell office:value-type="float" office:value="0.493484" calcext:value-type="float">
            <text:p>0.493484</text:p>
          </table:table-cell>
          <table:table-cell office:value-type="float" office:value="2.0187" calcext:value-type="float">
            <text:p>2.0187</text:p>
          </table:table-cell>
          <table:table-cell office:value-type="float" office:value="1.67896" calcext:value-type="float">
            <text:p>1.67896</text:p>
          </table:table-cell>
          <table:table-cell office:value-type="float" office:value="0.281518" calcext:value-type="float">
            <text:p>0.281518</text:p>
          </table:table-cell>
          <table:table-cell office:value-type="float" office:value="0.410156" calcext:value-type="float">
            <text:p>0.410156</text:p>
          </table:table-cell>
          <table:table-cell office:value-type="float" office:value="5.56586" calcext:value-type="float">
            <text:p>5.56586</text:p>
          </table:table-cell>
          <table:table-cell office:value-type="float" office:value="2.76947" calcext:value-type="float">
            <text:p>2.76947</text:p>
          </table:table-cell>
          <table:table-cell office:value-type="float" office:value="0.211698" calcext:value-type="float">
            <text:p>0.211698</text:p>
          </table:table-cell>
          <table:table-cell table:number-columns-repeated="2" office:value-type="float" office:value="4.42423" calcext:value-type="float">
            <text:p>4.424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style-name="ce30" office:value-type="float" office:value="6" calcext:value-type="float">
            <text:p>6</text:p>
          </table:table-cell>
          <table:table-cell office:value-type="float" office:value="-3" calcext:value-type="float">
            <text:p>-3</text:p>
          </table:table-cell>
          <table:table-cell table:style-name="ce17" office:value-type="string" calcext:value-type="string">
            <text:p>6:</text:p>
          </table:table-cell>
          <table:table-cell office:value-type="float" office:value="2.74924" calcext:value-type="float">
            <text:p>2.74924</text:p>
          </table:table-cell>
          <table:table-cell/>
          <table:table-cell table:style-name="ce19" office:value-type="float" office:value="6" calcext:value-type="float">
            <text:p>6</text:p>
          </table:table-cell>
          <table:table-cell office:value-type="float" office:value="1.83387" calcext:value-type="float">
            <text:p>1.83387</text:p>
          </table:table-cell>
          <table:table-cell office:value-type="float" office:value="3.25477" calcext:value-type="float">
            <text:p>3.25477</text:p>
          </table:table-cell>
          <table:table-cell office:value-type="float" office:value="2.46186" calcext:value-type="float">
            <text:p>2.46186</text:p>
          </table:table-cell>
          <table:table-cell office:value-type="float" office:value="3.21148" calcext:value-type="float">
            <text:p>3.21148</text:p>
          </table:table-cell>
          <table:table-cell office:value-type="float" office:value="0.545885" calcext:value-type="float">
            <text:p>0.545885</text:p>
          </table:table-cell>
          <table:table-cell office:value-type="float" office:value="0.697807" calcext:value-type="float">
            <text:p>0.697807</text:p>
          </table:table-cell>
          <table:table-cell office:value-type="float" office:value="0" calcext:value-type="float">
            <text:p>0</text:p>
          </table:table-cell>
          <table:table-cell office:value-type="float" office:value="0.393427" calcext:value-type="float">
            <text:p>0.393427</text:p>
          </table:table-cell>
          <table:table-cell office:value-type="float" office:value="2.43402" calcext:value-type="float">
            <text:p>2.43402</text:p>
          </table:table-cell>
          <table:table-cell office:value-type="float" office:value="3.37006" calcext:value-type="float">
            <text:p>3.37006</text:p>
          </table:table-cell>
          <table:table-cell office:value-type="float" office:value="0.0111325" calcext:value-type="float">
            <text:p>0.0111325</text:p>
          </table:table-cell>
          <table:table-cell office:value-type="float" office:value="6.78363" calcext:value-type="float">
            <text:p>6.78363</text:p>
          </table:table-cell>
          <table:table-cell office:value-type="float" office:value="4.03929" calcext:value-type="float">
            <text:p>4.03929</text:p>
          </table:table-cell>
          <table:table-cell office:value-type="float" office:value="1.821" calcext:value-type="float">
            <text:p>1.821</text:p>
          </table:table-cell>
          <table:table-cell office:value-type="float" office:value="0.0111325" calcext:value-type="float">
            <text:p>0.0111325</text:p>
          </table:table-cell>
          <table:table-cell office:value-type="float" office:value="2.16995" calcext:value-type="float">
            <text:p>2.16995</text:p>
          </table:table-cell>
          <table:table-cell office:value-type="float" office:value="2.01924" calcext:value-type="float">
            <text:p>2.01924</text:p>
          </table:table-cell>
          <table:table-cell office:value-type="float" office:value="0.241666" calcext:value-type="float">
            <text:p>0.241666</text:p>
          </table:table-cell>
          <table:table-cell office:value-type="float" office:value="0.105003" calcext:value-type="float">
            <text:p>0.105003</text:p>
          </table:table-cell>
          <table:table-cell office:value-type="float" office:value="6.04597" calcext:value-type="float">
            <text:p>6.04597</text:p>
          </table:table-cell>
          <table:table-cell office:value-type="float" office:value="3.15125" calcext:value-type="float">
            <text:p>3.15125</text:p>
          </table:table-cell>
          <table:table-cell office:value-type="float" office:value="0.471014" calcext:value-type="float">
            <text:p>0.471014</text:p>
          </table:table-cell>
          <table:table-cell table:number-columns-repeated="2" office:value-type="float" office:value="4.50863" calcext:value-type="float">
            <text:p>4.508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style-name="ce35" office:value-type="float" office:value="7" calcext:value-type="float">
            <text:p>7</text:p>
          </table:table-cell>
          <table:table-cell office:value-type="float" office:value="-3" calcext:value-type="float">
            <text:p>-3</text:p>
          </table:table-cell>
          <table:table-cell table:style-name="ce17" office:value-type="string" calcext:value-type="string">
            <text:p>7:</text:p>
          </table:table-cell>
          <table:table-cell office:value-type="float" office:value="4.22112" calcext:value-type="float">
            <text:p>4.22112</text:p>
          </table:table-cell>
          <table:table-cell/>
          <table:table-cell table:style-name="ce19" office:value-type="float" office:value="7" calcext:value-type="float">
            <text:p>7</text:p>
          </table:table-cell>
          <table:table-cell office:value-type="float" office:value="1.82988" calcext:value-type="float">
            <text:p>1.82988</text:p>
          </table:table-cell>
          <table:table-cell office:value-type="float" office:value="3.55355" calcext:value-type="float">
            <text:p>3.55355</text:p>
          </table:table-cell>
          <table:table-cell office:value-type="float" office:value="2.07821" calcext:value-type="float">
            <text:p>2.07821</text:p>
          </table:table-cell>
          <table:table-cell office:value-type="float" office:value="2.90921" calcext:value-type="float">
            <text:p>2.90921</text:p>
          </table:table-cell>
          <table:table-cell office:value-type="float" office:value="0.32556" calcext:value-type="float">
            <text:p>0.32556</text:p>
          </table:table-cell>
          <table:table-cell office:value-type="float" office:value="0.879634" calcext:value-type="float">
            <text:p>0.879634</text:p>
          </table:table-cell>
          <table:table-cell office:value-type="float" office:value="0.393427" calcext:value-type="float">
            <text:p>0.393427</text:p>
          </table:table-cell>
          <table:table-cell office:value-type="float" office:value="0" calcext:value-type="float">
            <text:p>0</text:p>
          </table:table-cell>
          <table:table-cell office:value-type="float" office:value="2.04785" calcext:value-type="float">
            <text:p>2.04785</text:p>
          </table:table-cell>
          <table:table-cell office:value-type="float" office:value="3.38691" calcext:value-type="float">
            <text:p>3.38691</text:p>
          </table:table-cell>
          <table:table-cell office:value-type="float" office:value="0.400452" calcext:value-type="float">
            <text:p>0.400452</text:p>
          </table:table-cell>
          <table:table-cell office:value-type="float" office:value="6.59724" calcext:value-type="float">
            <text:p>6.59724</text:p>
          </table:table-cell>
          <table:table-cell office:value-type="float" office:value="4.18988" calcext:value-type="float">
            <text:p>4.18988</text:p>
          </table:table-cell>
          <table:table-cell office:value-type="float" office:value="1.48208" calcext:value-type="float">
            <text:p>1.48208</text:p>
          </table:table-cell>
          <table:table-cell office:value-type="float" office:value="0.400452" calcext:value-type="float">
            <text:p>0.400452</text:p>
          </table:table-cell>
          <table:table-cell office:value-type="float" office:value="1.78448" calcext:value-type="float">
            <text:p>1.78448</text:p>
          </table:table-cell>
          <table:table-cell office:value-type="float" office:value="1.64041" calcext:value-type="float">
            <text:p>1.64041</text:p>
          </table:table-cell>
          <table:table-cell office:value-type="float" office:value="0.406071" calcext:value-type="float">
            <text:p>0.406071</text:p>
          </table:table-cell>
          <table:table-cell office:value-type="float" office:value="0.400803" calcext:value-type="float">
            <text:p>0.400803</text:p>
          </table:table-cell>
          <table:table-cell office:value-type="float" office:value="5.92059" calcext:value-type="float">
            <text:p>5.92059</text:p>
          </table:table-cell>
          <table:table-cell office:value-type="float" office:value="2.78137" calcext:value-type="float">
            <text:p>2.78137</text:p>
          </table:table-cell>
          <table:table-cell office:value-type="float" office:value="0.238328" calcext:value-type="float">
            <text:p>0.238328</text:p>
          </table:table-cell>
          <table:table-cell table:number-columns-repeated="2" office:value-type="float" office:value="4.78337" calcext:value-type="float">
            <text:p>4.783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style-name="ce13" office:value-type="float" office:value="8" calcext:value-type="float">
            <text:p>8</text:p>
          </table:table-cell>
          <table:table-cell office:value-type="float" office:value="-3" calcext:value-type="float">
            <text:p>-3</text:p>
          </table:table-cell>
          <table:table-cell table:style-name="ce17" office:value-type="string" calcext:value-type="string">
            <text:p>8:</text:p>
          </table:table-cell>
          <table:table-cell office:value-type="float" office:value="3.58397" calcext:value-type="float">
            <text:p>3.58397</text:p>
          </table:table-cell>
          <table:table-cell/>
          <table:table-cell table:style-name="ce19" office:value-type="float" office:value="8" calcext:value-type="float">
            <text:p>8</text:p>
          </table:table-cell>
          <table:table-cell office:value-type="float" office:value="3.13224" calcext:value-type="float">
            <text:p>3.13224</text:p>
          </table:table-cell>
          <table:table-cell office:value-type="float" office:value="5.46379" calcext:value-type="float">
            <text:p>5.46379</text:p>
          </table:table-cell>
          <table:table-cell office:value-type="float" office:value="0.075493" calcext:value-type="float">
            <text:p>0.075493</text:p>
          </table:table-cell>
          <table:table-cell office:value-type="float" office:value="2.38664" calcext:value-type="float">
            <text:p>2.38664</text:p>
          </table:table-cell>
          <table:table-cell office:value-type="float" office:value="2.0941" calcext:value-type="float">
            <text:p>2.0941</text:p>
          </table:table-cell>
          <table:table-cell office:value-type="float" office:value="2.79176" calcext:value-type="float">
            <text:p>2.79176</text:p>
          </table:table-cell>
          <table:table-cell office:value-type="float" office:value="2.43402" calcext:value-type="float">
            <text:p>2.43402</text:p>
          </table:table-cell>
          <table:table-cell office:value-type="float" office:value="2.04785" calcext:value-type="float">
            <text:p>2.04785</text:p>
          </table:table-cell>
          <table:table-cell office:value-type="float" office:value="0" calcext:value-type="float">
            <text:p>0</text:p>
          </table:table-cell>
          <table:table-cell office:value-type="float" office:value="4.46202" calcext:value-type="float">
            <text:p>4.46202</text:p>
          </table:table-cell>
          <table:table-cell office:value-type="float" office:value="2.44238" calcext:value-type="float">
            <text:p>2.44238</text:p>
          </table:table-cell>
          <table:table-cell office:value-type="float" office:value="6.39045" calcext:value-type="float">
            <text:p>6.39045</text:p>
          </table:table-cell>
          <table:table-cell office:value-type="float" office:value="5.66461" calcext:value-type="float">
            <text:p>5.66461</text:p>
          </table:table-cell>
          <table:table-cell office:value-type="float" office:value="1.47997" calcext:value-type="float">
            <text:p>1.47997</text:p>
          </table:table-cell>
          <table:table-cell office:value-type="float" office:value="2.44238" calcext:value-type="float">
            <text:p>2.44238</text:p>
          </table:table-cell>
          <table:table-cell office:value-type="float" office:value="0.264445" calcext:value-type="float">
            <text:p>0.264445</text:p>
          </table:table-cell>
          <table:table-cell office:value-type="float" office:value="1.01683" calcext:value-type="float">
            <text:p>1.01683</text:p>
          </table:table-cell>
          <table:table-cell office:value-type="float" office:value="2.42658" calcext:value-type="float">
            <text:p>2.42658</text:p>
          </table:table-cell>
          <table:table-cell office:value-type="float" office:value="2.44816" calcext:value-type="float">
            <text:p>2.44816</text:p>
          </table:table-cell>
          <table:table-cell office:value-type="float" office:value="6.10225" calcext:value-type="float">
            <text:p>6.10225</text:p>
          </table:table-cell>
          <table:table-cell office:value-type="float" office:value="1.55172" calcext:value-type="float">
            <text:p>1.55172</text:p>
          </table:table-cell>
          <table:table-cell office:value-type="float" office:value="2.09796" calcext:value-type="float">
            <text:p>2.09796</text:p>
          </table:table-cell>
          <table:table-cell table:number-columns-repeated="2" office:value-type="float" office:value="6.61028" calcext:value-type="float">
            <text:p>6.610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style-name="ce14" office:value-type="float" office:value="9" calcext:value-type="float">
            <text:p>9</text:p>
          </table:table-cell>
          <table:table-cell office:value-type="float" office:value="-3" calcext:value-type="float">
            <text:p>-3</text:p>
          </table:table-cell>
          <table:table-cell table:style-name="ce17" office:value-type="string" calcext:value-type="string">
            <text:p>9:</text:p>
          </table:table-cell>
          <table:table-cell office:value-type="float" office:value="5.34282" calcext:value-type="float">
            <text:p>5.34282</text:p>
          </table:table-cell>
          <table:table-cell/>
          <table:table-cell table:style-name="ce19" office:value-type="float" office:value="9" calcext:value-type="float">
            <text:p>9</text:p>
          </table:table-cell>
          <table:table-cell office:value-type="float" office:value="1.55705" calcext:value-type="float">
            <text:p>1.55705</text:p>
          </table:table-cell>
          <table:table-cell office:value-type="float" office:value="2.70162" calcext:value-type="float">
            <text:p>2.70162</text:p>
          </table:table-cell>
          <table:table-cell office:value-type="float" office:value="4.53259" calcext:value-type="float">
            <text:p>4.53259</text:p>
          </table:table-cell>
          <table:table-cell office:value-type="float" office:value="2.86902" calcext:value-type="float">
            <text:p>2.86902</text:p>
          </table:table-cell>
          <table:table-cell office:value-type="float" office:value="3.07224" calcext:value-type="float">
            <text:p>3.07224</text:p>
          </table:table-cell>
          <table:table-cell office:value-type="float" office:value="2.70129" calcext:value-type="float">
            <text:p>2.70129</text:p>
          </table:table-cell>
          <table:table-cell office:value-type="float" office:value="3.37006" calcext:value-type="float">
            <text:p>3.37006</text:p>
          </table:table-cell>
          <table:table-cell office:value-type="float" office:value="3.38691" calcext:value-type="float">
            <text:p>3.38691</text:p>
          </table:table-cell>
          <table:table-cell office:value-type="float" office:value="4.46202" calcext:value-type="float">
            <text:p>4.46202</text:p>
          </table:table-cell>
          <table:table-cell office:value-type="float" office:value="0" calcext:value-type="float">
            <text:p>0</text:p>
          </table:table-cell>
          <table:table-cell office:value-type="float" office:value="3.36146" calcext:value-type="float">
            <text:p>3.36146</text:p>
          </table:table-cell>
          <table:table-cell office:value-type="float" office:value="4.16336" calcext:value-type="float">
            <text:p>4.16336</text:p>
          </table:table-cell>
          <table:table-cell office:value-type="float" office:value="1.49275" calcext:value-type="float">
            <text:p>1.49275</text:p>
          </table:table-cell>
          <table:table-cell office:value-type="float" office:value="2.98205" calcext:value-type="float">
            <text:p>2.98205</text:p>
          </table:table-cell>
          <table:table-cell office:value-type="float" office:value="3.36146" calcext:value-type="float">
            <text:p>3.36146</text:p>
          </table:table-cell>
          <table:table-cell office:value-type="float" office:value="4.30089" calcext:value-type="float">
            <text:p>4.30089</text:p>
          </table:table-cell>
          <table:table-cell office:value-type="float" office:value="3.45289" calcext:value-type="float">
            <text:p>3.45289</text:p>
          </table:table-cell>
          <table:table-cell office:value-type="float" office:value="3.13593" calcext:value-type="float">
            <text:p>3.13593</text:p>
          </table:table-cell>
          <table:table-cell office:value-type="float" office:value="3.26518" calcext:value-type="float">
            <text:p>3.26518</text:p>
          </table:table-cell>
          <table:table-cell office:value-type="float" office:value="3.08088" calcext:value-type="float">
            <text:p>3.08088</text:p>
          </table:table-cell>
          <table:table-cell office:value-type="float" office:value="3.76563" calcext:value-type="float">
            <text:p>3.76563</text:p>
          </table:table-cell>
          <table:table-cell office:value-type="float" office:value="3.15168" calcext:value-type="float">
            <text:p>3.15168</text:p>
          </table:table-cell>
          <table:table-cell table:number-columns-repeated="2" office:value-type="float" office:value="3.10017" calcext:value-type="float">
            <text:p>3.100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style-name="ce34" office:value-type="float" office:value="10" calcext:value-type="float">
            <text:p>10</text:p>
          </table:table-cell>
          <table:table-cell office:value-type="float" office:value="-3" calcext:value-type="float">
            <text:p>-3</text:p>
          </table:table-cell>
          <table:table-cell table:style-name="ce17" office:value-type="string" calcext:value-type="string">
            <text:p>10:</text:p>
          </table:table-cell>
          <table:table-cell office:value-type="float" office:value="2.82053" calcext:value-type="float">
            <text:p>2.82053</text:p>
          </table:table-cell>
          <table:table-cell/>
          <table:table-cell table:style-name="ce19" office:value-type="float" office:value="10" calcext:value-type="float">
            <text:p>10</text:p>
          </table:table-cell>
          <table:table-cell office:value-type="float" office:value="1.82605" calcext:value-type="float">
            <text:p>1.82605</text:p>
          </table:table-cell>
          <table:table-cell office:value-type="float" office:value="3.24377" calcext:value-type="float">
            <text:p>3.24377</text:p>
          </table:table-cell>
          <table:table-cell office:value-type="float" office:value="2.47042" calcext:value-type="float">
            <text:p>2.47042</text:p>
          </table:table-cell>
          <table:table-cell office:value-type="float" office:value="3.2117" calcext:value-type="float">
            <text:p>3.2117</text:p>
          </table:table-cell>
          <table:table-cell office:value-type="float" office:value="0.546453" calcext:value-type="float">
            <text:p>0.546453</text:p>
          </table:table-cell>
          <table:table-cell office:value-type="float" office:value="0.6877" calcext:value-type="float">
            <text:p>0.6877</text:p>
          </table:table-cell>
          <table:table-cell office:value-type="float" office:value="0.0111325" calcext:value-type="float">
            <text:p>0.0111325</text:p>
          </table:table-cell>
          <table:table-cell office:value-type="float" office:value="0.400452" calcext:value-type="float">
            <text:p>0.400452</text:p>
          </table:table-cell>
          <table:table-cell office:value-type="float" office:value="2.44238" calcext:value-type="float">
            <text:p>2.44238</text:p>
          </table:table-cell>
          <table:table-cell office:value-type="float" office:value="3.36146" calcext:value-type="float">
            <text:p>3.36146</text:p>
          </table:table-cell>
          <table:table-cell office:value-type="float" office:value="0" calcext:value-type="float">
            <text:p>0</text:p>
          </table:table-cell>
          <table:table-cell office:value-type="float" office:value="6.77951" calcext:value-type="float">
            <text:p>6.77951</text:p>
          </table:table-cell>
          <table:table-cell office:value-type="float" office:value="4.02873" calcext:value-type="float">
            <text:p>4.02873</text:p>
          </table:table-cell>
          <table:table-cell office:value-type="float" office:value="1.82321" calcext:value-type="float">
            <text:p>1.82321</text:p>
          </table:table-cell>
          <table:table-cell office:value-type="float" office:value="0" calcext:value-type="float">
            <text:p>0</text:p>
          </table:table-cell>
          <table:table-cell office:value-type="float" office:value="2.17836" calcext:value-type="float">
            <text:p>2.17836</text:p>
          </table:table-cell>
          <table:table-cell office:value-type="float" office:value="2.02387" calcext:value-type="float">
            <text:p>2.02387</text:p>
          </table:table-cell>
          <table:table-cell office:value-type="float" office:value="0.235169" calcext:value-type="float">
            <text:p>0.235169</text:p>
          </table:table-cell>
          <table:table-cell office:value-type="float" office:value="0.0970291" calcext:value-type="float">
            <text:p>0.0970291</text:p>
          </table:table-cell>
          <table:table-cell office:value-type="float" office:value="6.04022" calcext:value-type="float">
            <text:p>6.04022</text:p>
          </table:table-cell>
          <table:table-cell office:value-type="float" office:value="3.15504" calcext:value-type="float">
            <text:p>3.15504</text:p>
          </table:table-cell>
          <table:table-cell office:value-type="float" office:value="0.472722" calcext:value-type="float">
            <text:p>0.472722</text:p>
          </table:table-cell>
          <table:table-cell table:number-columns-repeated="2" office:value-type="float" office:value="4.49752" calcext:value-type="float">
            <text:p>4.497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style-name="ce15" office:value-type="float" office:value="11" calcext:value-type="float">
            <text:p>11</text:p>
          </table:table-cell>
          <table:table-cell office:value-type="float" office:value="-3" calcext:value-type="float">
            <text:p>-3</text:p>
          </table:table-cell>
          <table:table-cell table:style-name="ce17" office:value-type="string" calcext:value-type="string">
            <text:p>11:</text:p>
          </table:table-cell>
          <table:table-cell office:value-type="float" office:value="3.80413" calcext:value-type="float">
            <text:p>3.80413</text:p>
          </table:table-cell>
          <table:table-cell/>
          <table:table-cell table:style-name="ce19" office:value-type="float" office:value="11" calcext:value-type="float">
            <text:p>11</text:p>
          </table:table-cell>
          <table:table-cell office:value-type="float" office:value="5.14584" calcext:value-type="float">
            <text:p>5.14584</text:p>
          </table:table-cell>
          <table:table-cell office:value-type="float" office:value="6.82998" calcext:value-type="float">
            <text:p>6.82998</text:p>
          </table:table-cell>
          <table:table-cell office:value-type="float" office:value="6.46169" calcext:value-type="float">
            <text:p>6.46169</text:p>
          </table:table-cell>
          <table:table-cell office:value-type="float" office:value="4.01879" calcext:value-type="float">
            <text:p>4.01879</text:p>
          </table:table-cell>
          <table:table-cell office:value-type="float" office:value="6.28922" calcext:value-type="float">
            <text:p>6.28922</text:p>
          </table:table-cell>
          <table:table-cell office:value-type="float" office:value="6.2973" calcext:value-type="float">
            <text:p>6.2973</text:p>
          </table:table-cell>
          <table:table-cell office:value-type="float" office:value="6.78363" calcext:value-type="float">
            <text:p>6.78363</text:p>
          </table:table-cell>
          <table:table-cell office:value-type="float" office:value="6.59724" calcext:value-type="float">
            <text:p>6.59724</text:p>
          </table:table-cell>
          <table:table-cell office:value-type="float" office:value="6.39045" calcext:value-type="float">
            <text:p>6.39045</text:p>
          </table:table-cell>
          <table:table-cell office:value-type="float" office:value="4.16336" calcext:value-type="float">
            <text:p>4.16336</text:p>
          </table:table-cell>
          <table:table-cell office:value-type="float" office:value="6.77951" calcext:value-type="float">
            <text:p>6.77951</text:p>
          </table:table-cell>
          <table:table-cell office:value-type="float" office:value="0" calcext:value-type="float">
            <text:p>0</text:p>
          </table:table-cell>
          <table:table-cell office:value-type="float" office:value="5.18553" calcext:value-type="float">
            <text:p>5.18553</text:p>
          </table:table-cell>
          <table:table-cell office:value-type="float" office:value="5.34994" calcext:value-type="float">
            <text:p>5.34994</text:p>
          </table:table-cell>
          <table:table-cell office:value-type="float" office:value="6.77951" calcext:value-type="float">
            <text:p>6.77951</text:p>
          </table:table-cell>
          <table:table-cell office:value-type="float" office:value="6.40295" calcext:value-type="float">
            <text:p>6.40295</text:p>
          </table:table-cell>
          <table:table-cell office:value-type="float" office:value="5.57905" calcext:value-type="float">
            <text:p>5.57905</text:p>
          </table:table-cell>
          <table:table-cell office:value-type="float" office:value="6.55054" calcext:value-type="float">
            <text:p>6.55054</text:p>
          </table:table-cell>
          <table:table-cell office:value-type="float" office:value="6.68954" calcext:value-type="float">
            <text:p>6.68954</text:p>
          </table:table-cell>
          <table:table-cell office:value-type="float" office:value="1.28209" calcext:value-type="float">
            <text:p>1.28209</text:p>
          </table:table-cell>
          <table:table-cell office:value-type="float" office:value="4.89573" calcext:value-type="float">
            <text:p>4.89573</text:p>
          </table:table-cell>
          <table:table-cell office:value-type="float" office:value="6.37964" calcext:value-type="float">
            <text:p>6.37964</text:p>
          </table:table-cell>
          <table:table-cell table:number-columns-repeated="2" office:value-type="float" office:value="6.90866" calcext:value-type="float">
            <text:p>6.908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17" office:value-type="string" calcext:value-type="string">
            <text:p>12:</text:p>
          </table:table-cell>
          <table:table-cell office:value-type="float" office:value="7.03818" calcext:value-type="float">
            <text:p>7.03818</text:p>
          </table:table-cell>
          <table:table-cell/>
          <table:table-cell table:style-name="ce19" office:value-type="float" office:value="12" calcext:value-type="float">
            <text:p>12</text:p>
          </table:table-cell>
          <table:table-cell office:value-type="float" office:value="2.53824" calcext:value-type="float">
            <text:p>2.53824</text:p>
          </table:table-cell>
          <table:table-cell office:value-type="float" office:value="1.88029" calcext:value-type="float">
            <text:p>1.88029</text:p>
          </table:table-cell>
          <table:table-cell office:value-type="float" office:value="5.72941" calcext:value-type="float">
            <text:p>5.72941</text:p>
          </table:table-cell>
          <table:table-cell office:value-type="float" office:value="4.33685" calcext:value-type="float">
            <text:p>4.33685</text:p>
          </table:table-cell>
          <table:table-cell office:value-type="float" office:value="3.92208" calcext:value-type="float">
            <text:p>3.92208</text:p>
          </table:table-cell>
          <table:table-cell office:value-type="float" office:value="3.34615" calcext:value-type="float">
            <text:p>3.34615</text:p>
          </table:table-cell>
          <table:table-cell office:value-type="float" office:value="4.03929" calcext:value-type="float">
            <text:p>4.03929</text:p>
          </table:table-cell>
          <table:table-cell office:value-type="float" office:value="4.18988" calcext:value-type="float">
            <text:p>4.18988</text:p>
          </table:table-cell>
          <table:table-cell office:value-type="float" office:value="5.66461" calcext:value-type="float">
            <text:p>5.66461</text:p>
          </table:table-cell>
          <table:table-cell office:value-type="float" office:value="1.49275" calcext:value-type="float">
            <text:p>1.49275</text:p>
          </table:table-cell>
          <table:table-cell office:value-type="float" office:value="4.02873" calcext:value-type="float">
            <text:p>4.02873</text:p>
          </table:table-cell>
          <table:table-cell office:value-type="float" office:value="5.18553" calcext:value-type="float">
            <text:p>5.18553</text:p>
          </table:table-cell>
          <table:table-cell office:value-type="float" office:value="0" calcext:value-type="float">
            <text:p>0</text:p>
          </table:table-cell>
          <table:table-cell office:value-type="float" office:value="4.21572" calcext:value-type="float">
            <text:p>4.21572</text:p>
          </table:table-cell>
          <table:table-cell office:value-type="float" office:value="4.02873" calcext:value-type="float">
            <text:p>4.02873</text:p>
          </table:table-cell>
          <table:table-cell office:value-type="float" office:value="5.46781" calcext:value-type="float">
            <text:p>5.46781</text:p>
          </table:table-cell>
          <table:table-cell office:value-type="float" office:value="4.69729" calcext:value-type="float">
            <text:p>4.69729</text:p>
          </table:table-cell>
          <table:table-cell office:value-type="float" office:value="3.84297" calcext:value-type="float">
            <text:p>3.84297</text:p>
          </table:table-cell>
          <table:table-cell office:value-type="float" office:value="3.94324" calcext:value-type="float">
            <text:p>3.94324</text:p>
          </table:table-cell>
          <table:table-cell office:value-type="float" office:value="3.95276" calcext:value-type="float">
            <text:p>3.95276</text:p>
          </table:table-cell>
          <table:table-cell office:value-type="float" office:value="5.17853" calcext:value-type="float">
            <text:p>5.17853</text:p>
          </table:table-cell>
          <table:table-cell office:value-type="float" office:value="3.98134" calcext:value-type="float">
            <text:p>3.98134</text:p>
          </table:table-cell>
          <table:table-cell table:number-columns-repeated="2" office:value-type="float" office:value="1.73559" calcext:value-type="float">
            <text:p>1.735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17" office:value-type="string" calcext:value-type="string">
            <text:p>13:</text:p>
          </table:table-cell>
          <table:table-cell office:value-type="float" office:value="3.86127" calcext:value-type="float">
            <text:p>3.86127</text:p>
          </table:table-cell>
          <table:table-cell/>
          <table:table-cell table:style-name="ce19" office:value-type="float" office:value="13" calcext:value-type="float">
            <text:p>13</text:p>
          </table:table-cell>
          <table:table-cell office:value-type="float" office:value="1.71718" calcext:value-type="float">
            <text:p>1.71718</text:p>
          </table:table-cell>
          <table:table-cell office:value-type="float" office:value="4.2383" calcext:value-type="float">
            <text:p>4.2383</text:p>
          </table:table-cell>
          <table:table-cell office:value-type="float" office:value="1.55071" calcext:value-type="float">
            <text:p>1.55071</text:p>
          </table:table-cell>
          <table:table-cell office:value-type="float" office:value="1.45648" calcext:value-type="float">
            <text:p>1.45648</text:p>
          </table:table-cell>
          <table:table-cell office:value-type="float" office:value="1.28456" calcext:value-type="float">
            <text:p>1.28456</text:p>
          </table:table-cell>
          <table:table-cell office:value-type="float" office:value="1.79398" calcext:value-type="float">
            <text:p>1.79398</text:p>
          </table:table-cell>
          <table:table-cell office:value-type="float" office:value="1.821" calcext:value-type="float">
            <text:p>1.821</text:p>
          </table:table-cell>
          <table:table-cell office:value-type="float" office:value="1.48208" calcext:value-type="float">
            <text:p>1.48208</text:p>
          </table:table-cell>
          <table:table-cell office:value-type="float" office:value="1.47997" calcext:value-type="float">
            <text:p>1.47997</text:p>
          </table:table-cell>
          <table:table-cell office:value-type="float" office:value="2.98205" calcext:value-type="float">
            <text:p>2.98205</text:p>
          </table:table-cell>
          <table:table-cell office:value-type="float" office:value="1.82321" calcext:value-type="float">
            <text:p>1.82321</text:p>
          </table:table-cell>
          <table:table-cell office:value-type="float" office:value="5.34994" calcext:value-type="float">
            <text:p>5.34994</text:p>
          </table:table-cell>
          <table:table-cell office:value-type="float" office:value="4.21572" calcext:value-type="float">
            <text:p>4.21572</text:p>
          </table:table-cell>
          <table:table-cell office:value-type="float" office:value="0" calcext:value-type="float">
            <text:p>0</text:p>
          </table:table-cell>
          <table:table-cell office:value-type="float" office:value="1.82321" calcext:value-type="float">
            <text:p>1.82321</text:p>
          </table:table-cell>
          <table:table-cell office:value-type="float" office:value="1.33005" calcext:value-type="float">
            <text:p>1.33005</text:p>
          </table:table-cell>
          <table:table-cell office:value-type="float" office:value="0.481593" calcext:value-type="float">
            <text:p>0.481593</text:p>
          </table:table-cell>
          <table:table-cell office:value-type="float" office:value="1.66923" calcext:value-type="float">
            <text:p>1.66923</text:p>
          </table:table-cell>
          <table:table-cell office:value-type="float" office:value="1.76953" calcext:value-type="float">
            <text:p>1.76953</text:p>
          </table:table-cell>
          <table:table-cell office:value-type="float" office:value="4.85969" calcext:value-type="float">
            <text:p>4.85969</text:p>
          </table:table-cell>
          <table:table-cell office:value-type="float" office:value="1.37733" calcext:value-type="float">
            <text:p>1.37733</text:p>
          </table:table-cell>
          <table:table-cell office:value-type="float" office:value="1.35093" calcext:value-type="float">
            <text:p>1.35093</text:p>
          </table:table-cell>
          <table:table-cell table:number-columns-repeated="2" office:value-type="float" office:value="5.28976" calcext:value-type="float">
            <text:p>5.289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35" office:value-type="float" office:value="14" calcext:value-type="float">
            <text:p>14</text:p>
          </table:table-cell>
          <table:table-cell table:number-columns-repeated="2"/>
          <table:table-cell table:style-name="ce35" office:value-type="float" office:value="14" calcext:value-type="float">
            <text:p>14</text:p>
          </table:table-cell>
          <table:table-cell office:value-type="float" office:value="1.82605" calcext:value-type="float">
            <text:p>1.82605</text:p>
          </table:table-cell>
          <table:table-cell office:value-type="float" office:value="3.24377" calcext:value-type="float">
            <text:p>3.24377</text:p>
          </table:table-cell>
          <table:table-cell office:value-type="float" office:value="2.47042" calcext:value-type="float">
            <text:p>2.47042</text:p>
          </table:table-cell>
          <table:table-cell office:value-type="float" office:value="3.2117" calcext:value-type="float">
            <text:p>3.2117</text:p>
          </table:table-cell>
          <table:table-cell office:value-type="float" office:value="0.546453" calcext:value-type="float">
            <text:p>0.546453</text:p>
          </table:table-cell>
          <table:table-cell office:value-type="float" office:value="0.6877" calcext:value-type="float">
            <text:p>0.6877</text:p>
          </table:table-cell>
          <table:table-cell office:value-type="float" office:value="0.0111325" calcext:value-type="float">
            <text:p>0.0111325</text:p>
          </table:table-cell>
          <table:table-cell office:value-type="float" office:value="0.400452" calcext:value-type="float">
            <text:p>0.400452</text:p>
          </table:table-cell>
          <table:table-cell office:value-type="float" office:value="2.44238" calcext:value-type="float">
            <text:p>2.44238</text:p>
          </table:table-cell>
          <table:table-cell office:value-type="float" office:value="3.36146" calcext:value-type="float">
            <text:p>3.36146</text:p>
          </table:table-cell>
          <table:table-cell office:value-type="float" office:value="0" calcext:value-type="float">
            <text:p>0</text:p>
          </table:table-cell>
          <table:table-cell office:value-type="float" office:value="6.77951" calcext:value-type="float">
            <text:p>6.77951</text:p>
          </table:table-cell>
          <table:table-cell office:value-type="float" office:value="4.02873" calcext:value-type="float">
            <text:p>4.02873</text:p>
          </table:table-cell>
          <table:table-cell office:value-type="float" office:value="1.82321" calcext:value-type="float">
            <text:p>1.82321</text:p>
          </table:table-cell>
          <table:table-cell office:value-type="float" office:value="0" calcext:value-type="float">
            <text:p>0</text:p>
          </table:table-cell>
          <table:table-cell office:value-type="float" office:value="2.17836" calcext:value-type="float">
            <text:p>2.17836</text:p>
          </table:table-cell>
          <table:table-cell office:value-type="float" office:value="2.02387" calcext:value-type="float">
            <text:p>2.02387</text:p>
          </table:table-cell>
          <table:table-cell office:value-type="float" office:value="0.235169" calcext:value-type="float">
            <text:p>0.235169</text:p>
          </table:table-cell>
          <table:table-cell office:value-type="float" office:value="0.0970291" calcext:value-type="float">
            <text:p>0.0970291</text:p>
          </table:table-cell>
          <table:table-cell office:value-type="float" office:value="6.04022" calcext:value-type="float">
            <text:p>6.04022</text:p>
          </table:table-cell>
          <table:table-cell office:value-type="float" office:value="3.15504" calcext:value-type="float">
            <text:p>3.15504</text:p>
          </table:table-cell>
          <table:table-cell office:value-type="float" office:value="0.472722" calcext:value-type="float">
            <text:p>0.472722</text:p>
          </table:table-cell>
          <table:table-cell table:number-columns-repeated="2" office:value-type="float" office:value="4.49752" calcext:value-type="float">
            <text:p>4.497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35" office:value-type="float" office:value="15" calcext:value-type="float">
            <text:p>15</text:p>
          </table:table-cell>
          <table:table-cell table:number-columns-repeated="2"/>
          <table:table-cell table:style-name="ce35" office:value-type="float" office:value="15" calcext:value-type="float">
            <text:p>15</text:p>
          </table:table-cell>
          <table:table-cell office:value-type="float" office:value="2.93041" calcext:value-type="float">
            <text:p>2.93041</text:p>
          </table:table-cell>
          <table:table-cell office:value-type="float" office:value="5.21894" calcext:value-type="float">
            <text:p>5.21894</text:p>
          </table:table-cell>
          <table:table-cell office:value-type="float" office:value="0.296506" calcext:value-type="float">
            <text:p>0.296506</text:p>
          </table:table-cell>
          <table:table-cell office:value-type="float" office:value="2.38485" calcext:value-type="float">
            <text:p>2.38485</text:p>
          </table:table-cell>
          <table:table-cell office:value-type="float" office:value="1.83831" calcext:value-type="float">
            <text:p>1.83831</text:p>
          </table:table-cell>
          <table:table-cell office:value-type="float" office:value="2.53874" calcext:value-type="float">
            <text:p>2.53874</text:p>
          </table:table-cell>
          <table:table-cell office:value-type="float" office:value="2.16995" calcext:value-type="float">
            <text:p>2.16995</text:p>
          </table:table-cell>
          <table:table-cell office:value-type="float" office:value="1.78448" calcext:value-type="float">
            <text:p>1.78448</text:p>
          </table:table-cell>
          <table:table-cell office:value-type="float" office:value="0.264445" calcext:value-type="float">
            <text:p>0.264445</text:p>
          </table:table-cell>
          <table:table-cell office:value-type="float" office:value="4.30089" calcext:value-type="float">
            <text:p>4.30089</text:p>
          </table:table-cell>
          <table:table-cell office:value-type="float" office:value="2.17836" calcext:value-type="float">
            <text:p>2.17836</text:p>
          </table:table-cell>
          <table:table-cell office:value-type="float" office:value="6.40295" calcext:value-type="float">
            <text:p>6.40295</text:p>
          </table:table-cell>
          <table:table-cell office:value-type="float" office:value="5.46781" calcext:value-type="float">
            <text:p>5.46781</text:p>
          </table:table-cell>
          <table:table-cell office:value-type="float" office:value="1.33005" calcext:value-type="float">
            <text:p>1.33005</text:p>
          </table:table-cell>
          <table:table-cell office:value-type="float" office:value="2.17836" calcext:value-type="float">
            <text:p>2.17836</text:p>
          </table:table-cell>
          <table:table-cell office:value-type="float" office:value="0" calcext:value-type="float">
            <text:p>0</text:p>
          </table:table-cell>
          <table:table-cell office:value-type="float" office:value="0.901865" calcext:value-type="float">
            <text:p>0.901865</text:p>
          </table:table-cell>
          <table:table-cell office:value-type="float" office:value="2.16546" calcext:value-type="float">
            <text:p>2.16546</text:p>
          </table:table-cell>
          <table:table-cell office:value-type="float" office:value="2.185" calcext:value-type="float">
            <text:p>2.185</text:p>
          </table:table-cell>
          <table:table-cell office:value-type="float" office:value="6.06213" calcext:value-type="float">
            <text:p>6.06213</text:p>
          </table:table-cell>
          <table:table-cell office:value-type="float" office:value="1.64064" calcext:value-type="float">
            <text:p>1.64064</text:p>
          </table:table-cell>
          <table:table-cell office:value-type="float" office:value="1.83934" calcext:value-type="float">
            <text:p>1.83934</text:p>
          </table:table-cell>
          <table:table-cell table:number-columns-repeated="2" office:value-type="float" office:value="6.37655" calcext:value-type="float">
            <text:p>6.376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35" office:value-type="float" office:value="16" calcext:value-type="float">
            <text:p>16</text:p>
          </table:table-cell>
          <table:table-cell table:number-columns-repeated="2"/>
          <table:table-cell table:style-name="ce35" office:value-type="float" office:value="16" calcext:value-type="float">
            <text:p>16</text:p>
          </table:table-cell>
          <table:table-cell office:value-type="float" office:value="2.19296" calcext:value-type="float">
            <text:p>2.19296</text:p>
          </table:table-cell>
          <table:table-cell office:value-type="float" office:value="4.67511" calcext:value-type="float">
            <text:p>4.67511</text:p>
          </table:table-cell>
          <table:table-cell office:value-type="float" office:value="1.09" calcext:value-type="float">
            <text:p>1.09</text:p>
          </table:table-cell>
          <table:table-cell office:value-type="float" office:value="1.57812" calcext:value-type="float">
            <text:p>1.57812</text:p>
          </table:table-cell>
          <table:table-cell office:value-type="float" office:value="1.52729" calcext:value-type="float">
            <text:p>1.52729</text:p>
          </table:table-cell>
          <table:table-cell office:value-type="float" office:value="2.13462" calcext:value-type="float">
            <text:p>2.13462</text:p>
          </table:table-cell>
          <table:table-cell office:value-type="float" office:value="2.01924" calcext:value-type="float">
            <text:p>2.01924</text:p>
          </table:table-cell>
          <table:table-cell office:value-type="float" office:value="1.64041" calcext:value-type="float">
            <text:p>1.64041</text:p>
          </table:table-cell>
          <table:table-cell office:value-type="float" office:value="1.01683" calcext:value-type="float">
            <text:p>1.01683</text:p>
          </table:table-cell>
          <table:table-cell office:value-type="float" office:value="3.45289" calcext:value-type="float">
            <text:p>3.45289</text:p>
          </table:table-cell>
          <table:table-cell office:value-type="float" office:value="2.02387" calcext:value-type="float">
            <text:p>2.02387</text:p>
          </table:table-cell>
          <table:table-cell office:value-type="float" office:value="5.57905" calcext:value-type="float">
            <text:p>5.57905</text:p>
          </table:table-cell>
          <table:table-cell office:value-type="float" office:value="4.69729" calcext:value-type="float">
            <text:p>4.69729</text:p>
          </table:table-cell>
          <table:table-cell office:value-type="float" office:value="0.481593" calcext:value-type="float">
            <text:p>0.481593</text:p>
          </table:table-cell>
          <table:table-cell office:value-type="float" office:value="2.02387" calcext:value-type="float">
            <text:p>2.02387</text:p>
          </table:table-cell>
          <table:table-cell office:value-type="float" office:value="0.901865" calcext:value-type="float">
            <text:p>0.901865</text:p>
          </table:table-cell>
          <table:table-cell office:value-type="float" office:value="0" calcext:value-type="float">
            <text:p>0</text:p>
          </table:table-cell>
          <table:table-cell office:value-type="float" office:value="1.91463" calcext:value-type="float">
            <text:p>1.91463</text:p>
          </table:table-cell>
          <table:table-cell office:value-type="float" office:value="1.98991" calcext:value-type="float">
            <text:p>1.98991</text:p>
          </table:table-cell>
          <table:table-cell office:value-type="float" office:value="5.1794" calcext:value-type="float">
            <text:p>5.1794</text:p>
          </table:table-cell>
          <table:table-cell office:value-type="float" office:value="1.14994" calcext:value-type="float">
            <text:p>1.14994</text:p>
          </table:table-cell>
          <table:table-cell office:value-type="float" office:value="1.57265" calcext:value-type="float">
            <text:p>1.57265</text:p>
          </table:table-cell>
          <table:table-cell table:number-columns-repeated="2" office:value-type="float" office:value="5.75171" calcext:value-type="float">
            <text:p>5.751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ce35" office:value-type="float" office:value="17" calcext:value-type="float">
            <text:p>17</text:p>
          </table:table-cell>
          <table:table-cell table:number-columns-repeated="2"/>
          <table:table-cell table:style-name="ce35" office:value-type="float" office:value="17" calcext:value-type="float">
            <text:p>17</text:p>
          </table:table-cell>
          <table:table-cell office:value-type="float" office:value="1.59489" calcext:value-type="float">
            <text:p>1.59489</text:p>
          </table:table-cell>
          <table:table-cell office:value-type="float" office:value="3.14826" calcext:value-type="float">
            <text:p>3.14826</text:p>
          </table:table-cell>
          <table:table-cell office:value-type="float" office:value="2.4612" calcext:value-type="float">
            <text:p>2.4612</text:p>
          </table:table-cell>
          <table:table-cell office:value-type="float" office:value="3.02413" calcext:value-type="float">
            <text:p>3.02413</text:p>
          </table:table-cell>
          <table:table-cell office:value-type="float" office:value="0.389504" calcext:value-type="float">
            <text:p>0.389504</text:p>
          </table:table-cell>
          <table:table-cell office:value-type="float" office:value="0.499293" calcext:value-type="float">
            <text:p>0.499293</text:p>
          </table:table-cell>
          <table:table-cell office:value-type="float" office:value="0.241666" calcext:value-type="float">
            <text:p>0.241666</text:p>
          </table:table-cell>
          <table:table-cell office:value-type="float" office:value="0.406071" calcext:value-type="float">
            <text:p>0.406071</text:p>
          </table:table-cell>
          <table:table-cell office:value-type="float" office:value="2.42658" calcext:value-type="float">
            <text:p>2.42658</text:p>
          </table:table-cell>
          <table:table-cell office:value-type="float" office:value="3.13593" calcext:value-type="float">
            <text:p>3.13593</text:p>
          </table:table-cell>
          <table:table-cell office:value-type="float" office:value="0.235169" calcext:value-type="float">
            <text:p>0.235169</text:p>
          </table:table-cell>
          <table:table-cell office:value-type="float" office:value="6.55054" calcext:value-type="float">
            <text:p>6.55054</text:p>
          </table:table-cell>
          <table:table-cell office:value-type="float" office:value="3.84297" calcext:value-type="float">
            <text:p>3.84297</text:p>
          </table:table-cell>
          <table:table-cell office:value-type="float" office:value="1.66923" calcext:value-type="float">
            <text:p>1.66923</text:p>
          </table:table-cell>
          <table:table-cell office:value-type="float" office:value="0.235169" calcext:value-type="float">
            <text:p>0.235169</text:p>
          </table:table-cell>
          <table:table-cell office:value-type="float" office:value="2.16546" calcext:value-type="float">
            <text:p>2.16546</text:p>
          </table:table-cell>
          <table:table-cell office:value-type="float" office:value="1.91463" calcext:value-type="float">
            <text:p>1.91463</text:p>
          </table:table-cell>
          <table:table-cell office:value-type="float" office:value="0" calcext:value-type="float">
            <text:p>0</text:p>
          </table:table-cell>
          <table:table-cell office:value-type="float" office:value="0.14011" calcext:value-type="float">
            <text:p>0.14011</text:p>
          </table:table-cell>
          <table:table-cell office:value-type="float" office:value="5.80552" calcext:value-type="float">
            <text:p>5.80552</text:p>
          </table:table-cell>
          <table:table-cell office:value-type="float" office:value="3.02503" calcext:value-type="float">
            <text:p>3.02503</text:p>
          </table:table-cell>
          <table:table-cell office:value-type="float" office:value="0.345128" calcext:value-type="float">
            <text:p>0.345128</text:p>
          </table:table-cell>
          <table:table-cell table:number-columns-repeated="2" office:value-type="float" office:value="4.38258" calcext:value-type="float">
            <text:p>4.382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style-name="ce35" office:value-type="float" office:value="18" calcext:value-type="float">
            <text:p>18</text:p>
          </table:table-cell>
          <table:table-cell table:number-columns-repeated="2"/>
          <table:table-cell table:style-name="ce35" office:value-type="float" office:value="18" calcext:value-type="float">
            <text:p>18</text:p>
          </table:table-cell>
          <table:table-cell office:value-type="float" office:value="1.72903" calcext:value-type="float">
            <text:p>1.72903</text:p>
          </table:table-cell>
          <table:table-cell office:value-type="float" office:value="3.18944" calcext:value-type="float">
            <text:p>3.18944</text:p>
          </table:table-cell>
          <table:table-cell office:value-type="float" office:value="2.47894" calcext:value-type="float">
            <text:p>2.47894</text:p>
          </table:table-cell>
          <table:table-cell office:value-type="float" office:value="3.14348" calcext:value-type="float">
            <text:p>3.14348</text:p>
          </table:table-cell>
          <table:table-cell office:value-type="float" office:value="0.485506" calcext:value-type="float">
            <text:p>0.485506</text:p>
          </table:table-cell>
          <table:table-cell office:value-type="float" office:value="0.598498" calcext:value-type="float">
            <text:p>0.598498</text:p>
          </table:table-cell>
          <table:table-cell office:value-type="float" office:value="0.105003" calcext:value-type="float">
            <text:p>0.105003</text:p>
          </table:table-cell>
          <table:table-cell office:value-type="float" office:value="0.400803" calcext:value-type="float">
            <text:p>0.400803</text:p>
          </table:table-cell>
          <table:table-cell office:value-type="float" office:value="2.44816" calcext:value-type="float">
            <text:p>2.44816</text:p>
          </table:table-cell>
          <table:table-cell office:value-type="float" office:value="3.26518" calcext:value-type="float">
            <text:p>3.26518</text:p>
          </table:table-cell>
          <table:table-cell office:value-type="float" office:value="0.0970291" calcext:value-type="float">
            <text:p>0.0970291</text:p>
          </table:table-cell>
          <table:table-cell office:value-type="float" office:value="6.68954" calcext:value-type="float">
            <text:p>6.68954</text:p>
          </table:table-cell>
          <table:table-cell office:value-type="float" office:value="3.94324" calcext:value-type="float">
            <text:p>3.94324</text:p>
          </table:table-cell>
          <table:table-cell office:value-type="float" office:value="1.76953" calcext:value-type="float">
            <text:p>1.76953</text:p>
          </table:table-cell>
          <table:table-cell office:value-type="float" office:value="0.0970291" calcext:value-type="float">
            <text:p>0.0970291</text:p>
          </table:table-cell>
          <table:table-cell office:value-type="float" office:value="2.185" calcext:value-type="float">
            <text:p>2.185</text:p>
          </table:table-cell>
          <table:table-cell office:value-type="float" office:value="1.98991" calcext:value-type="float">
            <text:p>1.98991</text:p>
          </table:table-cell>
          <table:table-cell office:value-type="float" office:value="0.14011" calcext:value-type="float">
            <text:p>0.14011</text:p>
          </table:table-cell>
          <table:table-cell office:value-type="float" office:value="0" calcext:value-type="float">
            <text:p>0</text:p>
          </table:table-cell>
          <table:table-cell office:value-type="float" office:value="5.94551" calcext:value-type="float">
            <text:p>5.94551</text:p>
          </table:table-cell>
          <table:table-cell office:value-type="float" office:value="3.113" calcext:value-type="float">
            <text:p>3.113</text:p>
          </table:table-cell>
          <table:table-cell office:value-type="float" office:value="0.421502" calcext:value-type="float">
            <text:p>0.421502</text:p>
          </table:table-cell>
          <table:table-cell table:number-columns-repeated="2" office:value-type="float" office:value="4.43648" calcext:value-type="float">
            <text:p>4.436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style-name="ce35" office:value-type="float" office:value="19" calcext:value-type="float">
            <text:p>19</text:p>
          </table:table-cell>
          <table:table-cell table:number-columns-repeated="2"/>
          <table:table-cell table:style-name="ce35" office:value-type="float" office:value="19" calcext:value-type="float">
            <text:p>19</text:p>
          </table:table-cell>
          <table:table-cell office:value-type="float" office:value="4.28546" calcext:value-type="float">
            <text:p>4.28546</text:p>
          </table:table-cell>
          <table:table-cell office:value-type="float" office:value="5.66834" calcext:value-type="float">
            <text:p>5.66834</text:p>
          </table:table-cell>
          <table:table-cell office:value-type="float" office:value="6.17703" calcext:value-type="float">
            <text:p>6.17703</text:p>
          </table:table-cell>
          <table:table-cell office:value-type="float" office:value="3.73993" calcext:value-type="float">
            <text:p>3.73993</text:p>
          </table:table-cell>
          <table:table-cell office:value-type="float" office:value="5.59876" calcext:value-type="float">
            <text:p>5.59876</text:p>
          </table:table-cell>
          <table:table-cell office:value-type="float" office:value="5.48343" calcext:value-type="float">
            <text:p>5.48343</text:p>
          </table:table-cell>
          <table:table-cell office:value-type="float" office:value="6.04597" calcext:value-type="float">
            <text:p>6.04597</text:p>
          </table:table-cell>
          <table:table-cell office:value-type="float" office:value="5.92059" calcext:value-type="float">
            <text:p>5.92059</text:p>
          </table:table-cell>
          <table:table-cell office:value-type="float" office:value="6.10225" calcext:value-type="float">
            <text:p>6.10225</text:p>
          </table:table-cell>
          <table:table-cell office:value-type="float" office:value="3.08088" calcext:value-type="float">
            <text:p>3.08088</text:p>
          </table:table-cell>
          <table:table-cell office:value-type="float" office:value="6.04022" calcext:value-type="float">
            <text:p>6.04022</text:p>
          </table:table-cell>
          <table:table-cell office:value-type="float" office:value="1.28209" calcext:value-type="float">
            <text:p>1.28209</text:p>
          </table:table-cell>
          <table:table-cell office:value-type="float" office:value="3.95276" calcext:value-type="float">
            <text:p>3.95276</text:p>
          </table:table-cell>
          <table:table-cell office:value-type="float" office:value="4.85969" calcext:value-type="float">
            <text:p>4.85969</text:p>
          </table:table-cell>
          <table:table-cell office:value-type="float" office:value="6.04022" calcext:value-type="float">
            <text:p>6.04022</text:p>
          </table:table-cell>
          <table:table-cell office:value-type="float" office:value="6.06213" calcext:value-type="float">
            <text:p>6.06213</text:p>
          </table:table-cell>
          <table:table-cell office:value-type="float" office:value="5.1794" calcext:value-type="float">
            <text:p>5.1794</text:p>
          </table:table-cell>
          <table:table-cell office:value-type="float" office:value="5.80552" calcext:value-type="float">
            <text:p>5.80552</text:p>
          </table:table-cell>
          <table:table-cell office:value-type="float" office:value="5.94551" calcext:value-type="float">
            <text:p>5.94551</text:p>
          </table:table-cell>
          <table:table-cell office:value-type="float" office:value="0" calcext:value-type="float">
            <text:p>0</text:p>
          </table:table-cell>
          <table:table-cell office:value-type="float" office:value="4.74247" calcext:value-type="float">
            <text:p>4.74247</text:p>
          </table:table-cell>
          <table:table-cell office:value-type="float" office:value="5.68927" calcext:value-type="float">
            <text:p>5.68927</text:p>
          </table:table-cell>
          <table:table-cell table:number-columns-repeated="2" office:value-type="float" office:value="5.66017" calcext:value-type="float">
            <text:p>5.660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office:value-type="float" office:value="20" calcext:value-type="float">
            <text:p>20</text:p>
          </table:table-cell>
          <table:table-cell office:value-type="float" office:value="-1" calcext:value-type="float">
            <text:p>-1</text:p>
          </table:table-cell>
          <table:table-cell table:style-name="ce35" office:value-type="float" office:value="20" calcext:value-type="float">
            <text:p>20</text:p>
          </table:table-cell>
          <table:table-cell table:number-columns-repeated="2"/>
          <table:table-cell table:style-name="ce35" office:value-type="float" office:value="20" calcext:value-type="float">
            <text:p>20</text:p>
          </table:table-cell>
          <table:table-cell office:value-type="float" office:value="2.88696" calcext:value-type="float">
            <text:p>2.88696</text:p>
          </table:table-cell>
          <table:table-cell office:value-type="float" office:value="5.50689" calcext:value-type="float">
            <text:p>5.50689</text:p>
          </table:table-cell>
          <table:table-cell office:value-type="float" office:value="1.61554" calcext:value-type="float">
            <text:p>1.61554</text:p>
          </table:table-cell>
          <table:table-cell office:value-type="float" office:value="1.04256" calcext:value-type="float">
            <text:p>1.04256</text:p>
          </table:table-cell>
          <table:table-cell office:value-type="float" office:value="2.63573" calcext:value-type="float">
            <text:p>2.63573</text:p>
          </table:table-cell>
          <table:table-cell office:value-type="float" office:value="3.17064" calcext:value-type="float">
            <text:p>3.17064</text:p>
          </table:table-cell>
          <table:table-cell office:value-type="float" office:value="3.15125" calcext:value-type="float">
            <text:p>3.15125</text:p>
          </table:table-cell>
          <table:table-cell office:value-type="float" office:value="2.78137" calcext:value-type="float">
            <text:p>2.78137</text:p>
          </table:table-cell>
          <table:table-cell office:value-type="float" office:value="1.55172" calcext:value-type="float">
            <text:p>1.55172</text:p>
          </table:table-cell>
          <table:table-cell office:value-type="float" office:value="3.76563" calcext:value-type="float">
            <text:p>3.76563</text:p>
          </table:table-cell>
          <table:table-cell office:value-type="float" office:value="3.15504" calcext:value-type="float">
            <text:p>3.15504</text:p>
          </table:table-cell>
          <table:table-cell office:value-type="float" office:value="4.89573" calcext:value-type="float">
            <text:p>4.89573</text:p>
          </table:table-cell>
          <table:table-cell office:value-type="float" office:value="5.17853" calcext:value-type="float">
            <text:p>5.17853</text:p>
          </table:table-cell>
          <table:table-cell office:value-type="float" office:value="1.37733" calcext:value-type="float">
            <text:p>1.37733</text:p>
          </table:table-cell>
          <table:table-cell office:value-type="float" office:value="3.15504" calcext:value-type="float">
            <text:p>3.15504</text:p>
          </table:table-cell>
          <table:table-cell office:value-type="float" office:value="1.64064" calcext:value-type="float">
            <text:p>1.64064</text:p>
          </table:table-cell>
          <table:table-cell office:value-type="float" office:value="1.14994" calcext:value-type="float">
            <text:p>1.14994</text:p>
          </table:table-cell>
          <table:table-cell office:value-type="float" office:value="3.02503" calcext:value-type="float">
            <text:p>3.02503</text:p>
          </table:table-cell>
          <table:table-cell office:value-type="float" office:value="3.113" calcext:value-type="float">
            <text:p>3.113</text:p>
          </table:table-cell>
          <table:table-cell office:value-type="float" office:value="4.74247" calcext:value-type="float">
            <text:p>4.74247</text:p>
          </table:table-cell>
          <table:table-cell office:value-type="float" office:value="0" calcext:value-type="float">
            <text:p>0</text:p>
          </table:table-cell>
          <table:table-cell office:value-type="float" office:value="2.69168" calcext:value-type="float">
            <text:p>2.69168</text:p>
          </table:table-cell>
          <table:table-cell table:number-columns-repeated="2" office:value-type="float" office:value="6.46177" calcext:value-type="float">
            <text:p>6.461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office:value-type="float" office:value="21" calcext:value-type="float">
            <text:p>21</text:p>
          </table:table-cell>
          <table:table-cell office:value-type="float" office:value="-1" calcext:value-type="float">
            <text:p>-1</text:p>
          </table:table-cell>
          <table:table-cell table:style-name="ce35" office:value-type="float" office:value="21" calcext:value-type="float">
            <text:p>21</text:p>
          </table:table-cell>
          <table:table-cell table:number-columns-repeated="2"/>
          <table:table-cell table:style-name="ce35" office:value-type="float" office:value="21" calcext:value-type="float">
            <text:p>21</text:p>
          </table:table-cell>
          <table:table-cell office:value-type="float" office:value="1.59472" calcext:value-type="float">
            <text:p>1.59472</text:p>
          </table:table-cell>
          <table:table-cell office:value-type="float" office:value="3.42124" calcext:value-type="float">
            <text:p>3.42124</text:p>
          </table:table-cell>
          <table:table-cell office:value-type="float" office:value="2.13579" calcext:value-type="float">
            <text:p>2.13579</text:p>
          </table:table-cell>
          <table:table-cell office:value-type="float" office:value="2.74476" calcext:value-type="float">
            <text:p>2.74476</text:p>
          </table:table-cell>
          <table:table-cell office:value-type="float" office:value="0.0908382" calcext:value-type="float">
            <text:p>0.0908382</text:p>
          </table:table-cell>
          <table:table-cell office:value-type="float" office:value="0.723075" calcext:value-type="float">
            <text:p>0.723075</text:p>
          </table:table-cell>
          <table:table-cell office:value-type="float" office:value="0.471014" calcext:value-type="float">
            <text:p>0.471014</text:p>
          </table:table-cell>
          <table:table-cell office:value-type="float" office:value="0.238328" calcext:value-type="float">
            <text:p>0.238328</text:p>
          </table:table-cell>
          <table:table-cell office:value-type="float" office:value="2.09796" calcext:value-type="float">
            <text:p>2.09796</text:p>
          </table:table-cell>
          <table:table-cell office:value-type="float" office:value="3.15168" calcext:value-type="float">
            <text:p>3.15168</text:p>
          </table:table-cell>
          <table:table-cell office:value-type="float" office:value="0.472722" calcext:value-type="float">
            <text:p>0.472722</text:p>
          </table:table-cell>
          <table:table-cell office:value-type="float" office:value="6.37964" calcext:value-type="float">
            <text:p>6.37964</text:p>
          </table:table-cell>
          <table:table-cell office:value-type="float" office:value="3.98134" calcext:value-type="float">
            <text:p>3.98134</text:p>
          </table:table-cell>
          <table:table-cell office:value-type="float" office:value="1.35093" calcext:value-type="float">
            <text:p>1.35093</text:p>
          </table:table-cell>
          <table:table-cell office:value-type="float" office:value="0.472722" calcext:value-type="float">
            <text:p>0.472722</text:p>
          </table:table-cell>
          <table:table-cell office:value-type="float" office:value="1.83934" calcext:value-type="float">
            <text:p>1.83934</text:p>
          </table:table-cell>
          <table:table-cell office:value-type="float" office:value="1.57265" calcext:value-type="float">
            <text:p>1.57265</text:p>
          </table:table-cell>
          <table:table-cell office:value-type="float" office:value="0.345128" calcext:value-type="float">
            <text:p>0.345128</text:p>
          </table:table-cell>
          <table:table-cell office:value-type="float" office:value="0.421502" calcext:value-type="float">
            <text:p>0.421502</text:p>
          </table:table-cell>
          <table:table-cell office:value-type="float" office:value="5.68927" calcext:value-type="float">
            <text:p>5.68927</text:p>
          </table:table-cell>
          <table:table-cell office:value-type="float" office:value="2.69168" calcext:value-type="float">
            <text:p>2.6916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.63098" calcext:value-type="float">
            <text:p>4.630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office:value-type="float" office:value="22" calcext:value-type="float">
            <text:p>22</text:p>
          </table:table-cell>
          <table:table-cell office:value-type="float" office:value="-1" calcext:value-type="float">
            <text:p>-1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3.59184" calcext:value-type="float">
            <text:p>3.59184</text:p>
          </table:table-cell>
          <table:table-cell office:value-type="float" office:value="1.29227" calcext:value-type="float">
            <text:p>1.29227</text:p>
          </table:table-cell>
          <table:table-cell office:value-type="float" office:value="6.66412" calcext:value-type="float">
            <text:p>6.66412</text:p>
          </table:table-cell>
          <table:table-cell office:value-type="float" office:value="5.76043" calcext:value-type="float">
            <text:p>5.76043</text:p>
          </table:table-cell>
          <table:table-cell office:value-type="float" office:value="4.60128" calcext:value-type="float">
            <text:p>4.60128</text:p>
          </table:table-cell>
          <table:table-cell office:value-type="float" office:value="3.91037" calcext:value-type="float">
            <text:p>3.91037</text:p>
          </table:table-cell>
          <table:table-cell office:value-type="float" office:value="4.50863" calcext:value-type="float">
            <text:p>4.50863</text:p>
          </table:table-cell>
          <table:table-cell office:value-type="float" office:value="4.78337" calcext:value-type="float">
            <text:p>4.78337</text:p>
          </table:table-cell>
          <table:table-cell office:value-type="float" office:value="6.61028" calcext:value-type="float">
            <text:p>6.61028</text:p>
          </table:table-cell>
          <table:table-cell office:value-type="float" office:value="3.10017" calcext:value-type="float">
            <text:p>3.10017</text:p>
          </table:table-cell>
          <table:table-cell office:value-type="float" office:value="4.49752" calcext:value-type="float">
            <text:p>4.49752</text:p>
          </table:table-cell>
          <table:table-cell office:value-type="float" office:value="6.90866" calcext:value-type="float">
            <text:p>6.90866</text:p>
          </table:table-cell>
          <table:table-cell office:value-type="float" office:value="1.73559" calcext:value-type="float">
            <text:p>1.73559</text:p>
          </table:table-cell>
          <table:table-cell office:value-type="float" office:value="5.28976" calcext:value-type="float">
            <text:p>5.28976</text:p>
          </table:table-cell>
          <table:table-cell office:value-type="float" office:value="4.49752" calcext:value-type="float">
            <text:p>4.49752</text:p>
          </table:table-cell>
          <table:table-cell office:value-type="float" office:value="6.37655" calcext:value-type="float">
            <text:p>6.37655</text:p>
          </table:table-cell>
          <table:table-cell office:value-type="float" office:value="5.75171" calcext:value-type="float">
            <text:p>5.75171</text:p>
          </table:table-cell>
          <table:table-cell office:value-type="float" office:value="4.38258" calcext:value-type="float">
            <text:p>4.38258</text:p>
          </table:table-cell>
          <table:table-cell office:value-type="float" office:value="4.43648" calcext:value-type="float">
            <text:p>4.43648</text:p>
          </table:table-cell>
          <table:table-cell office:value-type="float" office:value="5.66017" calcext:value-type="float">
            <text:p>5.66017</text:p>
          </table:table-cell>
          <table:table-cell office:value-type="float" office:value="6.46177" calcext:value-type="float">
            <text:p>6.46177</text:p>
          </table:table-cell>
          <table:table-cell office:value-type="float" office:value="4.63098" calcext:value-type="float">
            <text:p>4.6309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office:value-type="float" office:value="23" calcext:value-type="float">
            <text:p>23</text:p>
          </table:table-cell>
          <table:table-cell office:value-type="float" office:value="-1" calcext:value-type="float">
            <text:p>-1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3.59184" calcext:value-type="float">
            <text:p>3.59184</text:p>
          </table:table-cell>
          <table:table-cell office:value-type="float" office:value="1.29227" calcext:value-type="float">
            <text:p>1.29227</text:p>
          </table:table-cell>
          <table:table-cell office:value-type="float" office:value="6.66412" calcext:value-type="float">
            <text:p>6.66412</text:p>
          </table:table-cell>
          <table:table-cell office:value-type="float" office:value="5.76043" calcext:value-type="float">
            <text:p>5.76043</text:p>
          </table:table-cell>
          <table:table-cell office:value-type="float" office:value="4.60128" calcext:value-type="float">
            <text:p>4.60128</text:p>
          </table:table-cell>
          <table:table-cell office:value-type="float" office:value="3.91037" calcext:value-type="float">
            <text:p>3.91037</text:p>
          </table:table-cell>
          <table:table-cell office:value-type="float" office:value="4.50863" calcext:value-type="float">
            <text:p>4.50863</text:p>
          </table:table-cell>
          <table:table-cell office:value-type="float" office:value="4.78337" calcext:value-type="float">
            <text:p>4.78337</text:p>
          </table:table-cell>
          <table:table-cell office:value-type="float" office:value="6.61028" calcext:value-type="float">
            <text:p>6.61028</text:p>
          </table:table-cell>
          <table:table-cell office:value-type="float" office:value="3.10017" calcext:value-type="float">
            <text:p>3.10017</text:p>
          </table:table-cell>
          <table:table-cell office:value-type="float" office:value="4.49752" calcext:value-type="float">
            <text:p>4.49752</text:p>
          </table:table-cell>
          <table:table-cell office:value-type="float" office:value="6.90866" calcext:value-type="float">
            <text:p>6.90866</text:p>
          </table:table-cell>
          <table:table-cell office:value-type="float" office:value="1.73559" calcext:value-type="float">
            <text:p>1.73559</text:p>
          </table:table-cell>
          <table:table-cell office:value-type="float" office:value="5.28976" calcext:value-type="float">
            <text:p>5.28976</text:p>
          </table:table-cell>
          <table:table-cell office:value-type="float" office:value="4.49752" calcext:value-type="float">
            <text:p>4.49752</text:p>
          </table:table-cell>
          <table:table-cell office:value-type="float" office:value="6.37655" calcext:value-type="float">
            <text:p>6.37655</text:p>
          </table:table-cell>
          <table:table-cell office:value-type="float" office:value="5.75171" calcext:value-type="float">
            <text:p>5.75171</text:p>
          </table:table-cell>
          <table:table-cell office:value-type="float" office:value="4.38258" calcext:value-type="float">
            <text:p>4.38258</text:p>
          </table:table-cell>
          <table:table-cell office:value-type="float" office:value="4.43648" calcext:value-type="float">
            <text:p>4.43648</text:p>
          </table:table-cell>
          <table:table-cell office:value-type="float" office:value="5.66017" calcext:value-type="float">
            <text:p>5.66017</text:p>
          </table:table-cell>
          <table:table-cell office:value-type="float" office:value="6.46177" calcext:value-type="float">
            <text:p>6.46177</text:p>
          </table:table-cell>
          <table:table-cell office:value-type="float" office:value="4.63098" calcext:value-type="float">
            <text:p>4.6309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office:value-type="float" office:value="24" calcext:value-type="float">
            <text:p>24</text:p>
          </table:table-cell>
          <table:table-cell office:value-type="float" office:value="-1" calcext:value-type="float">
            <text:p>-1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office:value-type="float" office:value="25" calcext:value-type="float">
            <text:p>25</text:p>
          </table:table-cell>
          <table:table-cell office:value-type="float" office:value="-1" calcext:value-type="float">
            <text:p>-1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40"/>
        </table:table-row>
        <table:table-row table:style-name="ro1">
          <table:table-cell table:number-columns-repeated="8"/>
          <table:table-cell office:value-type="float" office:value="26" calcext:value-type="float">
            <text:p>26</text:p>
          </table:table-cell>
          <table:table-cell office:value-type="float" office:value="-1" calcext:value-type="float">
            <text:p>-1</text:p>
          </table:table-cell>
          <table:table-cell table:number-columns-repeated="4"/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5" calcext:value-type="float">
            <text:p>5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13" calcext:value-type="float">
            <text:p>13</text:p>
          </table:table-cell>
          <table:table-cell table:style-name="ce35" office:value-type="float" office:value="14" calcext:value-type="float">
            <text:p>14</text:p>
          </table:table-cell>
          <table:table-cell table:style-name="ce35" office:value-type="float" office:value="15" calcext:value-type="float">
            <text:p>15</text:p>
          </table:table-cell>
          <table:table-cell table:style-name="ce35" office:value-type="float" office:value="16" calcext:value-type="float">
            <text:p>16</text:p>
          </table:table-cell>
          <table:table-cell table:style-name="ce35" office:value-type="float" office:value="17" calcext:value-type="float">
            <text:p>17</text:p>
          </table:table-cell>
          <table:table-cell table:style-name="ce35" office:value-type="float" office:value="18" calcext:value-type="float">
            <text:p>18</text:p>
          </table:table-cell>
          <table:table-cell table:style-name="ce35" office:value-type="float" office:value="19" calcext:value-type="float">
            <text:p>19</text:p>
          </table:table-cell>
          <table:table-cell table:style-name="ce35" office:value-type="float" office:value="20" calcext:value-type="float">
            <text:p>20</text:p>
          </table:table-cell>
          <table:table-cell table:style-name="ce35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8"/>
          <table:table-cell office:value-type="float" office:value="27" calcext:value-type="float">
            <text:p>27</text:p>
          </table:table-cell>
          <table:table-cell office:value-type="float" office:value="-1" calcext:value-type="float">
            <text:p>-1</text:p>
          </table:table-cell>
          <table:table-cell table:number-columns-repeated="3"/>
          <table:table-cell table:style-name="ce18" office:value-type="float" office:value="0" calcext:value-type="float">
            <text:p>0</text:p>
          </table:table-cell>
          <table:table-cell table:formula="of:=[.O5]/41" office:value-type="float" office:value="0" calcext:value-type="float">
            <text:p>0</text:p>
          </table:table-cell>
          <table:table-cell table:formula="of:=[.P5]/41" office:value-type="float" office:value="0.0648021951219512" calcext:value-type="float">
            <text:p>0.064802195121951</text:p>
          </table:table-cell>
          <table:table-cell table:formula="of:=[.Q5]/41" office:value-type="float" office:value="0.0743295121951219" calcext:value-type="float">
            <text:p>0.074329512195122</text:p>
          </table:table-cell>
          <table:table-cell table:formula="of:=[.R5]/41" office:value-type="float" office:value="0.0580621951219512" calcext:value-type="float">
            <text:p>0.058062195121951</text:p>
          </table:table-cell>
          <table:table-cell table:formula="of:=[.S5]/41" office:value-type="float" office:value="0.0315443902439024" calcext:value-type="float">
            <text:p>0.031544390243903</text:p>
          </table:table-cell>
          <table:table-cell table:formula="of:=[.T5]/41" office:value-type="float" office:value="0.0240001463414634" calcext:value-type="float">
            <text:p>0.024000146341464</text:p>
          </table:table-cell>
          <table:table-cell table:formula="of:=[.U5]/41" office:value-type="float" office:value="0.0391180487804878" calcext:value-type="float">
            <text:p>0.039118048780488</text:p>
          </table:table-cell>
          <table:table-cell table:formula="of:=[.V5]/41" office:value-type="float" office:value="0.0391270731707317" calcext:value-type="float">
            <text:p>0.039127073170732</text:p>
          </table:table-cell>
          <table:table-cell table:formula="of:=[.W5]/41" office:value-type="float" office:value="0.0728463414634146" calcext:value-type="float">
            <text:p>0.072846341463415</text:p>
          </table:table-cell>
          <table:table-cell table:formula="of:=[.X5]/41" office:value-type="float" office:value="0.0435" calcext:value-type="float">
            <text:p>0.0435</text:p>
          </table:table-cell>
          <table:table-cell table:formula="of:=[.Y5]/41" office:value-type="float" office:value="0.0389282926829268" calcext:value-type="float">
            <text:p>0.038928292682927</text:p>
          </table:table-cell>
          <table:table-cell table:formula="of:=[.Z5]/41" office:value-type="float" office:value="0.130263902439024" calcext:value-type="float">
            <text:p>0.130263902439024</text:p>
          </table:table-cell>
          <table:table-cell table:formula="of:=[.AA5]/41" office:value-type="float" office:value="0.0660690243902439" calcext:value-type="float">
            <text:p>0.066069024390244</text:p>
          </table:table-cell>
          <table:table-cell table:formula="of:=[.AB5]/41" office:value-type="float" office:value="0.0393634146341463" calcext:value-type="float">
            <text:p>0.039363414634146</text:p>
          </table:table-cell>
          <table:table-cell table:formula="of:=[.AC5]/41" office:value-type="float" office:value="0.0389282926829268" calcext:value-type="float">
            <text:p>0.038928292682927</text:p>
          </table:table-cell>
          <table:table-cell table:formula="of:=[.AD5]/41" office:value-type="float" office:value="0.0676865853658537" calcext:value-type="float">
            <text:p>0.067686585365854</text:p>
          </table:table-cell>
          <table:table-cell table:formula="of:=[.AE5]/41" office:value-type="float" office:value="0.0507051219512195" calcext:value-type="float">
            <text:p>0.05070512195122</text:p>
          </table:table-cell>
          <table:table-cell table:formula="of:=[.AF5]/41" office:value-type="float" office:value="0.0332868292682927" calcext:value-type="float">
            <text:p>0.033286829268293</text:p>
          </table:table-cell>
          <table:table-cell table:formula="of:=[.AG5]/41" office:value-type="float" office:value="0.0365619512195122" calcext:value-type="float">
            <text:p>0.036561951219512</text:p>
          </table:table-cell>
          <table:table-cell table:formula="of:=[.AH5]/41" office:value-type="float" office:value="0.109777317073171" calcext:value-type="float">
            <text:p>0.109777317073171</text:p>
          </table:table-cell>
          <table:table-cell table:formula="of:=[.AI5]/41" office:value-type="float" office:value="0.0695263414634146" calcext:value-type="float">
            <text:p>0.069526341463415</text:p>
          </table:table-cell>
          <table:table-cell table:formula="of:=[.AJ5]/41" office:value-type="float" office:value="0.0334226829268293" calcext:value-type="float">
            <text:p>0.033422682926829</text:p>
          </table:table-cell>
          <table:table-cell table:formula="of:=[.AK5]/41" office:value-type="float" office:value="0.0896551219512195" calcext:value-type="float">
            <text:p>0.08965512195122</text:p>
          </table:table-cell>
          <table:table-cell table:formula="of:=[.AL5]/41" office:value-type="float" office:value="0.0896551219512195" calcext:value-type="float">
            <text:p>0.08965512195122</text:p>
          </table:table-cell>
          <table:table-cell table:formula="of:=[.AM5]/41" office:value-type="float" office:value="0" calcext:value-type="float">
            <text:p>0</text:p>
          </table:table-cell>
          <table:table-cell table:formula="of:=[.AN5]/41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18" office:value-type="float" office:value="1" calcext:value-type="float">
            <text:p>1</text:p>
          </table:table-cell>
          <table:table-cell table:formula="of:=[.O6]/41" office:value-type="float" office:value="0.063549756097561" calcext:value-type="float">
            <text:p>0.063549756097561</text:p>
          </table:table-cell>
          <table:table-cell table:formula="of:=[.P6]/41" office:value-type="float" office:value="0" calcext:value-type="float">
            <text:p>0</text:p>
          </table:table-cell>
          <table:table-cell table:formula="of:=[.Q6]/41" office:value-type="float" office:value="0.132928292682927" calcext:value-type="float">
            <text:p>0.132928292682927</text:p>
          </table:table-cell>
          <table:table-cell table:formula="of:=[.R6]/41" office:value-type="float" office:value="0.120115609756098" calcext:value-type="float">
            <text:p>0.120115609756098</text:p>
          </table:table-cell>
          <table:table-cell table:formula="of:=[.S6]/41" office:value-type="float" office:value="0.0813182926829268" calcext:value-type="float">
            <text:p>0.081318292682927</text:p>
          </table:table-cell>
          <table:table-cell table:formula="of:=[.T6]/41" office:value-type="float" office:value="0.0641473170731707" calcext:value-type="float">
            <text:p>0.064147317073171</text:p>
          </table:table-cell>
          <table:table-cell table:formula="of:=[.U6]/41" office:value-type="float" office:value="0.0774490243902439" calcext:value-type="float">
            <text:p>0.077449024390244</text:p>
          </table:table-cell>
          <table:table-cell table:formula="of:=[.V6]/41" office:value-type="float" office:value="0.0848636585365854" calcext:value-type="float">
            <text:p>0.084863658536585</text:p>
          </table:table-cell>
          <table:table-cell table:formula="of:=[.W6]/41" office:value-type="float" office:value="0.131769268292683" calcext:value-type="float">
            <text:p>0.131769268292683</text:p>
          </table:table-cell>
          <table:table-cell table:formula="of:=[.X6]/41" office:value-type="float" office:value="0.0666982926829268" calcext:value-type="float">
            <text:p>0.066698292682927</text:p>
          </table:table-cell>
          <table:table-cell table:formula="of:=[.Y6]/41" office:value-type="float" office:value="0.0771817073170732" calcext:value-type="float">
            <text:p>0.077181707317073</text:p>
          </table:table-cell>
          <table:table-cell table:formula="of:=[.Z6]/41" office:value-type="float" office:value="0.16765756097561" calcext:value-type="float">
            <text:p>0.16765756097561</text:p>
          </table:table-cell>
          <table:table-cell table:formula="of:=[.AA6]/41" office:value-type="float" office:value="0.0478136585365854" calcext:value-type="float">
            <text:p>0.047813658536585</text:p>
          </table:table-cell>
          <table:table-cell table:formula="of:=[.AB6]/41" office:value-type="float" office:value="0.102258780487805" calcext:value-type="float">
            <text:p>0.102258780487805</text:p>
          </table:table-cell>
          <table:table-cell table:formula="of:=[.AC6]/41" office:value-type="float" office:value="0.0771817073170732" calcext:value-type="float">
            <text:p>0.077181707317073</text:p>
          </table:table-cell>
          <table:table-cell table:formula="of:=[.AD6]/41" office:value-type="float" office:value="0.125759756097561" calcext:value-type="float">
            <text:p>0.125759756097561</text:p>
          </table:table-cell>
          <table:table-cell table:formula="of:=[.AE6]/41" office:value-type="float" office:value="0.112807804878049" calcext:value-type="float">
            <text:p>0.112807804878049</text:p>
          </table:table-cell>
          <table:table-cell table:formula="of:=[.AF6]/41" office:value-type="float" office:value="0.0749675609756098" calcext:value-type="float">
            <text:p>0.07496756097561</text:p>
          </table:table-cell>
          <table:table-cell table:formula="of:=[.AG6]/41" office:value-type="float" office:value="0.0758985365853659" calcext:value-type="float">
            <text:p>0.075898536585366</text:p>
          </table:table-cell>
          <table:table-cell table:formula="of:=[.AH6]/41" office:value-type="float" office:value="0.139522195121951" calcext:value-type="float">
            <text:p>0.139522195121951</text:p>
          </table:table-cell>
          <table:table-cell table:formula="of:=[.AI6]/41" office:value-type="float" office:value="0.133452926829268" calcext:value-type="float">
            <text:p>0.133452926829268</text:p>
          </table:table-cell>
          <table:table-cell table:formula="of:=[.AJ6]/41" office:value-type="float" office:value="0.0817414634146341" calcext:value-type="float">
            <text:p>0.081741463414634</text:p>
          </table:table-cell>
          <table:table-cell table:formula="of:=[.AK6]/41" office:value-type="float" office:value="0.033860243902439" calcext:value-type="float">
            <text:p>0.033860243902439</text:p>
          </table:table-cell>
          <table:table-cell table:formula="of:=[.AL6]/41" office:value-type="float" office:value="0.033860243902439" calcext:value-type="float">
            <text:p>0.033860243902439</text:p>
          </table:table-cell>
          <table:table-cell table:formula="of:=[.AM6]/41" office:value-type="float" office:value="0" calcext:value-type="float">
            <text:p>0</text:p>
          </table:table-cell>
          <table:table-cell table:formula="of:=[.AN6]/41"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  <table:table-cell table:style-name="ce18" office:value-type="float" office:value="2" calcext:value-type="float">
            <text:p>2</text:p>
          </table:table-cell>
          <table:table-cell table:formula="of:=[.O7]/41" office:value-type="float" office:value="0.0753478048780488" calcext:value-type="float">
            <text:p>0.075347804878049</text:p>
          </table:table-cell>
          <table:table-cell table:formula="of:=[.P7]/41" office:value-type="float" office:value="0.133968536585366" calcext:value-type="float">
            <text:p>0.133968536585366</text:p>
          </table:table-cell>
          <table:table-cell table:formula="of:=[.Q7]/41" office:value-type="float" office:value="0" calcext:value-type="float">
            <text:p>0</text:p>
          </table:table-cell>
          <table:table-cell table:formula="of:=[.R7]/41" office:value-type="float" office:value="0.0528673170731707" calcext:value-type="float">
            <text:p>0.052867317073171</text:p>
          </table:table-cell>
          <table:table-cell table:formula="of:=[.S7]/41" office:value-type="float" office:value="0.05285" calcext:value-type="float">
            <text:p>0.05285</text:p>
          </table:table-cell>
          <table:table-cell table:formula="of:=[.T7]/41" office:value-type="float" office:value="0.0695326829268293" calcext:value-type="float">
            <text:p>0.069532682926829</text:p>
          </table:table-cell>
          <table:table-cell table:formula="of:=[.U7]/41" office:value-type="float" office:value="0.0621812195121951" calcext:value-type="float">
            <text:p>0.062181219512195</text:p>
          </table:table-cell>
          <table:table-cell table:formula="of:=[.V7]/41" office:value-type="float" office:value="0.0526251219512195" calcext:value-type="float">
            <text:p>0.05262512195122</text:p>
          </table:table-cell>
          <table:table-cell table:formula="of:=[.W7]/41" office:value-type="float" office:value="0.00630014634146341" calcext:value-type="float">
            <text:p>0.006300146341463</text:p>
          </table:table-cell>
          <table:table-cell table:formula="of:=[.X7]/41" office:value-type="float" office:value="0.106386829268293" calcext:value-type="float">
            <text:p>0.106386829268293</text:p>
          </table:table-cell>
          <table:table-cell table:formula="of:=[.Y7]/41" office:value-type="float" office:value="0.0623678048780488" calcext:value-type="float">
            <text:p>0.062367804878049</text:p>
          </table:table-cell>
          <table:table-cell table:formula="of:=[.Z7]/41" office:value-type="float" office:value="0.150189268292683" calcext:value-type="float">
            <text:p>0.150189268292683</text:p>
          </table:table-cell>
          <table:table-cell table:formula="of:=[.AA7]/41" office:value-type="float" office:value="0.136745609756098" calcext:value-type="float">
            <text:p>0.136745609756098</text:p>
          </table:table-cell>
          <table:table-cell table:formula="of:=[.AB7]/41" office:value-type="float" office:value="0.0339836585365854" calcext:value-type="float">
            <text:p>0.033983658536585</text:p>
          </table:table-cell>
          <table:table-cell table:formula="of:=[.AC7]/41" office:value-type="float" office:value="0.0623678048780488" calcext:value-type="float">
            <text:p>0.062367804878049</text:p>
          </table:table-cell>
          <table:table-cell table:formula="of:=[.AD7]/41" office:value-type="float" office:value="0.0108566829268293" calcext:value-type="float">
            <text:p>0.010856682926829</text:p>
          </table:table-cell>
          <table:table-cell table:formula="of:=[.AE7]/41" office:value-type="float" office:value="0.0222689024390244" calcext:value-type="float">
            <text:p>0.022268902439024</text:p>
          </table:table-cell>
          <table:table-cell table:formula="of:=[.AF7]/41" office:value-type="float" office:value="0.06144" calcext:value-type="float">
            <text:p>0.06144</text:p>
          </table:table-cell>
          <table:table-cell table:formula="of:=[.AG7]/41" office:value-type="float" office:value="0.0622875609756098" calcext:value-type="float">
            <text:p>0.06228756097561</text:p>
          </table:table-cell>
          <table:table-cell table:formula="of:=[.AH7]/41" office:value-type="float" office:value="0.143833658536585" calcext:value-type="float">
            <text:p>0.143833658536585</text:p>
          </table:table-cell>
          <table:table-cell table:formula="of:=[.AI7]/41" office:value-type="float" office:value="0.0317017073170732" calcext:value-type="float">
            <text:p>0.031701707317073</text:p>
          </table:table-cell>
          <table:table-cell table:formula="of:=[.AJ7]/41" office:value-type="float" office:value="0.0531982926829268" calcext:value-type="float">
            <text:p>0.053198292682927</text:p>
          </table:table-cell>
          <table:table-cell table:formula="of:=[.AK7]/41" office:value-type="float" office:value="0.161283170731707" calcext:value-type="float">
            <text:p>0.161283170731707</text:p>
          </table:table-cell>
          <table:table-cell table:formula="of:=[.AL7]/41" office:value-type="float" office:value="0.161283170731707" calcext:value-type="float">
            <text:p>0.161283170731707</text:p>
          </table:table-cell>
          <table:table-cell table:formula="of:=[.AM7]/41" office:value-type="float" office:value="0" calcext:value-type="float">
            <text:p>0</text:p>
          </table:table-cell>
          <table:table-cell table:formula="of:=[.AN7]/41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37"/>
          <table:table-cell table:number-columns-repeated="9"/>
          <table:table-cell table:style-name="ce18" office:value-type="float" office:value="3" calcext:value-type="float">
            <text:p>3</text:p>
          </table:table-cell>
          <table:table-cell table:formula="of:=[.O8]/41" office:value-type="float" office:value="0.0513604878048781" calcext:value-type="float">
            <text:p>0.051360487804878</text:p>
          </table:table-cell>
          <table:table-cell table:formula="of:=[.P8]/41" office:value-type="float" office:value="0.114513902439024" calcext:value-type="float">
            <text:p>0.114513902439024</text:p>
          </table:table-cell>
          <table:table-cell table:formula="of:=[.Q8]/41" office:value-type="float" office:value="0.0362460975609756" calcext:value-type="float">
            <text:p>0.036246097560976</text:p>
          </table:table-cell>
          <table:table-cell table:formula="of:=[.R8]/41" office:value-type="float" office:value="0" calcext:value-type="float">
            <text:p>0</text:p>
          </table:table-cell>
          <table:table-cell table:formula="of:=[.S8]/41" office:value-type="float" office:value="0.0441907317073171" calcext:value-type="float">
            <text:p>0.044190731707317</text:p>
          </table:table-cell>
          <table:table-cell table:formula="of:=[.T8]/41" office:value-type="float" office:value="0.0566275609756098" calcext:value-type="float">
            <text:p>0.05662756097561</text:p>
          </table:table-cell>
          <table:table-cell table:formula="of:=[.U8]/41" office:value-type="float" office:value="0.0571287804878049" calcext:value-type="float">
            <text:p>0.057128780487805</text:p>
          </table:table-cell>
          <table:table-cell table:formula="of:=[.V8]/41" office:value-type="float" office:value="0.0485346341463415" calcext:value-type="float">
            <text:p>0.048534634146342</text:p>
          </table:table-cell>
          <table:table-cell table:formula="of:=[.W8]/41" office:value-type="float" office:value="0.0344048780487805" calcext:value-type="float">
            <text:p>0.034404878048781</text:p>
          </table:table-cell>
          <table:table-cell table:formula="of:=[.X8]/41" office:value-type="float" office:value="0.0777219512195122" calcext:value-type="float">
            <text:p>0.077721951219512</text:p>
          </table:table-cell>
          <table:table-cell table:formula="of:=[.Y8]/41" office:value-type="float" office:value="0.0571965853658537" calcext:value-type="float">
            <text:p>0.057196585365854</text:p>
          </table:table-cell>
          <table:table-cell table:formula="of:=[.Z8]/41" office:value-type="float" office:value="0.12392487804878" calcext:value-type="float">
            <text:p>0.12392487804878</text:p>
          </table:table-cell>
          <table:table-cell table:formula="of:=[.AA8]/41" office:value-type="float" office:value="0.110176341463415" calcext:value-type="float">
            <text:p>0.110176341463415</text:p>
          </table:table-cell>
          <table:table-cell table:formula="of:=[.AB8]/41" office:value-type="float" office:value="0.0129901219512195" calcext:value-type="float">
            <text:p>0.01299012195122</text:p>
          </table:table-cell>
          <table:table-cell table:formula="of:=[.AC8]/41" office:value-type="float" office:value="0.0571965853658537" calcext:value-type="float">
            <text:p>0.057196585365854</text:p>
          </table:table-cell>
          <table:table-cell table:formula="of:=[.AD8]/41" office:value-type="float" office:value="0.0330082926829268" calcext:value-type="float">
            <text:p>0.033008292682927</text:p>
          </table:table-cell>
          <table:table-cell table:formula="of:=[.AE8]/41" office:value-type="float" office:value="0.0122279024390244" calcext:value-type="float">
            <text:p>0.012227902439024</text:p>
          </table:table-cell>
          <table:table-cell table:formula="of:=[.AF8]/41" office:value-type="float" office:value="0.0536241463414634" calcext:value-type="float">
            <text:p>0.053624146341463</text:p>
          </table:table-cell>
          <table:table-cell table:formula="of:=[.AG8]/41" office:value-type="float" office:value="0.0559814634146342" calcext:value-type="float">
            <text:p>0.055981463414634</text:p>
          </table:table-cell>
          <table:table-cell table:formula="of:=[.AH8]/41" office:value-type="float" office:value="0.114849512195122" calcext:value-type="float">
            <text:p>0.114849512195122</text:p>
          </table:table-cell>
          <table:table-cell table:formula="of:=[.AI8]/41" office:value-type="float" office:value="0.0207365365853659" calcext:value-type="float">
            <text:p>0.020736536585366</text:p>
          </table:table-cell>
          <table:table-cell table:formula="of:=[.AJ8]/41" office:value-type="float" office:value="0.0457236585365854" calcext:value-type="float">
            <text:p>0.045723658536585</text:p>
          </table:table-cell>
          <table:table-cell table:formula="of:=[.AK8]/41" office:value-type="float" office:value="0.13896487804878" calcext:value-type="float">
            <text:p>0.13896487804878</text:p>
          </table:table-cell>
          <table:table-cell table:formula="of:=[.AL8]/41" office:value-type="float" office:value="0.13896487804878" calcext:value-type="float">
            <text:p>0.13896487804878</text:p>
          </table:table-cell>
          <table:table-cell table:formula="of:=[.AM8]/41" office:value-type="float" office:value="0" calcext:value-type="float">
            <text:p>0</text:p>
          </table:table-cell>
          <table:table-cell table:formula="of:=[.AN8]/41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37"/>
          <table:table-cell table:number-columns-repeated="9"/>
          <table:table-cell table:style-name="ce18" office:value-type="float" office:value="4" calcext:value-type="float">
            <text:p>4</text:p>
          </table:table-cell>
          <table:table-cell table:formula="of:=[.O9]/41" office:value-type="float" office:value="0.0343060975609756" calcext:value-type="float">
            <text:p>0.034306097560976</text:p>
          </table:table-cell>
          <table:table-cell table:formula="of:=[.P9]/41" office:value-type="float" office:value="0.0650039024390244" calcext:value-type="float">
            <text:p>0.065003902439024</text:p>
          </table:table-cell>
          <table:table-cell table:formula="of:=[.Q9]/41" office:value-type="float" office:value="0.0712621951219512" calcext:value-type="float">
            <text:p>0.071262195121951</text:p>
          </table:table-cell>
          <table:table-cell table:formula="of:=[.R9]/41" office:value-type="float" office:value="0.0783165853658537" calcext:value-type="float">
            <text:p>0.078316585365854</text:p>
          </table:table-cell>
          <table:table-cell table:formula="of:=[.S9]/41" office:value-type="float" office:value="0" calcext:value-type="float">
            <text:p>0</text:p>
          </table:table-cell>
          <table:table-cell table:formula="of:=[.T9]/41" office:value-type="float" office:value="0.0053920243902439" calcext:value-type="float">
            <text:p>0.005392024390244</text:p>
          </table:table-cell>
          <table:table-cell table:formula="of:=[.U9]/41" office:value-type="float" office:value="0.0150320243902439" calcext:value-type="float">
            <text:p>0.015032024390244</text:p>
          </table:table-cell>
          <table:table-cell table:formula="of:=[.V9]/41" office:value-type="float" office:value="0.0216950243902439" calcext:value-type="float">
            <text:p>0.021695024390244</text:p>
          </table:table-cell>
          <table:table-cell table:formula="of:=[.W9]/41" office:value-type="float" office:value="0.0703251219512195" calcext:value-type="float">
            <text:p>0.07032512195122</text:p>
          </table:table-cell>
          <table:table-cell table:formula="of:=[.X9]/41" office:value-type="float" office:value="0.0700407317073171" calcext:value-type="float">
            <text:p>0.070040731707317</text:p>
          </table:table-cell>
          <table:table-cell table:formula="of:=[.Y9]/41" office:value-type="float" office:value="0.0147623170731707" calcext:value-type="float">
            <text:p>0.014762317073171</text:p>
          </table:table-cell>
          <table:table-cell table:formula="of:=[.Z9]/41" office:value-type="float" office:value="0.158878780487805" calcext:value-type="float">
            <text:p>0.158878780487805</text:p>
          </table:table-cell>
          <table:table-cell table:formula="of:=[.AA9]/41" office:value-type="float" office:value="0.0838734146341463" calcext:value-type="float">
            <text:p>0.083873414634146</text:p>
          </table:table-cell>
          <table:table-cell table:formula="of:=[.AB9]/41" office:value-type="float" office:value="0.0480490243902439" calcext:value-type="float">
            <text:p>0.048049024390244</text:p>
          </table:table-cell>
          <table:table-cell table:formula="of:=[.AC9]/41" office:value-type="float" office:value="0.0147623170731707" calcext:value-type="float">
            <text:p>0.014762317073171</text:p>
          </table:table-cell>
          <table:table-cell table:formula="of:=[.AD9]/41" office:value-type="float" office:value="0.0640309756097561" calcext:value-type="float">
            <text:p>0.064030975609756</text:p>
          </table:table-cell>
          <table:table-cell table:formula="of:=[.AE9]/41" office:value-type="float" office:value="0.0557307317073171" calcext:value-type="float">
            <text:p>0.055730731707317</text:p>
          </table:table-cell>
          <table:table-cell table:formula="of:=[.AF9]/41" office:value-type="float" office:value="0.0117929512195122" calcext:value-type="float">
            <text:p>0.011792951219512</text:p>
          </table:table-cell>
          <table:table-cell table:formula="of:=[.AG9]/41" office:value-type="float" office:value="0.0130330243902439" calcext:value-type="float">
            <text:p>0.013033024390244</text:p>
          </table:table-cell>
          <table:table-cell table:formula="of:=[.AH9]/41" office:value-type="float" office:value="0.138781219512195" calcext:value-type="float">
            <text:p>0.138781219512195</text:p>
          </table:table-cell>
          <table:table-cell table:formula="of:=[.AI9]/41" office:value-type="float" office:value="0.0816336585365854" calcext:value-type="float">
            <text:p>0.081633658536585</text:p>
          </table:table-cell>
          <table:table-cell table:formula="of:=[.AJ9]/41" office:value-type="float" office:value="0.0191719268292683" calcext:value-type="float">
            <text:p>0.019171926829268</text:p>
          </table:table-cell>
          <table:table-cell table:formula="of:=[.AK9]/41" office:value-type="float" office:value="0.0952304878048781" calcext:value-type="float">
            <text:p>0.095230487804878</text:p>
          </table:table-cell>
          <table:table-cell table:formula="of:=[.AL9]/41" office:value-type="float" office:value="0.0952304878048781" calcext:value-type="float">
            <text:p>0.095230487804878</text:p>
          </table:table-cell>
          <table:table-cell table:formula="of:=[.AM9]/41" office:value-type="float" office:value="0" calcext:value-type="float">
            <text:p>0</text:p>
          </table:table-cell>
          <table:table-cell table:formula="of:=[.AN9]/41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37"/>
          <table:table-cell table:number-columns-repeated="9"/>
          <table:table-cell table:style-name="ce18" office:value-type="float" office:value="5" calcext:value-type="float">
            <text:p>5</text:p>
          </table:table-cell>
          <table:table-cell table:formula="of:=[.O10]/41" office:value-type="float" office:value="0.0344819512195122" calcext:value-type="float">
            <text:p>0.034481951219512</text:p>
          </table:table-cell>
          <table:table-cell table:formula="of:=[.P10]/41" office:value-type="float" office:value="0.078570243902439" calcext:value-type="float">
            <text:p>0.078570243902439</text:p>
          </table:table-cell>
          <table:table-cell table:formula="of:=[.Q10]/41" office:value-type="float" office:value="0.0564636585365854" calcext:value-type="float">
            <text:p>0.056463658536585</text:p>
          </table:table-cell>
          <table:table-cell table:formula="of:=[.R10]/41" office:value-type="float" office:value="0.066909756097561" calcext:value-type="float">
            <text:p>0.066909756097561</text:p>
          </table:table-cell>
          <table:table-cell table:formula="of:=[.S10]/41" office:value-type="float" office:value="0.00441978048780488" calcext:value-type="float">
            <text:p>0.004419780487805</text:p>
          </table:table-cell>
          <table:table-cell table:formula="of:=[.T10]/41" office:value-type="float" office:value="0" calcext:value-type="float">
            <text:p>0</text:p>
          </table:table-cell>
          <table:table-cell table:formula="of:=[.U10]/41" office:value-type="float" office:value="0.0121124878048781" calcext:value-type="float">
            <text:p>0.012112487804878</text:p>
          </table:table-cell>
          <table:table-cell table:formula="of:=[.V10]/41" office:value-type="float" office:value="0.0103407804878049" calcext:value-type="float">
            <text:p>0.010340780487805</text:p>
          </table:table-cell>
          <table:table-cell table:formula="of:=[.W10]/41" office:value-type="float" office:value="0.0554587804878049" calcext:value-type="float">
            <text:p>0.055458780487805</text:p>
          </table:table-cell>
          <table:table-cell table:formula="of:=[.X10]/41" office:value-type="float" office:value="0.0724285365853659" calcext:value-type="float">
            <text:p>0.072428536585366</text:p>
          </table:table-cell>
          <table:table-cell table:formula="of:=[.Y10]/41" office:value-type="float" office:value="0.0120361951219512" calcext:value-type="float">
            <text:p>0.012036195121951</text:p>
          </table:table-cell>
          <table:table-cell table:formula="of:=[.Z10]/41" office:value-type="float" office:value="0.153387804878049" calcext:value-type="float">
            <text:p>0.153387804878049</text:p>
          </table:table-cell>
          <table:table-cell table:formula="of:=[.AA10]/41" office:value-type="float" office:value="0.0920170731707317" calcext:value-type="float">
            <text:p>0.092017073170732</text:p>
          </table:table-cell>
          <table:table-cell table:formula="of:=[.AB10]/41" office:value-type="float" office:value="0.0342256097560976" calcext:value-type="float">
            <text:p>0.034225609756098</text:p>
          </table:table-cell>
          <table:table-cell table:formula="of:=[.AC10]/41" office:value-type="float" office:value="0.0120361951219512" calcext:value-type="float">
            <text:p>0.012036195121951</text:p>
          </table:table-cell>
          <table:table-cell table:formula="of:=[.AD10]/41" office:value-type="float" office:value="0.0492365853658537" calcext:value-type="float">
            <text:p>0.049236585365854</text:p>
          </table:table-cell>
          <table:table-cell table:formula="of:=[.AE10]/41" office:value-type="float" office:value="0.040950243902439" calcext:value-type="float">
            <text:p>0.040950243902439</text:p>
          </table:table-cell>
          <table:table-cell table:formula="of:=[.AF10]/41" office:value-type="float" office:value="0.00686629268292683" calcext:value-type="float">
            <text:p>0.006866292682927</text:p>
          </table:table-cell>
          <table:table-cell table:formula="of:=[.AG10]/41" office:value-type="float" office:value="0.0100038048780488" calcext:value-type="float">
            <text:p>0.010003804878049</text:p>
          </table:table-cell>
          <table:table-cell table:formula="of:=[.AH10]/41" office:value-type="float" office:value="0.135752682926829" calcext:value-type="float">
            <text:p>0.135752682926829</text:p>
          </table:table-cell>
          <table:table-cell table:formula="of:=[.AI10]/41" office:value-type="float" office:value="0.0675480487804878" calcext:value-type="float">
            <text:p>0.067548048780488</text:p>
          </table:table-cell>
          <table:table-cell table:formula="of:=[.AJ10]/41" office:value-type="float" office:value="0.00516336585365854" calcext:value-type="float">
            <text:p>0.005163365853659</text:p>
          </table:table-cell>
          <table:table-cell table:formula="of:=[.AK10]/41" office:value-type="float" office:value="0.107908048780488" calcext:value-type="float">
            <text:p>0.107908048780488</text:p>
          </table:table-cell>
          <table:table-cell table:formula="of:=[.AL10]/41" office:value-type="float" office:value="0.107908048780488" calcext:value-type="float">
            <text:p>0.107908048780488</text:p>
          </table:table-cell>
          <table:table-cell table:formula="of:=[.AM10]/41" office:value-type="float" office:value="0" calcext:value-type="float">
            <text:p>0</text:p>
          </table:table-cell>
          <table:table-cell table:formula="of:=[.AN10]/41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37"/>
          <table:table-cell table:number-columns-repeated="9"/>
          <table:table-cell table:style-name="ce19" office:value-type="float" office:value="6" calcext:value-type="float">
            <text:p>6</text:p>
          </table:table-cell>
          <table:table-cell table:formula="of:=[.O11]/41" office:value-type="float" office:value="0.0447285365853659" calcext:value-type="float">
            <text:p>0.044728536585366</text:p>
          </table:table-cell>
          <table:table-cell table:formula="of:=[.P11]/41" office:value-type="float" office:value="0.0793846341463415" calcext:value-type="float">
            <text:p>0.079384634146342</text:p>
          </table:table-cell>
          <table:table-cell table:formula="of:=[.Q11]/41" office:value-type="float" office:value="0.0600453658536585" calcext:value-type="float">
            <text:p>0.060045365853659</text:p>
          </table:table-cell>
          <table:table-cell table:formula="of:=[.R11]/41" office:value-type="float" office:value="0.0783287804878049" calcext:value-type="float">
            <text:p>0.078328780487805</text:p>
          </table:table-cell>
          <table:table-cell table:formula="of:=[.S11]/41" office:value-type="float" office:value="0.0133142682926829" calcext:value-type="float">
            <text:p>0.013314268292683</text:p>
          </table:table-cell>
          <table:table-cell table:formula="of:=[.T11]/41" office:value-type="float" office:value="0.0170196829268293" calcext:value-type="float">
            <text:p>0.017019682926829</text:p>
          </table:table-cell>
          <table:table-cell table:formula="of:=[.U11]/41" office:value-type="float" office:value="0" calcext:value-type="float">
            <text:p>0</text:p>
          </table:table-cell>
          <table:table-cell table:formula="of:=[.V11]/41" office:value-type="float" office:value="0.00959578048780488" calcext:value-type="float">
            <text:p>0.009595780487805</text:p>
          </table:table-cell>
          <table:table-cell table:formula="of:=[.W11]/41" office:value-type="float" office:value="0.0593663414634146" calcext:value-type="float">
            <text:p>0.059366341463415</text:p>
          </table:table-cell>
          <table:table-cell table:formula="of:=[.X11]/41" office:value-type="float" office:value="0.0821965853658537" calcext:value-type="float">
            <text:p>0.082196585365854</text:p>
          </table:table-cell>
          <table:table-cell table:formula="of:=[.Y11]/41" office:value-type="float" office:value="0.000271524390243902" calcext:value-type="float">
            <text:p>0.000271524390244</text:p>
          </table:table-cell>
          <table:table-cell table:formula="of:=[.Z11]/41" office:value-type="float" office:value="0.165454390243902" calcext:value-type="float">
            <text:p>0.165454390243902</text:p>
          </table:table-cell>
          <table:table-cell table:formula="of:=[.AA11]/41" office:value-type="float" office:value="0.0985192682926829" calcext:value-type="float">
            <text:p>0.098519268292683</text:p>
          </table:table-cell>
          <table:table-cell table:formula="of:=[.AB11]/41" office:value-type="float" office:value="0.0444146341463415" calcext:value-type="float">
            <text:p>0.044414634146342</text:p>
          </table:table-cell>
          <table:table-cell table:formula="of:=[.AC11]/41" office:value-type="float" office:value="0.000271524390243902" calcext:value-type="float">
            <text:p>0.000271524390244</text:p>
          </table:table-cell>
          <table:table-cell table:formula="of:=[.AD11]/41" office:value-type="float" office:value="0.0529256097560976" calcext:value-type="float">
            <text:p>0.052925609756098</text:p>
          </table:table-cell>
          <table:table-cell table:formula="of:=[.AE11]/41" office:value-type="float" office:value="0.049249756097561" calcext:value-type="float">
            <text:p>0.049249756097561</text:p>
          </table:table-cell>
          <table:table-cell table:formula="of:=[.AF11]/41" office:value-type="float" office:value="0.00589429268292683" calcext:value-type="float">
            <text:p>0.005894292682927</text:p>
          </table:table-cell>
          <table:table-cell table:formula="of:=[.AG11]/41" office:value-type="float" office:value="0.0025610487804878" calcext:value-type="float">
            <text:p>0.002561048780488</text:p>
          </table:table-cell>
          <table:table-cell table:formula="of:=[.AH11]/41" office:value-type="float" office:value="0.147462682926829" calcext:value-type="float">
            <text:p>0.147462682926829</text:p>
          </table:table-cell>
          <table:table-cell table:formula="of:=[.AI11]/41" office:value-type="float" office:value="0.076859756097561" calcext:value-type="float">
            <text:p>0.076859756097561</text:p>
          </table:table-cell>
          <table:table-cell table:formula="of:=[.AJ11]/41" office:value-type="float" office:value="0.0114881463414634" calcext:value-type="float">
            <text:p>0.011488146341464</text:p>
          </table:table-cell>
          <table:table-cell table:formula="of:=[.AK11]/41" office:value-type="float" office:value="0.109966585365854" calcext:value-type="float">
            <text:p>0.109966585365854</text:p>
          </table:table-cell>
          <table:table-cell table:formula="of:=[.AL11]/41" office:value-type="float" office:value="0.109966585365854" calcext:value-type="float">
            <text:p>0.109966585365854</text:p>
          </table:table-cell>
          <table:table-cell table:formula="of:=[.AM11]/41" office:value-type="float" office:value="0" calcext:value-type="float">
            <text:p>0</text:p>
          </table:table-cell>
          <table:table-cell table:formula="of:=[.AN11]/41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37"/>
          <table:table-cell table:number-columns-repeated="9"/>
          <table:table-cell table:style-name="ce19" office:value-type="float" office:value="7" calcext:value-type="float">
            <text:p>7</text:p>
          </table:table-cell>
          <table:table-cell table:formula="of:=[.O12]/41" office:value-type="float" office:value="0.0446312195121951" calcext:value-type="float">
            <text:p>0.044631219512195</text:p>
          </table:table-cell>
          <table:table-cell table:formula="of:=[.P12]/41" office:value-type="float" office:value="0.0866719512195122" calcext:value-type="float">
            <text:p>0.086671951219512</text:p>
          </table:table-cell>
          <table:table-cell table:formula="of:=[.Q12]/41" office:value-type="float" office:value="0.0506880487804878" calcext:value-type="float">
            <text:p>0.050688048780488</text:p>
          </table:table-cell>
          <table:table-cell table:formula="of:=[.R12]/41" office:value-type="float" office:value="0.0709563414634146" calcext:value-type="float">
            <text:p>0.070956341463415</text:p>
          </table:table-cell>
          <table:table-cell table:formula="of:=[.S12]/41" office:value-type="float" office:value="0.00794048780487805" calcext:value-type="float">
            <text:p>0.007940487804878</text:p>
          </table:table-cell>
          <table:table-cell table:formula="of:=[.T12]/41" office:value-type="float" office:value="0.021454487804878" calcext:value-type="float">
            <text:p>0.021454487804878</text:p>
          </table:table-cell>
          <table:table-cell table:formula="of:=[.U12]/41" office:value-type="float" office:value="0.00959578048780488" calcext:value-type="float">
            <text:p>0.009595780487805</text:p>
          </table:table-cell>
          <table:table-cell table:formula="of:=[.V12]/41" office:value-type="float" office:value="0" calcext:value-type="float">
            <text:p>0</text:p>
          </table:table-cell>
          <table:table-cell table:formula="of:=[.W12]/41" office:value-type="float" office:value="0.0499475609756098" calcext:value-type="float">
            <text:p>0.04994756097561</text:p>
          </table:table-cell>
          <table:table-cell table:formula="of:=[.X12]/41" office:value-type="float" office:value="0.0826075609756098" calcext:value-type="float">
            <text:p>0.08260756097561</text:p>
          </table:table-cell>
          <table:table-cell table:formula="of:=[.Y12]/41" office:value-type="float" office:value="0.00976712195121951" calcext:value-type="float">
            <text:p>0.00976712195122</text:p>
          </table:table-cell>
          <table:table-cell table:formula="of:=[.Z12]/41" office:value-type="float" office:value="0.160908292682927" calcext:value-type="float">
            <text:p>0.160908292682927</text:p>
          </table:table-cell>
          <table:table-cell table:formula="of:=[.AA12]/41" office:value-type="float" office:value="0.102192195121951" calcext:value-type="float">
            <text:p>0.102192195121951</text:p>
          </table:table-cell>
          <table:table-cell table:formula="of:=[.AB12]/41" office:value-type="float" office:value="0.0361482926829268" calcext:value-type="float">
            <text:p>0.036148292682927</text:p>
          </table:table-cell>
          <table:table-cell table:formula="of:=[.AC12]/41" office:value-type="float" office:value="0.00976712195121951" calcext:value-type="float">
            <text:p>0.00976712195122</text:p>
          </table:table-cell>
          <table:table-cell table:formula="of:=[.AD12]/41" office:value-type="float" office:value="0.0435239024390244" calcext:value-type="float">
            <text:p>0.043523902439024</text:p>
          </table:table-cell>
          <table:table-cell table:formula="of:=[.AE12]/41" office:value-type="float" office:value="0.04001" calcext:value-type="float">
            <text:p>0.04001</text:p>
          </table:table-cell>
          <table:table-cell table:formula="of:=[.AF12]/41" office:value-type="float" office:value="0.00990417073170732" calcext:value-type="float">
            <text:p>0.009904170731707</text:p>
          </table:table-cell>
          <table:table-cell table:formula="of:=[.AG12]/41" office:value-type="float" office:value="0.00977568292682927" calcext:value-type="float">
            <text:p>0.009775682926829</text:p>
          </table:table-cell>
          <table:table-cell table:formula="of:=[.AH12]/41" office:value-type="float" office:value="0.144404634146341" calcext:value-type="float">
            <text:p>0.144404634146341</text:p>
          </table:table-cell>
          <table:table-cell table:formula="of:=[.AI12]/41" office:value-type="float" office:value="0.0678382926829268" calcext:value-type="float">
            <text:p>0.067838292682927</text:p>
          </table:table-cell>
          <table:table-cell table:formula="of:=[.AJ12]/41" office:value-type="float" office:value="0.00581287804878049" calcext:value-type="float">
            <text:p>0.00581287804878</text:p>
          </table:table-cell>
          <table:table-cell table:formula="of:=[.AK12]/41" office:value-type="float" office:value="0.11666756097561" calcext:value-type="float">
            <text:p>0.11666756097561</text:p>
          </table:table-cell>
          <table:table-cell table:formula="of:=[.AL12]/41" office:value-type="float" office:value="0.11666756097561" calcext:value-type="float">
            <text:p>0.11666756097561</text:p>
          </table:table-cell>
          <table:table-cell table:formula="of:=[.AM12]/41" office:value-type="float" office:value="0" calcext:value-type="float">
            <text:p>0</text:p>
          </table:table-cell>
          <table:table-cell table:formula="of:=[.AN12]/41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37"/>
          <table:table-cell table:number-columns-repeated="9"/>
          <table:table-cell table:style-name="ce19" office:value-type="float" office:value="8" calcext:value-type="float">
            <text:p>8</text:p>
          </table:table-cell>
          <table:table-cell table:formula="of:=[.O13]/41" office:value-type="float" office:value="0.0763960975609756" calcext:value-type="float">
            <text:p>0.076396097560976</text:p>
          </table:table-cell>
          <table:table-cell table:formula="of:=[.P13]/41" office:value-type="float" office:value="0.133263170731707" calcext:value-type="float">
            <text:p>0.133263170731707</text:p>
          </table:table-cell>
          <table:table-cell table:formula="of:=[.Q13]/41" office:value-type="float" office:value="0.00184129268292683" calcext:value-type="float">
            <text:p>0.001841292682927</text:p>
          </table:table-cell>
          <table:table-cell table:formula="of:=[.R13]/41" office:value-type="float" office:value="0.0582107317073171" calcext:value-type="float">
            <text:p>0.058210731707317</text:p>
          </table:table-cell>
          <table:table-cell table:formula="of:=[.S13]/41" office:value-type="float" office:value="0.0510756097560976" calcext:value-type="float">
            <text:p>0.051075609756098</text:p>
          </table:table-cell>
          <table:table-cell table:formula="of:=[.T13]/41" office:value-type="float" office:value="0.0680917073170732" calcext:value-type="float">
            <text:p>0.068091707317073</text:p>
          </table:table-cell>
          <table:table-cell table:formula="of:=[.U13]/41" office:value-type="float" office:value="0.0593663414634146" calcext:value-type="float">
            <text:p>0.059366341463415</text:p>
          </table:table-cell>
          <table:table-cell table:formula="of:=[.V13]/41" office:value-type="float" office:value="0.0499475609756098" calcext:value-type="float">
            <text:p>0.04994756097561</text:p>
          </table:table-cell>
          <table:table-cell table:formula="of:=[.W13]/41" office:value-type="float" office:value="0" calcext:value-type="float">
            <text:p>0</text:p>
          </table:table-cell>
          <table:table-cell table:formula="of:=[.X13]/41" office:value-type="float" office:value="0.108829756097561" calcext:value-type="float">
            <text:p>0.108829756097561</text:p>
          </table:table-cell>
          <table:table-cell table:formula="of:=[.Y13]/41" office:value-type="float" office:value="0.059570243902439" calcext:value-type="float">
            <text:p>0.059570243902439</text:p>
          </table:table-cell>
          <table:table-cell table:formula="of:=[.Z13]/41" office:value-type="float" office:value="0.155864634146341" calcext:value-type="float">
            <text:p>0.155864634146341</text:p>
          </table:table-cell>
          <table:table-cell table:formula="of:=[.AA13]/41" office:value-type="float" office:value="0.138161219512195" calcext:value-type="float">
            <text:p>0.138161219512195</text:p>
          </table:table-cell>
          <table:table-cell table:formula="of:=[.AB13]/41" office:value-type="float" office:value="0.0360968292682927" calcext:value-type="float">
            <text:p>0.036096829268293</text:p>
          </table:table-cell>
          <table:table-cell table:formula="of:=[.AC13]/41" office:value-type="float" office:value="0.059570243902439" calcext:value-type="float">
            <text:p>0.059570243902439</text:p>
          </table:table-cell>
          <table:table-cell table:formula="of:=[.AD13]/41" office:value-type="float" office:value="0.00644987804878049" calcext:value-type="float">
            <text:p>0.00644987804878</text:p>
          </table:table-cell>
          <table:table-cell table:formula="of:=[.AE13]/41" office:value-type="float" office:value="0.0248007317073171" calcext:value-type="float">
            <text:p>0.024800731707317</text:p>
          </table:table-cell>
          <table:table-cell table:formula="of:=[.AF13]/41" office:value-type="float" office:value="0.0591848780487805" calcext:value-type="float">
            <text:p>0.059184878048781</text:p>
          </table:table-cell>
          <table:table-cell table:formula="of:=[.AG13]/41" office:value-type="float" office:value="0.0597112195121951" calcext:value-type="float">
            <text:p>0.059711219512195</text:p>
          </table:table-cell>
          <table:table-cell table:formula="of:=[.AH13]/41" office:value-type="float" office:value="0.148835365853659" calcext:value-type="float">
            <text:p>0.148835365853659</text:p>
          </table:table-cell>
          <table:table-cell table:formula="of:=[.AI13]/41" office:value-type="float" office:value="0.0378468292682927" calcext:value-type="float">
            <text:p>0.037846829268293</text:p>
          </table:table-cell>
          <table:table-cell table:formula="of:=[.AJ13]/41" office:value-type="float" office:value="0.051169756097561" calcext:value-type="float">
            <text:p>0.051169756097561</text:p>
          </table:table-cell>
          <table:table-cell table:formula="of:=[.AK13]/41" office:value-type="float" office:value="0.161226341463415" calcext:value-type="float">
            <text:p>0.161226341463415</text:p>
          </table:table-cell>
          <table:table-cell table:formula="of:=[.AL13]/41" office:value-type="float" office:value="0.161226341463415" calcext:value-type="float">
            <text:p>0.161226341463415</text:p>
          </table:table-cell>
          <table:table-cell table:formula="of:=[.AM13]/41" office:value-type="float" office:value="0" calcext:value-type="float">
            <text:p>0</text:p>
          </table:table-cell>
          <table:table-cell table:formula="of:=[.AN13]/41"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  <table:table-cell table:style-name="ce19" office:value-type="float" office:value="9" calcext:value-type="float">
            <text:p>9</text:p>
          </table:table-cell>
          <table:table-cell table:formula="of:=[.O14]/41" office:value-type="float" office:value="0.0379768292682927" calcext:value-type="float">
            <text:p>0.037976829268293</text:p>
          </table:table-cell>
          <table:table-cell table:formula="of:=[.P14]/41" office:value-type="float" office:value="0.0658931707317073" calcext:value-type="float">
            <text:p>0.065893170731707</text:p>
          </table:table-cell>
          <table:table-cell table:formula="of:=[.Q14]/41" office:value-type="float" office:value="0.110550975609756" calcext:value-type="float">
            <text:p>0.110550975609756</text:p>
          </table:table-cell>
          <table:table-cell table:formula="of:=[.R14]/41" office:value-type="float" office:value="0.0699760975609756" calcext:value-type="float">
            <text:p>0.069976097560976</text:p>
          </table:table-cell>
          <table:table-cell table:formula="of:=[.S14]/41" office:value-type="float" office:value="0.0749326829268293" calcext:value-type="float">
            <text:p>0.074932682926829</text:p>
          </table:table-cell>
          <table:table-cell table:formula="of:=[.T14]/41" office:value-type="float" office:value="0.0658851219512195" calcext:value-type="float">
            <text:p>0.06588512195122</text:p>
          </table:table-cell>
          <table:table-cell table:formula="of:=[.U14]/41" office:value-type="float" office:value="0.0821965853658537" calcext:value-type="float">
            <text:p>0.082196585365854</text:p>
          </table:table-cell>
          <table:table-cell table:formula="of:=[.V14]/41" office:value-type="float" office:value="0.0826075609756098" calcext:value-type="float">
            <text:p>0.08260756097561</text:p>
          </table:table-cell>
          <table:table-cell table:formula="of:=[.W14]/41" office:value-type="float" office:value="0.108829756097561" calcext:value-type="float">
            <text:p>0.108829756097561</text:p>
          </table:table-cell>
          <table:table-cell table:formula="of:=[.X14]/41" office:value-type="float" office:value="0" calcext:value-type="float">
            <text:p>0</text:p>
          </table:table-cell>
          <table:table-cell table:formula="of:=[.Y14]/41" office:value-type="float" office:value="0.0819868292682927" calcext:value-type="float">
            <text:p>0.081986829268293</text:p>
          </table:table-cell>
          <table:table-cell table:formula="of:=[.Z14]/41" office:value-type="float" office:value="0.101545365853659" calcext:value-type="float">
            <text:p>0.101545365853659</text:p>
          </table:table-cell>
          <table:table-cell table:formula="of:=[.AA14]/41" office:value-type="float" office:value="0.0364085365853659" calcext:value-type="float">
            <text:p>0.036408536585366</text:p>
          </table:table-cell>
          <table:table-cell table:formula="of:=[.AB14]/41" office:value-type="float" office:value="0.0727329268292683" calcext:value-type="float">
            <text:p>0.072732926829268</text:p>
          </table:table-cell>
          <table:table-cell table:formula="of:=[.AC14]/41" office:value-type="float" office:value="0.0819868292682927" calcext:value-type="float">
            <text:p>0.081986829268293</text:p>
          </table:table-cell>
          <table:table-cell table:formula="of:=[.AD14]/41" office:value-type="float" office:value="0.104899756097561" calcext:value-type="float">
            <text:p>0.104899756097561</text:p>
          </table:table-cell>
          <table:table-cell table:formula="of:=[.AE14]/41" office:value-type="float" office:value="0.0842168292682927" calcext:value-type="float">
            <text:p>0.084216829268293</text:p>
          </table:table-cell>
          <table:table-cell table:formula="of:=[.AF14]/41" office:value-type="float" office:value="0.0764860975609756" calcext:value-type="float">
            <text:p>0.076486097560976</text:p>
          </table:table-cell>
          <table:table-cell table:formula="of:=[.AG14]/41" office:value-type="float" office:value="0.0796385365853658" calcext:value-type="float">
            <text:p>0.079638536585366</text:p>
          </table:table-cell>
          <table:table-cell table:formula="of:=[.AH14]/41" office:value-type="float" office:value="0.0751434146341463" calcext:value-type="float">
            <text:p>0.075143414634146</text:p>
          </table:table-cell>
          <table:table-cell table:formula="of:=[.AI14]/41" office:value-type="float" office:value="0.0918446341463415" calcext:value-type="float">
            <text:p>0.091844634146342</text:p>
          </table:table-cell>
          <table:table-cell table:formula="of:=[.AJ14]/41" office:value-type="float" office:value="0.076870243902439" calcext:value-type="float">
            <text:p>0.076870243902439</text:p>
          </table:table-cell>
          <table:table-cell table:formula="of:=[.AK14]/41" office:value-type="float" office:value="0.0756139024390244" calcext:value-type="float">
            <text:p>0.075613902439024</text:p>
          </table:table-cell>
          <table:table-cell table:formula="of:=[.AL14]/41" office:value-type="float" office:value="0.0756139024390244" calcext:value-type="float">
            <text:p>0.075613902439024</text:p>
          </table:table-cell>
          <table:table-cell table:formula="of:=[.AM14]/41" office:value-type="float" office:value="0" calcext:value-type="float">
            <text:p>0</text:p>
          </table:table-cell>
          <table:table-cell table:formula="of:=[.AN14]/41"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  <table:table-cell table:style-name="ce19" office:value-type="float" office:value="10" calcext:value-type="float">
            <text:p>10</text:p>
          </table:table-cell>
          <table:table-cell table:formula="of:=[.O15]/41" office:value-type="float" office:value="0.0445378048780488" calcext:value-type="float">
            <text:p>0.044537804878049</text:p>
          </table:table-cell>
          <table:table-cell table:formula="of:=[.P15]/41" office:value-type="float" office:value="0.0791163414634146" calcext:value-type="float">
            <text:p>0.079116341463415</text:p>
          </table:table-cell>
          <table:table-cell table:formula="of:=[.Q15]/41" office:value-type="float" office:value="0.0602541463414634" calcext:value-type="float">
            <text:p>0.060254146341463</text:p>
          </table:table-cell>
          <table:table-cell table:formula="of:=[.R15]/41" office:value-type="float" office:value="0.0783341463414634" calcext:value-type="float">
            <text:p>0.078334146341464</text:p>
          </table:table-cell>
          <table:table-cell table:formula="of:=[.S15]/41" office:value-type="float" office:value="0.0133281219512195" calcext:value-type="float">
            <text:p>0.01332812195122</text:p>
          </table:table-cell>
          <table:table-cell table:formula="of:=[.T15]/41" office:value-type="float" office:value="0.0167731707317073" calcext:value-type="float">
            <text:p>0.016773170731707</text:p>
          </table:table-cell>
          <table:table-cell table:formula="of:=[.U15]/41" office:value-type="float" office:value="0.000271524390243902" calcext:value-type="float">
            <text:p>0.000271524390244</text:p>
          </table:table-cell>
          <table:table-cell table:formula="of:=[.V15]/41" office:value-type="float" office:value="0.00976712195121951" calcext:value-type="float">
            <text:p>0.00976712195122</text:p>
          </table:table-cell>
          <table:table-cell table:formula="of:=[.W15]/41" office:value-type="float" office:value="0.059570243902439" calcext:value-type="float">
            <text:p>0.059570243902439</text:p>
          </table:table-cell>
          <table:table-cell table:formula="of:=[.X15]/41" office:value-type="float" office:value="0.0819868292682927" calcext:value-type="float">
            <text:p>0.081986829268293</text:p>
          </table:table-cell>
          <table:table-cell table:formula="of:=[.Y15]/41" office:value-type="float" office:value="0" calcext:value-type="float">
            <text:p>0</text:p>
          </table:table-cell>
          <table:table-cell table:formula="of:=[.Z15]/41" office:value-type="float" office:value="0.165353902439024" calcext:value-type="float">
            <text:p>0.165353902439024</text:p>
          </table:table-cell>
          <table:table-cell table:formula="of:=[.AA15]/41" office:value-type="float" office:value="0.0982617073170732" calcext:value-type="float">
            <text:p>0.098261707317073</text:p>
          </table:table-cell>
          <table:table-cell table:formula="of:=[.AB15]/41" office:value-type="float" office:value="0.0444685365853659" calcext:value-type="float">
            <text:p>0.044468536585366</text:p>
          </table:table-cell>
          <table:table-cell table:formula="of:=[.AC15]/41" office:value-type="float" office:value="0" calcext:value-type="float">
            <text:p>0</text:p>
          </table:table-cell>
          <table:table-cell table:formula="of:=[.AD15]/41" office:value-type="float" office:value="0.0531307317073171" calcext:value-type="float">
            <text:p>0.053130731707317</text:p>
          </table:table-cell>
          <table:table-cell table:formula="of:=[.AE15]/41" office:value-type="float" office:value="0.0493626829268293" calcext:value-type="float">
            <text:p>0.049362682926829</text:p>
          </table:table-cell>
          <table:table-cell table:formula="of:=[.AF15]/41" office:value-type="float" office:value="0.00573582926829268" calcext:value-type="float">
            <text:p>0.005735829268293</text:p>
          </table:table-cell>
          <table:table-cell table:formula="of:=[.AG15]/41" office:value-type="float" office:value="0.00236656341463415" calcext:value-type="float">
            <text:p>0.002366563414634</text:p>
          </table:table-cell>
          <table:table-cell table:formula="of:=[.AH15]/41" office:value-type="float" office:value="0.14732243902439" calcext:value-type="float">
            <text:p>0.14732243902439</text:p>
          </table:table-cell>
          <table:table-cell table:formula="of:=[.AI15]/41" office:value-type="float" office:value="0.0769521951219512" calcext:value-type="float">
            <text:p>0.076952195121951</text:p>
          </table:table-cell>
          <table:table-cell table:formula="of:=[.AJ15]/41" office:value-type="float" office:value="0.0115298048780488" calcext:value-type="float">
            <text:p>0.011529804878049</text:p>
          </table:table-cell>
          <table:table-cell table:formula="of:=[.AK15]/41" office:value-type="float" office:value="0.109695609756098" calcext:value-type="float">
            <text:p>0.109695609756098</text:p>
          </table:table-cell>
          <table:table-cell table:formula="of:=[.AL15]/41" office:value-type="float" office:value="0.109695609756098" calcext:value-type="float">
            <text:p>0.109695609756098</text:p>
          </table:table-cell>
          <table:table-cell table:formula="of:=[.AM15]/41" office:value-type="float" office:value="0" calcext:value-type="float">
            <text:p>0</text:p>
          </table:table-cell>
          <table:table-cell table:formula="of:=[.AN15]/41"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  <table:table-cell table:style-name="ce19" office:value-type="float" office:value="11" calcext:value-type="float">
            <text:p>11</text:p>
          </table:table-cell>
          <table:table-cell table:formula="of:=[.O16]/41" office:value-type="float" office:value="0.125508292682927" calcext:value-type="float">
            <text:p>0.125508292682927</text:p>
          </table:table-cell>
          <table:table-cell table:formula="of:=[.P16]/41" office:value-type="float" office:value="0.16658487804878" calcext:value-type="float">
            <text:p>0.16658487804878</text:p>
          </table:table-cell>
          <table:table-cell table:formula="of:=[.Q16]/41" office:value-type="float" office:value="0.157602195121951" calcext:value-type="float">
            <text:p>0.157602195121951</text:p>
          </table:table-cell>
          <table:table-cell table:formula="of:=[.R16]/41" office:value-type="float" office:value="0.0980192682926829" calcext:value-type="float">
            <text:p>0.098019268292683</text:p>
          </table:table-cell>
          <table:table-cell table:formula="of:=[.S16]/41" office:value-type="float" office:value="0.153395609756098" calcext:value-type="float">
            <text:p>0.153395609756098</text:p>
          </table:table-cell>
          <table:table-cell table:formula="of:=[.T16]/41" office:value-type="float" office:value="0.153592682926829" calcext:value-type="float">
            <text:p>0.153592682926829</text:p>
          </table:table-cell>
          <table:table-cell table:formula="of:=[.U16]/41" office:value-type="float" office:value="0.165454390243902" calcext:value-type="float">
            <text:p>0.165454390243902</text:p>
          </table:table-cell>
          <table:table-cell table:formula="of:=[.V16]/41" office:value-type="float" office:value="0.160908292682927" calcext:value-type="float">
            <text:p>0.160908292682927</text:p>
          </table:table-cell>
          <table:table-cell table:formula="of:=[.W16]/41" office:value-type="float" office:value="0.155864634146341" calcext:value-type="float">
            <text:p>0.155864634146341</text:p>
          </table:table-cell>
          <table:table-cell table:formula="of:=[.X16]/41" office:value-type="float" office:value="0.101545365853659" calcext:value-type="float">
            <text:p>0.101545365853659</text:p>
          </table:table-cell>
          <table:table-cell table:formula="of:=[.Y16]/41" office:value-type="float" office:value="0.165353902439024" calcext:value-type="float">
            <text:p>0.165353902439024</text:p>
          </table:table-cell>
          <table:table-cell table:formula="of:=[.Z16]/41" office:value-type="float" office:value="0" calcext:value-type="float">
            <text:p>0</text:p>
          </table:table-cell>
          <table:table-cell table:formula="of:=[.AA16]/41" office:value-type="float" office:value="0.126476341463415" calcext:value-type="float">
            <text:p>0.126476341463415</text:p>
          </table:table-cell>
          <table:table-cell table:formula="of:=[.AB16]/41" office:value-type="float" office:value="0.130486341463415" calcext:value-type="float">
            <text:p>0.130486341463415</text:p>
          </table:table-cell>
          <table:table-cell table:formula="of:=[.AC16]/41" office:value-type="float" office:value="0.165353902439024" calcext:value-type="float">
            <text:p>0.165353902439024</text:p>
          </table:table-cell>
          <table:table-cell table:formula="of:=[.AD16]/41" office:value-type="float" office:value="0.156169512195122" calcext:value-type="float">
            <text:p>0.156169512195122</text:p>
          </table:table-cell>
          <table:table-cell table:formula="of:=[.AE16]/41" office:value-type="float" office:value="0.136074390243902" calcext:value-type="float">
            <text:p>0.136074390243902</text:p>
          </table:table-cell>
          <table:table-cell table:formula="of:=[.AF16]/41" office:value-type="float" office:value="0.159769268292683" calcext:value-type="float">
            <text:p>0.159769268292683</text:p>
          </table:table-cell>
          <table:table-cell table:formula="of:=[.AG16]/41" office:value-type="float" office:value="0.163159512195122" calcext:value-type="float">
            <text:p>0.163159512195122</text:p>
          </table:table-cell>
          <table:table-cell table:formula="of:=[.AH16]/41" office:value-type="float" office:value="0.031270487804878" calcext:value-type="float">
            <text:p>0.031270487804878</text:p>
          </table:table-cell>
          <table:table-cell table:formula="of:=[.AI16]/41" office:value-type="float" office:value="0.119408048780488" calcext:value-type="float">
            <text:p>0.119408048780488</text:p>
          </table:table-cell>
          <table:table-cell table:formula="of:=[.AJ16]/41" office:value-type="float" office:value="0.155600975609756" calcext:value-type="float">
            <text:p>0.155600975609756</text:p>
          </table:table-cell>
          <table:table-cell table:formula="of:=[.AK16]/41" office:value-type="float" office:value="0.168503902439024" calcext:value-type="float">
            <text:p>0.168503902439024</text:p>
          </table:table-cell>
          <table:table-cell table:formula="of:=[.AL16]/41" office:value-type="float" office:value="0.168503902439024" calcext:value-type="float">
            <text:p>0.168503902439024</text:p>
          </table:table-cell>
          <table:table-cell table:formula="of:=[.AM16]/41" office:value-type="float" office:value="0" calcext:value-type="float">
            <text:p>0</text:p>
          </table:table-cell>
          <table:table-cell table:formula="of:=[.AN16]/41"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  <table:table-cell table:style-name="ce19" office:value-type="float" office:value="12" calcext:value-type="float">
            <text:p>12</text:p>
          </table:table-cell>
          <table:table-cell table:formula="of:=[.O17]/41" office:value-type="float" office:value="0.0619082926829268" calcext:value-type="float">
            <text:p>0.061908292682927</text:p>
          </table:table-cell>
          <table:table-cell table:formula="of:=[.P17]/41" office:value-type="float" office:value="0.0458607317073171" calcext:value-type="float">
            <text:p>0.045860731707317</text:p>
          </table:table-cell>
          <table:table-cell table:formula="of:=[.Q17]/41" office:value-type="float" office:value="0.139741707317073" calcext:value-type="float">
            <text:p>0.139741707317073</text:p>
          </table:table-cell>
          <table:table-cell table:formula="of:=[.R17]/41" office:value-type="float" office:value="0.105776829268293" calcext:value-type="float">
            <text:p>0.105776829268293</text:p>
          </table:table-cell>
          <table:table-cell table:formula="of:=[.S17]/41" office:value-type="float" office:value="0.095660487804878" calcext:value-type="float">
            <text:p>0.095660487804878</text:p>
          </table:table-cell>
          <table:table-cell table:formula="of:=[.T17]/41" office:value-type="float" office:value="0.0816134146341464" calcext:value-type="float">
            <text:p>0.081613414634146</text:p>
          </table:table-cell>
          <table:table-cell table:formula="of:=[.U17]/41" office:value-type="float" office:value="0.0985192682926829" calcext:value-type="float">
            <text:p>0.098519268292683</text:p>
          </table:table-cell>
          <table:table-cell table:formula="of:=[.V17]/41" office:value-type="float" office:value="0.102192195121951" calcext:value-type="float">
            <text:p>0.102192195121951</text:p>
          </table:table-cell>
          <table:table-cell table:formula="of:=[.W17]/41" office:value-type="float" office:value="0.138161219512195" calcext:value-type="float">
            <text:p>0.138161219512195</text:p>
          </table:table-cell>
          <table:table-cell table:formula="of:=[.X17]/41" office:value-type="float" office:value="0.0364085365853659" calcext:value-type="float">
            <text:p>0.036408536585366</text:p>
          </table:table-cell>
          <table:table-cell table:formula="of:=[.Y17]/41" office:value-type="float" office:value="0.0982617073170732" calcext:value-type="float">
            <text:p>0.098261707317073</text:p>
          </table:table-cell>
          <table:table-cell table:formula="of:=[.Z17]/41" office:value-type="float" office:value="0.126476341463415" calcext:value-type="float">
            <text:p>0.126476341463415</text:p>
          </table:table-cell>
          <table:table-cell table:formula="of:=[.AA17]/41" office:value-type="float" office:value="0" calcext:value-type="float">
            <text:p>0</text:p>
          </table:table-cell>
          <table:table-cell table:formula="of:=[.AB17]/41" office:value-type="float" office:value="0.10282243902439" calcext:value-type="float">
            <text:p>0.10282243902439</text:p>
          </table:table-cell>
          <table:table-cell table:formula="of:=[.AC17]/41" office:value-type="float" office:value="0.0982617073170732" calcext:value-type="float">
            <text:p>0.098261707317073</text:p>
          </table:table-cell>
          <table:table-cell table:formula="of:=[.AD17]/41" office:value-type="float" office:value="0.133361219512195" calcext:value-type="float">
            <text:p>0.133361219512195</text:p>
          </table:table-cell>
          <table:table-cell table:formula="of:=[.AE17]/41" office:value-type="float" office:value="0.114568048780488" calcext:value-type="float">
            <text:p>0.114568048780488</text:p>
          </table:table-cell>
          <table:table-cell table:formula="of:=[.AF17]/41" office:value-type="float" office:value="0.0937309756097561" calcext:value-type="float">
            <text:p>0.093730975609756</text:p>
          </table:table-cell>
          <table:table-cell table:formula="of:=[.AG17]/41" office:value-type="float" office:value="0.0961765853658537" calcext:value-type="float">
            <text:p>0.096176585365854</text:p>
          </table:table-cell>
          <table:table-cell table:formula="of:=[.AH17]/41" office:value-type="float" office:value="0.0964087804878049" calcext:value-type="float">
            <text:p>0.096408780487805</text:p>
          </table:table-cell>
          <table:table-cell table:formula="of:=[.AI17]/41" office:value-type="float" office:value="0.126305609756098" calcext:value-type="float">
            <text:p>0.126305609756098</text:p>
          </table:table-cell>
          <table:table-cell table:formula="of:=[.AJ17]/41" office:value-type="float" office:value="0.0971058536585366" calcext:value-type="float">
            <text:p>0.097105853658537</text:p>
          </table:table-cell>
          <table:table-cell table:formula="of:=[.AK17]/41" office:value-type="float" office:value="0.0423314634146342" calcext:value-type="float">
            <text:p>0.042331463414634</text:p>
          </table:table-cell>
          <table:table-cell table:formula="of:=[.AL17]/41" office:value-type="float" office:value="0.0423314634146342" calcext:value-type="float">
            <text:p>0.042331463414634</text:p>
          </table:table-cell>
          <table:table-cell table:formula="of:=[.AM17]/41" office:value-type="float" office:value="0" calcext:value-type="float">
            <text:p>0</text:p>
          </table:table-cell>
          <table:table-cell table:formula="of:=[.AN17]/41"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  <table:table-cell table:style-name="ce19" office:value-type="float" office:value="13" calcext:value-type="float">
            <text:p>13</text:p>
          </table:table-cell>
          <table:table-cell table:formula="of:=[.O18]/41" office:value-type="float" office:value="0.0418824390243902" calcext:value-type="float">
            <text:p>0.04188243902439</text:p>
          </table:table-cell>
          <table:table-cell table:formula="of:=[.P18]/41" office:value-type="float" office:value="0.103373170731707" calcext:value-type="float">
            <text:p>0.103373170731707</text:p>
          </table:table-cell>
          <table:table-cell table:formula="of:=[.Q18]/41" office:value-type="float" office:value="0.0378221951219512" calcext:value-type="float">
            <text:p>0.037822195121951</text:p>
          </table:table-cell>
          <table:table-cell table:formula="of:=[.R18]/41" office:value-type="float" office:value="0.0355239024390244" calcext:value-type="float">
            <text:p>0.035523902439024</text:p>
          </table:table-cell>
          <table:table-cell table:formula="of:=[.S18]/41" office:value-type="float" office:value="0.0313307317073171" calcext:value-type="float">
            <text:p>0.031330731707317</text:p>
          </table:table-cell>
          <table:table-cell table:formula="of:=[.T18]/41" office:value-type="float" office:value="0.0437556097560976" calcext:value-type="float">
            <text:p>0.043755609756098</text:p>
          </table:table-cell>
          <table:table-cell table:formula="of:=[.U18]/41" office:value-type="float" office:value="0.0444146341463415" calcext:value-type="float">
            <text:p>0.044414634146342</text:p>
          </table:table-cell>
          <table:table-cell table:formula="of:=[.V18]/41" office:value-type="float" office:value="0.0361482926829268" calcext:value-type="float">
            <text:p>0.036148292682927</text:p>
          </table:table-cell>
          <table:table-cell table:formula="of:=[.W18]/41" office:value-type="float" office:value="0.0360968292682927" calcext:value-type="float">
            <text:p>0.036096829268293</text:p>
          </table:table-cell>
          <table:table-cell table:formula="of:=[.X18]/41" office:value-type="float" office:value="0.0727329268292683" calcext:value-type="float">
            <text:p>0.072732926829268</text:p>
          </table:table-cell>
          <table:table-cell table:formula="of:=[.Y18]/41" office:value-type="float" office:value="0.0444685365853659" calcext:value-type="float">
            <text:p>0.044468536585366</text:p>
          </table:table-cell>
          <table:table-cell table:formula="of:=[.Z18]/41" office:value-type="float" office:value="0.130486341463415" calcext:value-type="float">
            <text:p>0.130486341463415</text:p>
          </table:table-cell>
          <table:table-cell table:formula="of:=[.AA18]/41" office:value-type="float" office:value="0.10282243902439" calcext:value-type="float">
            <text:p>0.10282243902439</text:p>
          </table:table-cell>
          <table:table-cell table:formula="of:=[.AB18]/41" office:value-type="float" office:value="0" calcext:value-type="float">
            <text:p>0</text:p>
          </table:table-cell>
          <table:table-cell table:formula="of:=[.AC18]/41" office:value-type="float" office:value="0.0444685365853659" calcext:value-type="float">
            <text:p>0.044468536585366</text:p>
          </table:table-cell>
          <table:table-cell table:formula="of:=[.AD18]/41" office:value-type="float" office:value="0.032440243902439" calcext:value-type="float">
            <text:p>0.032440243902439</text:p>
          </table:table-cell>
          <table:table-cell table:formula="of:=[.AE18]/41" office:value-type="float" office:value="0.0117461707317073" calcext:value-type="float">
            <text:p>0.011746170731707</text:p>
          </table:table-cell>
          <table:table-cell table:formula="of:=[.AF18]/41" office:value-type="float" office:value="0.0407129268292683" calcext:value-type="float">
            <text:p>0.040712926829268</text:p>
          </table:table-cell>
          <table:table-cell table:formula="of:=[.AG18]/41" office:value-type="float" office:value="0.0431592682926829" calcext:value-type="float">
            <text:p>0.043159268292683</text:p>
          </table:table-cell>
          <table:table-cell table:formula="of:=[.AH18]/41" office:value-type="float" office:value="0.118529024390244" calcext:value-type="float">
            <text:p>0.118529024390244</text:p>
          </table:table-cell>
          <table:table-cell table:formula="of:=[.AI18]/41" office:value-type="float" office:value="0.0335934146341463" calcext:value-type="float">
            <text:p>0.033593414634146</text:p>
          </table:table-cell>
          <table:table-cell table:formula="of:=[.AJ18]/41" office:value-type="float" office:value="0.032949512195122" calcext:value-type="float">
            <text:p>0.032949512195122</text:p>
          </table:table-cell>
          <table:table-cell table:formula="of:=[.AK18]/41" office:value-type="float" office:value="0.129018536585366" calcext:value-type="float">
            <text:p>0.129018536585366</text:p>
          </table:table-cell>
          <table:table-cell table:formula="of:=[.AL18]/41" office:value-type="float" office:value="0.129018536585366" calcext:value-type="float">
            <text:p>0.129018536585366</text:p>
          </table:table-cell>
          <table:table-cell table:formula="of:=[.AM18]/41" office:value-type="float" office:value="0" calcext:value-type="float">
            <text:p>0</text:p>
          </table:table-cell>
          <table:table-cell table:formula="of:=[.AN18]/41"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  <table:table-cell table:style-name="ce35" office:value-type="float" office:value="14" calcext:value-type="float">
            <text:p>14</text:p>
          </table:table-cell>
          <table:table-cell table:formula="of:=[.O19]/41" office:value-type="float" office:value="0.0445378048780488" calcext:value-type="float">
            <text:p>0.044537804878049</text:p>
          </table:table-cell>
          <table:table-cell table:formula="of:=[.P19]/41" office:value-type="float" office:value="0.0791163414634146" calcext:value-type="float">
            <text:p>0.079116341463415</text:p>
          </table:table-cell>
          <table:table-cell table:formula="of:=[.Q19]/41" office:value-type="float" office:value="0.0602541463414634" calcext:value-type="float">
            <text:p>0.060254146341463</text:p>
          </table:table-cell>
          <table:table-cell table:formula="of:=[.R19]/41" office:value-type="float" office:value="0.0783341463414634" calcext:value-type="float">
            <text:p>0.078334146341464</text:p>
          </table:table-cell>
          <table:table-cell table:formula="of:=[.S19]/41" office:value-type="float" office:value="0.0133281219512195" calcext:value-type="float">
            <text:p>0.01332812195122</text:p>
          </table:table-cell>
          <table:table-cell table:formula="of:=[.T19]/41" office:value-type="float" office:value="0.0167731707317073" calcext:value-type="float">
            <text:p>0.016773170731707</text:p>
          </table:table-cell>
          <table:table-cell table:formula="of:=[.U19]/41" office:value-type="float" office:value="0.000271524390243902" calcext:value-type="float">
            <text:p>0.000271524390244</text:p>
          </table:table-cell>
          <table:table-cell table:formula="of:=[.V19]/41" office:value-type="float" office:value="0.00976712195121951" calcext:value-type="float">
            <text:p>0.00976712195122</text:p>
          </table:table-cell>
          <table:table-cell table:formula="of:=[.W19]/41" office:value-type="float" office:value="0.059570243902439" calcext:value-type="float">
            <text:p>0.059570243902439</text:p>
          </table:table-cell>
          <table:table-cell table:formula="of:=[.X19]/41" office:value-type="float" office:value="0.0819868292682927" calcext:value-type="float">
            <text:p>0.081986829268293</text:p>
          </table:table-cell>
          <table:table-cell table:formula="of:=[.Y19]/41" office:value-type="float" office:value="0" calcext:value-type="float">
            <text:p>0</text:p>
          </table:table-cell>
          <table:table-cell table:formula="of:=[.Z19]/41" office:value-type="float" office:value="0.165353902439024" calcext:value-type="float">
            <text:p>0.165353902439024</text:p>
          </table:table-cell>
          <table:table-cell table:formula="of:=[.AA19]/41" office:value-type="float" office:value="0.0982617073170732" calcext:value-type="float">
            <text:p>0.098261707317073</text:p>
          </table:table-cell>
          <table:table-cell table:formula="of:=[.AB19]/41" office:value-type="float" office:value="0.0444685365853659" calcext:value-type="float">
            <text:p>0.044468536585366</text:p>
          </table:table-cell>
          <table:table-cell table:formula="of:=[.AC19]/41" office:value-type="float" office:value="0" calcext:value-type="float">
            <text:p>0</text:p>
          </table:table-cell>
          <table:table-cell table:formula="of:=[.AD19]/41" office:value-type="float" office:value="0.0531307317073171" calcext:value-type="float">
            <text:p>0.053130731707317</text:p>
          </table:table-cell>
          <table:table-cell table:formula="of:=[.AE19]/41" office:value-type="float" office:value="0.0493626829268293" calcext:value-type="float">
            <text:p>0.049362682926829</text:p>
          </table:table-cell>
          <table:table-cell table:formula="of:=[.AF19]/41" office:value-type="float" office:value="0.00573582926829268" calcext:value-type="float">
            <text:p>0.005735829268293</text:p>
          </table:table-cell>
          <table:table-cell table:formula="of:=[.AG19]/41" office:value-type="float" office:value="0.00236656341463415" calcext:value-type="float">
            <text:p>0.002366563414634</text:p>
          </table:table-cell>
          <table:table-cell table:formula="of:=[.AH19]/41" office:value-type="float" office:value="0.14732243902439" calcext:value-type="float">
            <text:p>0.14732243902439</text:p>
          </table:table-cell>
          <table:table-cell table:formula="of:=[.AI19]/41" office:value-type="float" office:value="0.0769521951219512" calcext:value-type="float">
            <text:p>0.076952195121951</text:p>
          </table:table-cell>
          <table:table-cell table:formula="of:=[.AJ19]/41" office:value-type="float" office:value="0.0115298048780488" calcext:value-type="float">
            <text:p>0.011529804878049</text:p>
          </table:table-cell>
          <table:table-cell table:formula="of:=[.AK19]/41" office:value-type="float" office:value="0.109695609756098" calcext:value-type="float">
            <text:p>0.109695609756098</text:p>
          </table:table-cell>
          <table:table-cell table:formula="of:=[.AL19]/41" office:value-type="float" office:value="0.109695609756098" calcext:value-type="float">
            <text:p>0.109695609756098</text:p>
          </table:table-cell>
          <table:table-cell table:formula="of:=[.AM19]/41" office:value-type="float" office:value="0" calcext:value-type="float">
            <text:p>0</text:p>
          </table:table-cell>
          <table:table-cell table:formula="of:=[.AN19]/41"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  <table:table-cell table:style-name="ce35" office:value-type="float" office:value="15" calcext:value-type="float">
            <text:p>15</text:p>
          </table:table-cell>
          <table:table-cell table:formula="of:=[.O20]/41" office:value-type="float" office:value="0.0714734146341463" calcext:value-type="float">
            <text:p>0.071473414634146</text:p>
          </table:table-cell>
          <table:table-cell table:formula="of:=[.P20]/41" office:value-type="float" office:value="0.127291219512195" calcext:value-type="float">
            <text:p>0.127291219512195</text:p>
          </table:table-cell>
          <table:table-cell table:formula="of:=[.Q20]/41" office:value-type="float" office:value="0.00723185365853659" calcext:value-type="float">
            <text:p>0.007231853658537</text:p>
          </table:table-cell>
          <table:table-cell table:formula="of:=[.R20]/41" office:value-type="float" office:value="0.0581670731707317" calcext:value-type="float">
            <text:p>0.058167073170732</text:p>
          </table:table-cell>
          <table:table-cell table:formula="of:=[.S20]/41" office:value-type="float" office:value="0.0448368292682927" calcext:value-type="float">
            <text:p>0.044836829268293</text:p>
          </table:table-cell>
          <table:table-cell table:formula="of:=[.T20]/41" office:value-type="float" office:value="0.061920487804878" calcext:value-type="float">
            <text:p>0.061920487804878</text:p>
          </table:table-cell>
          <table:table-cell table:formula="of:=[.U20]/41" office:value-type="float" office:value="0.0529256097560976" calcext:value-type="float">
            <text:p>0.052925609756098</text:p>
          </table:table-cell>
          <table:table-cell table:formula="of:=[.V20]/41" office:value-type="float" office:value="0.0435239024390244" calcext:value-type="float">
            <text:p>0.043523902439024</text:p>
          </table:table-cell>
          <table:table-cell table:formula="of:=[.W20]/41" office:value-type="float" office:value="0.00644987804878049" calcext:value-type="float">
            <text:p>0.00644987804878</text:p>
          </table:table-cell>
          <table:table-cell table:formula="of:=[.X20]/41" office:value-type="float" office:value="0.104899756097561" calcext:value-type="float">
            <text:p>0.104899756097561</text:p>
          </table:table-cell>
          <table:table-cell table:formula="of:=[.Y20]/41" office:value-type="float" office:value="0.0531307317073171" calcext:value-type="float">
            <text:p>0.053130731707317</text:p>
          </table:table-cell>
          <table:table-cell table:formula="of:=[.Z20]/41" office:value-type="float" office:value="0.156169512195122" calcext:value-type="float">
            <text:p>0.156169512195122</text:p>
          </table:table-cell>
          <table:table-cell table:formula="of:=[.AA20]/41" office:value-type="float" office:value="0.133361219512195" calcext:value-type="float">
            <text:p>0.133361219512195</text:p>
          </table:table-cell>
          <table:table-cell table:formula="of:=[.AB20]/41" office:value-type="float" office:value="0.032440243902439" calcext:value-type="float">
            <text:p>0.032440243902439</text:p>
          </table:table-cell>
          <table:table-cell table:formula="of:=[.AC20]/41" office:value-type="float" office:value="0.0531307317073171" calcext:value-type="float">
            <text:p>0.053130731707317</text:p>
          </table:table-cell>
          <table:table-cell table:formula="of:=[.AD20]/41" office:value-type="float" office:value="0" calcext:value-type="float">
            <text:p>0</text:p>
          </table:table-cell>
          <table:table-cell table:formula="of:=[.AE20]/41" office:value-type="float" office:value="0.0219967073170732" calcext:value-type="float">
            <text:p>0.021996707317073</text:p>
          </table:table-cell>
          <table:table-cell table:formula="of:=[.AF20]/41" office:value-type="float" office:value="0.0528160975609756" calcext:value-type="float">
            <text:p>0.052816097560976</text:p>
          </table:table-cell>
          <table:table-cell table:formula="of:=[.AG20]/41" office:value-type="float" office:value="0.0532926829268293" calcext:value-type="float">
            <text:p>0.053292682926829</text:p>
          </table:table-cell>
          <table:table-cell table:formula="of:=[.AH20]/41" office:value-type="float" office:value="0.147856829268293" calcext:value-type="float">
            <text:p>0.147856829268293</text:p>
          </table:table-cell>
          <table:table-cell table:formula="of:=[.AI20]/41" office:value-type="float" office:value="0.0400156097560976" calcext:value-type="float">
            <text:p>0.040015609756098</text:p>
          </table:table-cell>
          <table:table-cell table:formula="of:=[.AJ20]/41" office:value-type="float" office:value="0.0448619512195122" calcext:value-type="float">
            <text:p>0.044861951219512</text:p>
          </table:table-cell>
          <table:table-cell table:formula="of:=[.AK20]/41" office:value-type="float" office:value="0.155525609756098" calcext:value-type="float">
            <text:p>0.155525609756098</text:p>
          </table:table-cell>
          <table:table-cell table:formula="of:=[.AL20]/41" office:value-type="float" office:value="0.155525609756098" calcext:value-type="float">
            <text:p>0.155525609756098</text:p>
          </table:table-cell>
          <table:table-cell table:formula="of:=[.AM20]/41" office:value-type="float" office:value="0" calcext:value-type="float">
            <text:p>0</text:p>
          </table:table-cell>
          <table:table-cell table:formula="of:=[.AN20]/41"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  <table:table-cell table:style-name="ce35" office:value-type="float" office:value="16" calcext:value-type="float">
            <text:p>16</text:p>
          </table:table-cell>
          <table:table-cell table:formula="of:=[.O21]/41" office:value-type="float" office:value="0.0534868292682927" calcext:value-type="float">
            <text:p>0.053486829268293</text:p>
          </table:table-cell>
          <table:table-cell table:formula="of:=[.P21]/41" office:value-type="float" office:value="0.114027073170732" calcext:value-type="float">
            <text:p>0.114027073170732</text:p>
          </table:table-cell>
          <table:table-cell table:formula="of:=[.Q21]/41" office:value-type="float" office:value="0.0265853658536585" calcext:value-type="float">
            <text:p>0.026585365853659</text:p>
          </table:table-cell>
          <table:table-cell table:formula="of:=[.R21]/41" office:value-type="float" office:value="0.0384907317073171" calcext:value-type="float">
            <text:p>0.038490731707317</text:p>
          </table:table-cell>
          <table:table-cell table:formula="of:=[.S21]/41" office:value-type="float" office:value="0.0372509756097561" calcext:value-type="float">
            <text:p>0.037250975609756</text:p>
          </table:table-cell>
          <table:table-cell table:formula="of:=[.T21]/41" office:value-type="float" office:value="0.0520639024390244" calcext:value-type="float">
            <text:p>0.052063902439024</text:p>
          </table:table-cell>
          <table:table-cell table:formula="of:=[.U21]/41" office:value-type="float" office:value="0.049249756097561" calcext:value-type="float">
            <text:p>0.049249756097561</text:p>
          </table:table-cell>
          <table:table-cell table:formula="of:=[.V21]/41" office:value-type="float" office:value="0.04001" calcext:value-type="float">
            <text:p>0.04001</text:p>
          </table:table-cell>
          <table:table-cell table:formula="of:=[.W21]/41" office:value-type="float" office:value="0.0248007317073171" calcext:value-type="float">
            <text:p>0.024800731707317</text:p>
          </table:table-cell>
          <table:table-cell table:formula="of:=[.X21]/41" office:value-type="float" office:value="0.0842168292682927" calcext:value-type="float">
            <text:p>0.084216829268293</text:p>
          </table:table-cell>
          <table:table-cell table:formula="of:=[.Y21]/41" office:value-type="float" office:value="0.0493626829268293" calcext:value-type="float">
            <text:p>0.049362682926829</text:p>
          </table:table-cell>
          <table:table-cell table:formula="of:=[.Z21]/41" office:value-type="float" office:value="0.136074390243902" calcext:value-type="float">
            <text:p>0.136074390243902</text:p>
          </table:table-cell>
          <table:table-cell table:formula="of:=[.AA21]/41" office:value-type="float" office:value="0.114568048780488" calcext:value-type="float">
            <text:p>0.114568048780488</text:p>
          </table:table-cell>
          <table:table-cell table:formula="of:=[.AB21]/41" office:value-type="float" office:value="0.0117461707317073" calcext:value-type="float">
            <text:p>0.011746170731707</text:p>
          </table:table-cell>
          <table:table-cell table:formula="of:=[.AC21]/41" office:value-type="float" office:value="0.0493626829268293" calcext:value-type="float">
            <text:p>0.049362682926829</text:p>
          </table:table-cell>
          <table:table-cell table:formula="of:=[.AD21]/41" office:value-type="float" office:value="0.0219967073170732" calcext:value-type="float">
            <text:p>0.021996707317073</text:p>
          </table:table-cell>
          <table:table-cell table:formula="of:=[.AE21]/41" office:value-type="float" office:value="0" calcext:value-type="float">
            <text:p>0</text:p>
          </table:table-cell>
          <table:table-cell table:formula="of:=[.AF21]/41" office:value-type="float" office:value="0.0466982926829268" calcext:value-type="float">
            <text:p>0.046698292682927</text:p>
          </table:table-cell>
          <table:table-cell table:formula="of:=[.AG21]/41" office:value-type="float" office:value="0.0485343902439024" calcext:value-type="float">
            <text:p>0.048534390243903</text:p>
          </table:table-cell>
          <table:table-cell table:formula="of:=[.AH21]/41" office:value-type="float" office:value="0.126326829268293" calcext:value-type="float">
            <text:p>0.126326829268293</text:p>
          </table:table-cell>
          <table:table-cell table:formula="of:=[.AI21]/41" office:value-type="float" office:value="0.0280473170731707" calcext:value-type="float">
            <text:p>0.028047317073171</text:p>
          </table:table-cell>
          <table:table-cell table:formula="of:=[.AJ21]/41" office:value-type="float" office:value="0.0383573170731707" calcext:value-type="float">
            <text:p>0.038357317073171</text:p>
          </table:table-cell>
          <table:table-cell table:formula="of:=[.AK21]/41" office:value-type="float" office:value="0.140285609756098" calcext:value-type="float">
            <text:p>0.140285609756098</text:p>
          </table:table-cell>
          <table:table-cell table:formula="of:=[.AL21]/41" office:value-type="float" office:value="0.140285609756098" calcext:value-type="float">
            <text:p>0.140285609756098</text:p>
          </table:table-cell>
          <table:table-cell table:formula="of:=[.AM21]/41" office:value-type="float" office:value="0" calcext:value-type="float">
            <text:p>0</text:p>
          </table:table-cell>
          <table:table-cell table:formula="of:=[.AN21]/41"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  <table:table-cell table:style-name="ce35" office:value-type="float" office:value="17" calcext:value-type="float">
            <text:p>17</text:p>
          </table:table-cell>
          <table:table-cell table:formula="of:=[.O22]/41" office:value-type="float" office:value="0.038899756097561" calcext:value-type="float">
            <text:p>0.038899756097561</text:p>
          </table:table-cell>
          <table:table-cell table:formula="of:=[.P22]/41" office:value-type="float" office:value="0.0767868292682927" calcext:value-type="float">
            <text:p>0.076786829268293</text:p>
          </table:table-cell>
          <table:table-cell table:formula="of:=[.Q22]/41" office:value-type="float" office:value="0.0600292682926829" calcext:value-type="float">
            <text:p>0.060029268292683</text:p>
          </table:table-cell>
          <table:table-cell table:formula="of:=[.R22]/41" office:value-type="float" office:value="0.0737592682926829" calcext:value-type="float">
            <text:p>0.073759268292683</text:p>
          </table:table-cell>
          <table:table-cell table:formula="of:=[.S22]/41" office:value-type="float" office:value="0.00950009756097561" calcext:value-type="float">
            <text:p>0.009500097560976</text:p>
          </table:table-cell>
          <table:table-cell table:formula="of:=[.T22]/41" office:value-type="float" office:value="0.0121778780487805" calcext:value-type="float">
            <text:p>0.012177878048781</text:p>
          </table:table-cell>
          <table:table-cell table:formula="of:=[.U22]/41" office:value-type="float" office:value="0.00589429268292683" calcext:value-type="float">
            <text:p>0.005894292682927</text:p>
          </table:table-cell>
          <table:table-cell table:formula="of:=[.V22]/41" office:value-type="float" office:value="0.00990417073170732" calcext:value-type="float">
            <text:p>0.009904170731707</text:p>
          </table:table-cell>
          <table:table-cell table:formula="of:=[.W22]/41" office:value-type="float" office:value="0.0591848780487805" calcext:value-type="float">
            <text:p>0.059184878048781</text:p>
          </table:table-cell>
          <table:table-cell table:formula="of:=[.X22]/41" office:value-type="float" office:value="0.0764860975609756" calcext:value-type="float">
            <text:p>0.076486097560976</text:p>
          </table:table-cell>
          <table:table-cell table:formula="of:=[.Y22]/41" office:value-type="float" office:value="0.00573582926829268" calcext:value-type="float">
            <text:p>0.005735829268293</text:p>
          </table:table-cell>
          <table:table-cell table:formula="of:=[.Z22]/41" office:value-type="float" office:value="0.159769268292683" calcext:value-type="float">
            <text:p>0.159769268292683</text:p>
          </table:table-cell>
          <table:table-cell table:formula="of:=[.AA22]/41" office:value-type="float" office:value="0.0937309756097561" calcext:value-type="float">
            <text:p>0.093730975609756</text:p>
          </table:table-cell>
          <table:table-cell table:formula="of:=[.AB22]/41" office:value-type="float" office:value="0.0407129268292683" calcext:value-type="float">
            <text:p>0.040712926829268</text:p>
          </table:table-cell>
          <table:table-cell table:formula="of:=[.AC22]/41" office:value-type="float" office:value="0.00573582926829268" calcext:value-type="float">
            <text:p>0.005735829268293</text:p>
          </table:table-cell>
          <table:table-cell table:formula="of:=[.AD22]/41" office:value-type="float" office:value="0.0528160975609756" calcext:value-type="float">
            <text:p>0.052816097560976</text:p>
          </table:table-cell>
          <table:table-cell table:formula="of:=[.AE22]/41" office:value-type="float" office:value="0.0466982926829268" calcext:value-type="float">
            <text:p>0.046698292682927</text:p>
          </table:table-cell>
          <table:table-cell table:formula="of:=[.AF22]/41" office:value-type="float" office:value="0" calcext:value-type="float">
            <text:p>0</text:p>
          </table:table-cell>
          <table:table-cell table:formula="of:=[.AG22]/41" office:value-type="float" office:value="0.00341731707317073" calcext:value-type="float">
            <text:p>0.003417317073171</text:p>
          </table:table-cell>
          <table:table-cell table:formula="of:=[.AH22]/41" office:value-type="float" office:value="0.141598048780488" calcext:value-type="float">
            <text:p>0.141598048780488</text:p>
          </table:table-cell>
          <table:table-cell table:formula="of:=[.AI22]/41" office:value-type="float" office:value="0.0737812195121951" calcext:value-type="float">
            <text:p>0.073781219512195</text:p>
          </table:table-cell>
          <table:table-cell table:formula="of:=[.AJ22]/41" office:value-type="float" office:value="0.00841775609756098" calcext:value-type="float">
            <text:p>0.008417756097561</text:p>
          </table:table-cell>
          <table:table-cell table:formula="of:=[.AK22]/41" office:value-type="float" office:value="0.106892195121951" calcext:value-type="float">
            <text:p>0.106892195121951</text:p>
          </table:table-cell>
          <table:table-cell table:formula="of:=[.AL22]/41" office:value-type="float" office:value="0.106892195121951" calcext:value-type="float">
            <text:p>0.106892195121951</text:p>
          </table:table-cell>
          <table:table-cell table:formula="of:=[.AM22]/41" office:value-type="float" office:value="0" calcext:value-type="float">
            <text:p>0</text:p>
          </table:table-cell>
          <table:table-cell table:formula="of:=[.AN22]/41"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  <table:table-cell table:style-name="ce35" office:value-type="float" office:value="18" calcext:value-type="float">
            <text:p>18</text:p>
          </table:table-cell>
          <table:table-cell table:formula="of:=[.O23]/41" office:value-type="float" office:value="0.0421714634146341" calcext:value-type="float">
            <text:p>0.042171463414634</text:p>
          </table:table-cell>
          <table:table-cell table:formula="of:=[.P23]/41" office:value-type="float" office:value="0.0777912195121951" calcext:value-type="float">
            <text:p>0.077791219512195</text:p>
          </table:table-cell>
          <table:table-cell table:formula="of:=[.Q23]/41" office:value-type="float" office:value="0.0604619512195122" calcext:value-type="float">
            <text:p>0.060461951219512</text:p>
          </table:table-cell>
          <table:table-cell table:formula="of:=[.R23]/41" office:value-type="float" office:value="0.076670243902439" calcext:value-type="float">
            <text:p>0.076670243902439</text:p>
          </table:table-cell>
          <table:table-cell table:formula="of:=[.S23]/41" office:value-type="float" office:value="0.0118416097560976" calcext:value-type="float">
            <text:p>0.011841609756098</text:p>
          </table:table-cell>
          <table:table-cell table:formula="of:=[.T23]/41" office:value-type="float" office:value="0.014597512195122" calcext:value-type="float">
            <text:p>0.014597512195122</text:p>
          </table:table-cell>
          <table:table-cell table:formula="of:=[.U23]/41" office:value-type="float" office:value="0.0025610487804878" calcext:value-type="float">
            <text:p>0.002561048780488</text:p>
          </table:table-cell>
          <table:table-cell table:formula="of:=[.V23]/41" office:value-type="float" office:value="0.00977568292682927" calcext:value-type="float">
            <text:p>0.009775682926829</text:p>
          </table:table-cell>
          <table:table-cell table:formula="of:=[.W23]/41" office:value-type="float" office:value="0.0597112195121951" calcext:value-type="float">
            <text:p>0.059711219512195</text:p>
          </table:table-cell>
          <table:table-cell table:formula="of:=[.X23]/41" office:value-type="float" office:value="0.0796385365853658" calcext:value-type="float">
            <text:p>0.079638536585366</text:p>
          </table:table-cell>
          <table:table-cell table:formula="of:=[.Y23]/41" office:value-type="float" office:value="0.00236656341463415" calcext:value-type="float">
            <text:p>0.002366563414634</text:p>
          </table:table-cell>
          <table:table-cell table:formula="of:=[.Z23]/41" office:value-type="float" office:value="0.163159512195122" calcext:value-type="float">
            <text:p>0.163159512195122</text:p>
          </table:table-cell>
          <table:table-cell table:formula="of:=[.AA23]/41" office:value-type="float" office:value="0.0961765853658537" calcext:value-type="float">
            <text:p>0.096176585365854</text:p>
          </table:table-cell>
          <table:table-cell table:formula="of:=[.AB23]/41" office:value-type="float" office:value="0.0431592682926829" calcext:value-type="float">
            <text:p>0.043159268292683</text:p>
          </table:table-cell>
          <table:table-cell table:formula="of:=[.AC23]/41" office:value-type="float" office:value="0.00236656341463415" calcext:value-type="float">
            <text:p>0.002366563414634</text:p>
          </table:table-cell>
          <table:table-cell table:formula="of:=[.AD23]/41" office:value-type="float" office:value="0.0532926829268293" calcext:value-type="float">
            <text:p>0.053292682926829</text:p>
          </table:table-cell>
          <table:table-cell table:formula="of:=[.AE23]/41" office:value-type="float" office:value="0.0485343902439024" calcext:value-type="float">
            <text:p>0.048534390243903</text:p>
          </table:table-cell>
          <table:table-cell table:formula="of:=[.AF23]/41" office:value-type="float" office:value="0.00341731707317073" calcext:value-type="float">
            <text:p>0.003417317073171</text:p>
          </table:table-cell>
          <table:table-cell table:formula="of:=[.AG23]/41" office:value-type="float" office:value="0" calcext:value-type="float">
            <text:p>0</text:p>
          </table:table-cell>
          <table:table-cell table:formula="of:=[.AH23]/41" office:value-type="float" office:value="0.14501243902439" calcext:value-type="float">
            <text:p>0.14501243902439</text:p>
          </table:table-cell>
          <table:table-cell table:formula="of:=[.AI23]/41" office:value-type="float" office:value="0.0759268292682927" calcext:value-type="float">
            <text:p>0.075926829268293</text:p>
          </table:table-cell>
          <table:table-cell table:formula="of:=[.AJ23]/41" office:value-type="float" office:value="0.0102805365853659" calcext:value-type="float">
            <text:p>0.010280536585366</text:p>
          </table:table-cell>
          <table:table-cell table:formula="of:=[.AK23]/41" office:value-type="float" office:value="0.108206829268293" calcext:value-type="float">
            <text:p>0.108206829268293</text:p>
          </table:table-cell>
          <table:table-cell table:formula="of:=[.AL23]/41" office:value-type="float" office:value="0.108206829268293" calcext:value-type="float">
            <text:p>0.108206829268293</text:p>
          </table:table-cell>
          <table:table-cell table:formula="of:=[.AM23]/41" office:value-type="float" office:value="0" calcext:value-type="float">
            <text:p>0</text:p>
          </table:table-cell>
          <table:table-cell table:formula="of:=[.AN23]/41"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  <table:table-cell table:style-name="ce35" office:value-type="float" office:value="19" calcext:value-type="float">
            <text:p>19</text:p>
          </table:table-cell>
          <table:table-cell table:formula="of:=[.O24]/41" office:value-type="float" office:value="0.104523414634146" calcext:value-type="float">
            <text:p>0.104523414634146</text:p>
          </table:table-cell>
          <table:table-cell table:formula="of:=[.P24]/41" office:value-type="float" office:value="0.138252195121951" calcext:value-type="float">
            <text:p>0.138252195121951</text:p>
          </table:table-cell>
          <table:table-cell table:formula="of:=[.Q24]/41" office:value-type="float" office:value="0.150659268292683" calcext:value-type="float">
            <text:p>0.150659268292683</text:p>
          </table:table-cell>
          <table:table-cell table:formula="of:=[.R24]/41" office:value-type="float" office:value="0.0912178048780488" calcext:value-type="float">
            <text:p>0.091217804878049</text:p>
          </table:table-cell>
          <table:table-cell table:formula="of:=[.S24]/41" office:value-type="float" office:value="0.13655512195122" calcext:value-type="float">
            <text:p>0.13655512195122</text:p>
          </table:table-cell>
          <table:table-cell table:formula="of:=[.T24]/41" office:value-type="float" office:value="0.133742195121951" calcext:value-type="float">
            <text:p>0.133742195121951</text:p>
          </table:table-cell>
          <table:table-cell table:formula="of:=[.U24]/41" office:value-type="float" office:value="0.147462682926829" calcext:value-type="float">
            <text:p>0.147462682926829</text:p>
          </table:table-cell>
          <table:table-cell table:formula="of:=[.V24]/41" office:value-type="float" office:value="0.144404634146341" calcext:value-type="float">
            <text:p>0.144404634146341</text:p>
          </table:table-cell>
          <table:table-cell table:formula="of:=[.W24]/41" office:value-type="float" office:value="0.148835365853659" calcext:value-type="float">
            <text:p>0.148835365853659</text:p>
          </table:table-cell>
          <table:table-cell table:formula="of:=[.X24]/41" office:value-type="float" office:value="0.0751434146341463" calcext:value-type="float">
            <text:p>0.075143414634146</text:p>
          </table:table-cell>
          <table:table-cell table:formula="of:=[.Y24]/41" office:value-type="float" office:value="0.14732243902439" calcext:value-type="float">
            <text:p>0.14732243902439</text:p>
          </table:table-cell>
          <table:table-cell table:formula="of:=[.Z24]/41" office:value-type="float" office:value="0.031270487804878" calcext:value-type="float">
            <text:p>0.031270487804878</text:p>
          </table:table-cell>
          <table:table-cell table:formula="of:=[.AA24]/41" office:value-type="float" office:value="0.0964087804878049" calcext:value-type="float">
            <text:p>0.096408780487805</text:p>
          </table:table-cell>
          <table:table-cell table:formula="of:=[.AB24]/41" office:value-type="float" office:value="0.118529024390244" calcext:value-type="float">
            <text:p>0.118529024390244</text:p>
          </table:table-cell>
          <table:table-cell table:formula="of:=[.AC24]/41" office:value-type="float" office:value="0.14732243902439" calcext:value-type="float">
            <text:p>0.14732243902439</text:p>
          </table:table-cell>
          <table:table-cell table:formula="of:=[.AD24]/41" office:value-type="float" office:value="0.147856829268293" calcext:value-type="float">
            <text:p>0.147856829268293</text:p>
          </table:table-cell>
          <table:table-cell table:formula="of:=[.AE24]/41" office:value-type="float" office:value="0.126326829268293" calcext:value-type="float">
            <text:p>0.126326829268293</text:p>
          </table:table-cell>
          <table:table-cell table:formula="of:=[.AF24]/41" office:value-type="float" office:value="0.141598048780488" calcext:value-type="float">
            <text:p>0.141598048780488</text:p>
          </table:table-cell>
          <table:table-cell table:formula="of:=[.AG24]/41" office:value-type="float" office:value="0.14501243902439" calcext:value-type="float">
            <text:p>0.14501243902439</text:p>
          </table:table-cell>
          <table:table-cell table:formula="of:=[.AH24]/41" office:value-type="float" office:value="0" calcext:value-type="float">
            <text:p>0</text:p>
          </table:table-cell>
          <table:table-cell table:formula="of:=[.AI24]/41" office:value-type="float" office:value="0.11567" calcext:value-type="float">
            <text:p>0.11567</text:p>
          </table:table-cell>
          <table:table-cell table:formula="of:=[.AJ24]/41" office:value-type="float" office:value="0.138762682926829" calcext:value-type="float">
            <text:p>0.138762682926829</text:p>
          </table:table-cell>
          <table:table-cell table:formula="of:=[.AK24]/41" office:value-type="float" office:value="0.138052926829268" calcext:value-type="float">
            <text:p>0.138052926829268</text:p>
          </table:table-cell>
          <table:table-cell table:formula="of:=[.AL24]/41" office:value-type="float" office:value="0.138052926829268" calcext:value-type="float">
            <text:p>0.138052926829268</text:p>
          </table:table-cell>
          <table:table-cell table:formula="of:=[.AM24]/41" office:value-type="float" office:value="0" calcext:value-type="float">
            <text:p>0</text:p>
          </table:table-cell>
          <table:table-cell table:formula="of:=[.AN24]/41"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  <table:table-cell table:style-name="ce35" office:value-type="float" office:value="20" calcext:value-type="float">
            <text:p>20</text:p>
          </table:table-cell>
          <table:table-cell table:formula="of:=[.O25]/41" office:value-type="float" office:value="0.0704136585365854" calcext:value-type="float">
            <text:p>0.070413658536585</text:p>
          </table:table-cell>
          <table:table-cell table:formula="of:=[.P25]/41" office:value-type="float" office:value="0.134314390243902" calcext:value-type="float">
            <text:p>0.134314390243902</text:p>
          </table:table-cell>
          <table:table-cell table:formula="of:=[.Q25]/41" office:value-type="float" office:value="0.0394034146341463" calcext:value-type="float">
            <text:p>0.039403414634146</text:p>
          </table:table-cell>
          <table:table-cell table:formula="of:=[.R25]/41" office:value-type="float" office:value="0.0254282926829268" calcext:value-type="float">
            <text:p>0.025428292682927</text:p>
          </table:table-cell>
          <table:table-cell table:formula="of:=[.S25]/41" office:value-type="float" office:value="0.0642860975609756" calcext:value-type="float">
            <text:p>0.064286097560976</text:p>
          </table:table-cell>
          <table:table-cell table:formula="of:=[.T25]/41" office:value-type="float" office:value="0.0773326829268293" calcext:value-type="float">
            <text:p>0.077332682926829</text:p>
          </table:table-cell>
          <table:table-cell table:formula="of:=[.U25]/41" office:value-type="float" office:value="0.076859756097561" calcext:value-type="float">
            <text:p>0.076859756097561</text:p>
          </table:table-cell>
          <table:table-cell table:formula="of:=[.V25]/41" office:value-type="float" office:value="0.0678382926829268" calcext:value-type="float">
            <text:p>0.067838292682927</text:p>
          </table:table-cell>
          <table:table-cell table:formula="of:=[.W25]/41" office:value-type="float" office:value="0.0378468292682927" calcext:value-type="float">
            <text:p>0.037846829268293</text:p>
          </table:table-cell>
          <table:table-cell table:formula="of:=[.X25]/41" office:value-type="float" office:value="0.0918446341463415" calcext:value-type="float">
            <text:p>0.091844634146342</text:p>
          </table:table-cell>
          <table:table-cell table:formula="of:=[.Y25]/41" office:value-type="float" office:value="0.0769521951219512" calcext:value-type="float">
            <text:p>0.076952195121951</text:p>
          </table:table-cell>
          <table:table-cell table:formula="of:=[.Z25]/41" office:value-type="float" office:value="0.119408048780488" calcext:value-type="float">
            <text:p>0.119408048780488</text:p>
          </table:table-cell>
          <table:table-cell table:formula="of:=[.AA25]/41" office:value-type="float" office:value="0.126305609756098" calcext:value-type="float">
            <text:p>0.126305609756098</text:p>
          </table:table-cell>
          <table:table-cell table:formula="of:=[.AB25]/41" office:value-type="float" office:value="0.0335934146341463" calcext:value-type="float">
            <text:p>0.033593414634146</text:p>
          </table:table-cell>
          <table:table-cell table:formula="of:=[.AC25]/41" office:value-type="float" office:value="0.0769521951219512" calcext:value-type="float">
            <text:p>0.076952195121951</text:p>
          </table:table-cell>
          <table:table-cell table:formula="of:=[.AD25]/41" office:value-type="float" office:value="0.0400156097560976" calcext:value-type="float">
            <text:p>0.040015609756098</text:p>
          </table:table-cell>
          <table:table-cell table:formula="of:=[.AE25]/41" office:value-type="float" office:value="0.0280473170731707" calcext:value-type="float">
            <text:p>0.028047317073171</text:p>
          </table:table-cell>
          <table:table-cell table:formula="of:=[.AF25]/41" office:value-type="float" office:value="0.0737812195121951" calcext:value-type="float">
            <text:p>0.073781219512195</text:p>
          </table:table-cell>
          <table:table-cell table:formula="of:=[.AG25]/41" office:value-type="float" office:value="0.0759268292682927" calcext:value-type="float">
            <text:p>0.075926829268293</text:p>
          </table:table-cell>
          <table:table-cell table:formula="of:=[.AH25]/41" office:value-type="float" office:value="0.11567" calcext:value-type="float">
            <text:p>0.11567</text:p>
          </table:table-cell>
          <table:table-cell table:formula="of:=[.AI25]/41" office:value-type="float" office:value="0" calcext:value-type="float">
            <text:p>0</text:p>
          </table:table-cell>
          <table:table-cell table:formula="of:=[.AJ25]/41" office:value-type="float" office:value="0.0656507317073171" calcext:value-type="float">
            <text:p>0.065650731707317</text:p>
          </table:table-cell>
          <table:table-cell table:formula="of:=[.AK25]/41" office:value-type="float" office:value="0.157604146341463" calcext:value-type="float">
            <text:p>0.157604146341463</text:p>
          </table:table-cell>
          <table:table-cell table:formula="of:=[.AL25]/41" office:value-type="float" office:value="0.157604146341463" calcext:value-type="float">
            <text:p>0.157604146341463</text:p>
          </table:table-cell>
          <table:table-cell table:formula="of:=[.AM25]/41" office:value-type="float" office:value="0" calcext:value-type="float">
            <text:p>0</text:p>
          </table:table-cell>
          <table:table-cell table:formula="of:=[.AN25]/41"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  <table:table-cell table:style-name="ce35" office:value-type="float" office:value="21" calcext:value-type="float">
            <text:p>21</text:p>
          </table:table-cell>
          <table:table-cell table:formula="of:=[.O26]/41" office:value-type="float" office:value="0.0388956097560976" calcext:value-type="float">
            <text:p>0.038895609756098</text:p>
          </table:table-cell>
          <table:table-cell table:formula="of:=[.P26]/41" office:value-type="float" office:value="0.0834448780487805" calcext:value-type="float">
            <text:p>0.083444878048781</text:p>
          </table:table-cell>
          <table:table-cell table:formula="of:=[.Q26]/41" office:value-type="float" office:value="0.0520924390243903" calcext:value-type="float">
            <text:p>0.05209243902439</text:p>
          </table:table-cell>
          <table:table-cell table:formula="of:=[.R26]/41" office:value-type="float" office:value="0.0669453658536585" calcext:value-type="float">
            <text:p>0.066945365853659</text:p>
          </table:table-cell>
          <table:table-cell table:formula="of:=[.S26]/41" office:value-type="float" office:value="0.00221556585365854" calcext:value-type="float">
            <text:p>0.002215565853659</text:p>
          </table:table-cell>
          <table:table-cell table:formula="of:=[.T26]/41" office:value-type="float" office:value="0.0176359756097561" calcext:value-type="float">
            <text:p>0.017635975609756</text:p>
          </table:table-cell>
          <table:table-cell table:formula="of:=[.U26]/41" office:value-type="float" office:value="0.0114881463414634" calcext:value-type="float">
            <text:p>0.011488146341464</text:p>
          </table:table-cell>
          <table:table-cell table:formula="of:=[.V26]/41" office:value-type="float" office:value="0.00581287804878049" calcext:value-type="float">
            <text:p>0.00581287804878</text:p>
          </table:table-cell>
          <table:table-cell table:formula="of:=[.W26]/41" office:value-type="float" office:value="0.051169756097561" calcext:value-type="float">
            <text:p>0.051169756097561</text:p>
          </table:table-cell>
          <table:table-cell table:formula="of:=[.X26]/41" office:value-type="float" office:value="0.076870243902439" calcext:value-type="float">
            <text:p>0.076870243902439</text:p>
          </table:table-cell>
          <table:table-cell table:formula="of:=[.Y26]/41" office:value-type="float" office:value="0.0115298048780488" calcext:value-type="float">
            <text:p>0.011529804878049</text:p>
          </table:table-cell>
          <table:table-cell table:formula="of:=[.Z26]/41" office:value-type="float" office:value="0.155600975609756" calcext:value-type="float">
            <text:p>0.155600975609756</text:p>
          </table:table-cell>
          <table:table-cell table:formula="of:=[.AA26]/41" office:value-type="float" office:value="0.0971058536585366" calcext:value-type="float">
            <text:p>0.097105853658537</text:p>
          </table:table-cell>
          <table:table-cell table:formula="of:=[.AB26]/41" office:value-type="float" office:value="0.032949512195122" calcext:value-type="float">
            <text:p>0.032949512195122</text:p>
          </table:table-cell>
          <table:table-cell table:formula="of:=[.AC26]/41" office:value-type="float" office:value="0.0115298048780488" calcext:value-type="float">
            <text:p>0.011529804878049</text:p>
          </table:table-cell>
          <table:table-cell table:formula="of:=[.AD26]/41" office:value-type="float" office:value="0.0448619512195122" calcext:value-type="float">
            <text:p>0.044861951219512</text:p>
          </table:table-cell>
          <table:table-cell table:formula="of:=[.AE26]/41" office:value-type="float" office:value="0.0383573170731707" calcext:value-type="float">
            <text:p>0.038357317073171</text:p>
          </table:table-cell>
          <table:table-cell table:formula="of:=[.AF26]/41" office:value-type="float" office:value="0.00841775609756098" calcext:value-type="float">
            <text:p>0.008417756097561</text:p>
          </table:table-cell>
          <table:table-cell table:formula="of:=[.AG26]/41" office:value-type="float" office:value="0.0102805365853659" calcext:value-type="float">
            <text:p>0.010280536585366</text:p>
          </table:table-cell>
          <table:table-cell table:formula="of:=[.AH26]/41" office:value-type="float" office:value="0.138762682926829" calcext:value-type="float">
            <text:p>0.138762682926829</text:p>
          </table:table-cell>
          <table:table-cell table:formula="of:=[.AI26]/41" office:value-type="float" office:value="0.0656507317073171" calcext:value-type="float">
            <text:p>0.065650731707317</text:p>
          </table:table-cell>
          <table:table-cell table:formula="of:=[.AJ26]/41" office:value-type="float" office:value="0" calcext:value-type="float">
            <text:p>0</text:p>
          </table:table-cell>
          <table:table-cell table:formula="of:=[.AK26]/41" office:value-type="float" office:value="0.112950731707317" calcext:value-type="float">
            <text:p>0.112950731707317</text:p>
          </table:table-cell>
          <table:table-cell table:formula="of:=[.AL26]/41" office:value-type="float" office:value="0.112950731707317" calcext:value-type="float">
            <text:p>0.112950731707317</text:p>
          </table:table-cell>
          <table:table-cell table:formula="of:=[.AM26]/41" office:value-type="float" office:value="0" calcext:value-type="float">
            <text:p>0</text:p>
          </table:table-cell>
          <table:table-cell table:formula="of:=[.AN26]/41"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  <table:table-cell office:value-type="float" office:value="22" calcext:value-type="float">
            <text:p>22</text:p>
          </table:table-cell>
          <table:table-cell table:formula="of:=[.O27]/41" office:value-type="float" office:value="0.0876058536585366" calcext:value-type="float">
            <text:p>0.087605853658537</text:p>
          </table:table-cell>
          <table:table-cell table:formula="of:=[.P27]/41" office:value-type="float" office:value="0.0315187804878049" calcext:value-type="float">
            <text:p>0.031518780487805</text:p>
          </table:table-cell>
          <table:table-cell table:formula="of:=[.Q27]/41" office:value-type="float" office:value="0.162539512195122" calcext:value-type="float">
            <text:p>0.162539512195122</text:p>
          </table:table-cell>
          <table:table-cell table:formula="of:=[.R27]/41" office:value-type="float" office:value="0.140498292682927" calcext:value-type="float">
            <text:p>0.140498292682927</text:p>
          </table:table-cell>
          <table:table-cell table:formula="of:=[.S27]/41" office:value-type="float" office:value="0.112226341463415" calcext:value-type="float">
            <text:p>0.112226341463415</text:p>
          </table:table-cell>
          <table:table-cell table:formula="of:=[.T27]/41" office:value-type="float" office:value="0.0953748780487805" calcext:value-type="float">
            <text:p>0.095374878048781</text:p>
          </table:table-cell>
          <table:table-cell table:formula="of:=[.U27]/41" office:value-type="float" office:value="0.109966585365854" calcext:value-type="float">
            <text:p>0.109966585365854</text:p>
          </table:table-cell>
          <table:table-cell table:formula="of:=[.V27]/41" office:value-type="float" office:value="0.11666756097561" calcext:value-type="float">
            <text:p>0.11666756097561</text:p>
          </table:table-cell>
          <table:table-cell table:formula="of:=[.W27]/41" office:value-type="float" office:value="0.161226341463415" calcext:value-type="float">
            <text:p>0.161226341463415</text:p>
          </table:table-cell>
          <table:table-cell table:formula="of:=[.X27]/41" office:value-type="float" office:value="0.0756139024390244" calcext:value-type="float">
            <text:p>0.075613902439024</text:p>
          </table:table-cell>
          <table:table-cell table:formula="of:=[.Y27]/41" office:value-type="float" office:value="0.109695609756098" calcext:value-type="float">
            <text:p>0.109695609756098</text:p>
          </table:table-cell>
          <table:table-cell table:formula="of:=[.Z27]/41" office:value-type="float" office:value="0.168503902439024" calcext:value-type="float">
            <text:p>0.168503902439024</text:p>
          </table:table-cell>
          <table:table-cell table:formula="of:=[.AA27]/41" office:value-type="float" office:value="0.0423314634146342" calcext:value-type="float">
            <text:p>0.042331463414634</text:p>
          </table:table-cell>
          <table:table-cell table:formula="of:=[.AB27]/41" office:value-type="float" office:value="0.129018536585366" calcext:value-type="float">
            <text:p>0.129018536585366</text:p>
          </table:table-cell>
          <table:table-cell table:formula="of:=[.AC27]/41" office:value-type="float" office:value="0.109695609756098" calcext:value-type="float">
            <text:p>0.109695609756098</text:p>
          </table:table-cell>
          <table:table-cell table:formula="of:=[.AD27]/41" office:value-type="float" office:value="0.155525609756098" calcext:value-type="float">
            <text:p>0.155525609756098</text:p>
          </table:table-cell>
          <table:table-cell table:formula="of:=[.AE27]/41" office:value-type="float" office:value="0.140285609756098" calcext:value-type="float">
            <text:p>0.140285609756098</text:p>
          </table:table-cell>
          <table:table-cell table:formula="of:=[.AF27]/41" office:value-type="float" office:value="0.106892195121951" calcext:value-type="float">
            <text:p>0.106892195121951</text:p>
          </table:table-cell>
          <table:table-cell table:formula="of:=[.AG27]/41" office:value-type="float" office:value="0.108206829268293" calcext:value-type="float">
            <text:p>0.108206829268293</text:p>
          </table:table-cell>
          <table:table-cell table:formula="of:=[.AH27]/41" office:value-type="float" office:value="0.138052926829268" calcext:value-type="float">
            <text:p>0.138052926829268</text:p>
          </table:table-cell>
          <table:table-cell table:formula="of:=[.AI27]/41" office:value-type="float" office:value="0.157604146341463" calcext:value-type="float">
            <text:p>0.157604146341463</text:p>
          </table:table-cell>
          <table:table-cell table:formula="of:=[.AJ27]/41" office:value-type="float" office:value="0.112950731707317" calcext:value-type="float">
            <text:p>0.112950731707317</text:p>
          </table:table-cell>
          <table:table-cell table:formula="of:=[.AK27]/41" office:value-type="float" office:value="0" calcext:value-type="float">
            <text:p>0</text:p>
          </table:table-cell>
          <table:table-cell table:formula="of:=[.AL27]/41" office:value-type="float" office:value="0" calcext:value-type="float">
            <text:p>0</text:p>
          </table:table-cell>
          <table:table-cell table:formula="of:=[.AM27]/41" office:value-type="float" office:value="0" calcext:value-type="float">
            <text:p>0</text:p>
          </table:table-cell>
          <table:table-cell table:formula="of:=[.AN27]/41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5/60" office:value-type="float" office:value="0.0833333333333333" calcext:value-type="float">
            <text:p>0.083333333333333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O28]/41" office:value-type="float" office:value="0.0876058536585366" calcext:value-type="float">
            <text:p>0.087605853658537</text:p>
          </table:table-cell>
          <table:table-cell table:formula="of:=[.P28]/41" office:value-type="float" office:value="0.0315187804878049" calcext:value-type="float">
            <text:p>0.031518780487805</text:p>
          </table:table-cell>
          <table:table-cell table:formula="of:=[.Q28]/41" office:value-type="float" office:value="0.162539512195122" calcext:value-type="float">
            <text:p>0.162539512195122</text:p>
          </table:table-cell>
          <table:table-cell table:formula="of:=[.R28]/41" office:value-type="float" office:value="0.140498292682927" calcext:value-type="float">
            <text:p>0.140498292682927</text:p>
          </table:table-cell>
          <table:table-cell table:formula="of:=[.S28]/41" office:value-type="float" office:value="0.112226341463415" calcext:value-type="float">
            <text:p>0.112226341463415</text:p>
          </table:table-cell>
          <table:table-cell table:formula="of:=[.T28]/41" office:value-type="float" office:value="0.0953748780487805" calcext:value-type="float">
            <text:p>0.095374878048781</text:p>
          </table:table-cell>
          <table:table-cell table:formula="of:=[.U28]/41" office:value-type="float" office:value="0.109966585365854" calcext:value-type="float">
            <text:p>0.109966585365854</text:p>
          </table:table-cell>
          <table:table-cell table:formula="of:=[.V28]/41" office:value-type="float" office:value="0.11666756097561" calcext:value-type="float">
            <text:p>0.11666756097561</text:p>
          </table:table-cell>
          <table:table-cell table:formula="of:=[.W28]/41" office:value-type="float" office:value="0.161226341463415" calcext:value-type="float">
            <text:p>0.161226341463415</text:p>
          </table:table-cell>
          <table:table-cell table:formula="of:=[.X28]/41" office:value-type="float" office:value="0.0756139024390244" calcext:value-type="float">
            <text:p>0.075613902439024</text:p>
          </table:table-cell>
          <table:table-cell table:formula="of:=[.Y28]/41" office:value-type="float" office:value="0.109695609756098" calcext:value-type="float">
            <text:p>0.109695609756098</text:p>
          </table:table-cell>
          <table:table-cell table:formula="of:=[.Z28]/41" office:value-type="float" office:value="0.168503902439024" calcext:value-type="float">
            <text:p>0.168503902439024</text:p>
          </table:table-cell>
          <table:table-cell table:formula="of:=[.AA28]/41" office:value-type="float" office:value="0.0423314634146342" calcext:value-type="float">
            <text:p>0.042331463414634</text:p>
          </table:table-cell>
          <table:table-cell table:formula="of:=[.AB28]/41" office:value-type="float" office:value="0.129018536585366" calcext:value-type="float">
            <text:p>0.129018536585366</text:p>
          </table:table-cell>
          <table:table-cell table:formula="of:=[.AC28]/41" office:value-type="float" office:value="0.109695609756098" calcext:value-type="float">
            <text:p>0.109695609756098</text:p>
          </table:table-cell>
          <table:table-cell table:formula="of:=[.AD28]/41" office:value-type="float" office:value="0.155525609756098" calcext:value-type="float">
            <text:p>0.155525609756098</text:p>
          </table:table-cell>
          <table:table-cell table:formula="of:=[.AE28]/41" office:value-type="float" office:value="0.140285609756098" calcext:value-type="float">
            <text:p>0.140285609756098</text:p>
          </table:table-cell>
          <table:table-cell table:formula="of:=[.AF28]/41" office:value-type="float" office:value="0.106892195121951" calcext:value-type="float">
            <text:p>0.106892195121951</text:p>
          </table:table-cell>
          <table:table-cell table:formula="of:=[.AG28]/41" office:value-type="float" office:value="0.108206829268293" calcext:value-type="float">
            <text:p>0.108206829268293</text:p>
          </table:table-cell>
          <table:table-cell table:formula="of:=[.AH28]/41" office:value-type="float" office:value="0.138052926829268" calcext:value-type="float">
            <text:p>0.138052926829268</text:p>
          </table:table-cell>
          <table:table-cell table:formula="of:=[.AI28]/41" office:value-type="float" office:value="0.157604146341463" calcext:value-type="float">
            <text:p>0.157604146341463</text:p>
          </table:table-cell>
          <table:table-cell table:formula="of:=[.AJ28]/41" office:value-type="float" office:value="0.112950731707317" calcext:value-type="float">
            <text:p>0.112950731707317</text:p>
          </table:table-cell>
          <table:table-cell table:formula="of:=[.AK28]/41" office:value-type="float" office:value="0" calcext:value-type="float">
            <text:p>0</text:p>
          </table:table-cell>
          <table:table-cell table:formula="of:=[.AL28]/41" office:value-type="float" office:value="0" calcext:value-type="float">
            <text:p>0</text:p>
          </table:table-cell>
          <table:table-cell table:formula="of:=[.AM28]/41" office:value-type="float" office:value="0" calcext:value-type="float">
            <text:p>0</text:p>
          </table:table-cell>
          <table:table-cell table:formula="of:=[.AN28]/41"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  <table:table-cell office:value-type="float" office:value="24" calcext:value-type="float">
            <text:p>24</text:p>
          </table:table-cell>
          <table:table-cell table:formula="of:=[.O29]/41" office:value-type="float" office:value="0" calcext:value-type="float">
            <text:p>0</text:p>
          </table:table-cell>
          <table:table-cell table:formula="of:=[.P29]/41" office:value-type="float" office:value="0" calcext:value-type="float">
            <text:p>0</text:p>
          </table:table-cell>
          <table:table-cell table:formula="of:=[.Q29]/41" office:value-type="float" office:value="0" calcext:value-type="float">
            <text:p>0</text:p>
          </table:table-cell>
          <table:table-cell table:formula="of:=[.R29]/41" office:value-type="float" office:value="0" calcext:value-type="float">
            <text:p>0</text:p>
          </table:table-cell>
          <table:table-cell table:formula="of:=[.S29]/41" office:value-type="float" office:value="0" calcext:value-type="float">
            <text:p>0</text:p>
          </table:table-cell>
          <table:table-cell table:formula="of:=[.T29]/41" office:value-type="float" office:value="0" calcext:value-type="float">
            <text:p>0</text:p>
          </table:table-cell>
          <table:table-cell table:formula="of:=[.U29]/41" office:value-type="float" office:value="0" calcext:value-type="float">
            <text:p>0</text:p>
          </table:table-cell>
          <table:table-cell table:formula="of:=[.V29]/41" office:value-type="float" office:value="0" calcext:value-type="float">
            <text:p>0</text:p>
          </table:table-cell>
          <table:table-cell table:formula="of:=[.W29]/41" office:value-type="float" office:value="0" calcext:value-type="float">
            <text:p>0</text:p>
          </table:table-cell>
          <table:table-cell table:formula="of:=[.X29]/41" office:value-type="float" office:value="0" calcext:value-type="float">
            <text:p>0</text:p>
          </table:table-cell>
          <table:table-cell table:formula="of:=[.Y29]/41" office:value-type="float" office:value="0" calcext:value-type="float">
            <text:p>0</text:p>
          </table:table-cell>
          <table:table-cell table:formula="of:=[.Z29]/41" office:value-type="float" office:value="0" calcext:value-type="float">
            <text:p>0</text:p>
          </table:table-cell>
          <table:table-cell table:formula="of:=[.AA29]/41" office:value-type="float" office:value="0" calcext:value-type="float">
            <text:p>0</text:p>
          </table:table-cell>
          <table:table-cell table:formula="of:=[.AB29]/41" office:value-type="float" office:value="0" calcext:value-type="float">
            <text:p>0</text:p>
          </table:table-cell>
          <table:table-cell table:formula="of:=[.AC29]/41" office:value-type="float" office:value="0" calcext:value-type="float">
            <text:p>0</text:p>
          </table:table-cell>
          <table:table-cell table:formula="of:=[.AD29]/41" office:value-type="float" office:value="0" calcext:value-type="float">
            <text:p>0</text:p>
          </table:table-cell>
          <table:table-cell table:formula="of:=[.AE29]/41" office:value-type="float" office:value="0" calcext:value-type="float">
            <text:p>0</text:p>
          </table:table-cell>
          <table:table-cell table:formula="of:=[.AF29]/41" office:value-type="float" office:value="0" calcext:value-type="float">
            <text:p>0</text:p>
          </table:table-cell>
          <table:table-cell table:formula="of:=[.AG29]/41" office:value-type="float" office:value="0" calcext:value-type="float">
            <text:p>0</text:p>
          </table:table-cell>
          <table:table-cell table:formula="of:=[.AH29]/41" office:value-type="float" office:value="0" calcext:value-type="float">
            <text:p>0</text:p>
          </table:table-cell>
          <table:table-cell table:formula="of:=[.AI29]/41" office:value-type="float" office:value="0" calcext:value-type="float">
            <text:p>0</text:p>
          </table:table-cell>
          <table:table-cell table:formula="of:=[.AJ29]/41" office:value-type="float" office:value="0" calcext:value-type="float">
            <text:p>0</text:p>
          </table:table-cell>
          <table:table-cell table:formula="of:=[.AK29]/41" office:value-type="float" office:value="0" calcext:value-type="float">
            <text:p>0</text:p>
          </table:table-cell>
          <table:table-cell table:formula="of:=[.AL29]/41" office:value-type="float" office:value="0" calcext:value-type="float">
            <text:p>0</text:p>
          </table:table-cell>
          <table:table-cell table:formula="of:=[.AM29]/41" office:value-type="float" office:value="0" calcext:value-type="float">
            <text:p>0</text:p>
          </table:table-cell>
          <table:table-cell table:formula="of:=[.AN29]/41"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  <table:table-cell office:value-type="float" office:value="25" calcext:value-type="float">
            <text:p>25</text:p>
          </table:table-cell>
          <table:table-cell table:formula="of:=[.O30]/41" office:value-type="float" office:value="0" calcext:value-type="float">
            <text:p>0</text:p>
          </table:table-cell>
          <table:table-cell table:formula="of:=[.P30]/41" office:value-type="float" office:value="0" calcext:value-type="float">
            <text:p>0</text:p>
          </table:table-cell>
          <table:table-cell table:formula="of:=[.Q30]/41" office:value-type="float" office:value="0" calcext:value-type="float">
            <text:p>0</text:p>
          </table:table-cell>
          <table:table-cell table:formula="of:=[.R30]/41" office:value-type="float" office:value="0" calcext:value-type="float">
            <text:p>0</text:p>
          </table:table-cell>
          <table:table-cell table:formula="of:=[.S30]/41" office:value-type="float" office:value="0" calcext:value-type="float">
            <text:p>0</text:p>
          </table:table-cell>
          <table:table-cell table:formula="of:=[.T30]/41" office:value-type="float" office:value="0" calcext:value-type="float">
            <text:p>0</text:p>
          </table:table-cell>
          <table:table-cell table:formula="of:=[.U30]/41" office:value-type="float" office:value="0" calcext:value-type="float">
            <text:p>0</text:p>
          </table:table-cell>
          <table:table-cell table:formula="of:=[.V30]/41" office:value-type="float" office:value="0" calcext:value-type="float">
            <text:p>0</text:p>
          </table:table-cell>
          <table:table-cell table:formula="of:=[.W30]/41" office:value-type="float" office:value="0" calcext:value-type="float">
            <text:p>0</text:p>
          </table:table-cell>
          <table:table-cell table:formula="of:=[.X30]/41" office:value-type="float" office:value="0" calcext:value-type="float">
            <text:p>0</text:p>
          </table:table-cell>
          <table:table-cell table:formula="of:=[.Y30]/41" office:value-type="float" office:value="0" calcext:value-type="float">
            <text:p>0</text:p>
          </table:table-cell>
          <table:table-cell table:formula="of:=[.Z30]/41" office:value-type="float" office:value="0" calcext:value-type="float">
            <text:p>0</text:p>
          </table:table-cell>
          <table:table-cell table:formula="of:=[.AA30]/41" office:value-type="float" office:value="0" calcext:value-type="float">
            <text:p>0</text:p>
          </table:table-cell>
          <table:table-cell table:formula="of:=[.AB30]/41" office:value-type="float" office:value="0" calcext:value-type="float">
            <text:p>0</text:p>
          </table:table-cell>
          <table:table-cell table:formula="of:=[.AC30]/41" office:value-type="float" office:value="0" calcext:value-type="float">
            <text:p>0</text:p>
          </table:table-cell>
          <table:table-cell table:formula="of:=[.AD30]/41" office:value-type="float" office:value="0" calcext:value-type="float">
            <text:p>0</text:p>
          </table:table-cell>
          <table:table-cell table:formula="of:=[.AE30]/41" office:value-type="float" office:value="0" calcext:value-type="float">
            <text:p>0</text:p>
          </table:table-cell>
          <table:table-cell table:formula="of:=[.AF30]/41" office:value-type="float" office:value="0" calcext:value-type="float">
            <text:p>0</text:p>
          </table:table-cell>
          <table:table-cell table:formula="of:=[.AG30]/41" office:value-type="float" office:value="0" calcext:value-type="float">
            <text:p>0</text:p>
          </table:table-cell>
          <table:table-cell table:formula="of:=[.AH30]/41" office:value-type="float" office:value="0" calcext:value-type="float">
            <text:p>0</text:p>
          </table:table-cell>
          <table:table-cell table:formula="of:=[.AI30]/41" office:value-type="float" office:value="0" calcext:value-type="float">
            <text:p>0</text:p>
          </table:table-cell>
          <table:table-cell table:formula="of:=[.AJ30]/41" office:value-type="float" office:value="0" calcext:value-type="float">
            <text:p>0</text:p>
          </table:table-cell>
          <table:table-cell table:formula="of:=[.AK30]/41" office:value-type="float" office:value="0" calcext:value-type="float">
            <text:p>0</text:p>
          </table:table-cell>
          <table:table-cell table:formula="of:=[.AL30]/41" office:value-type="float" office:value="0" calcext:value-type="float">
            <text:p>0</text:p>
          </table:table-cell>
          <table:table-cell table:formula="of:=[.AM30]/41" office:value-type="float" office:value="0" calcext:value-type="float">
            <text:p>0</text:p>
          </table:table-cell>
          <table:table-cell table:formula="of:=[.AN30]/41"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40"/>
        </table:table-row>
        <table:table-row table:style-name="ro1">
          <table:table-cell table:number-columns-repeated="14"/>
          <table:table-cell table:formula="of:=[.AA55]+[.X45]+[.Z42]+[.AH44]+[.R52]" office:value-type="float" office:value="0.302773658536585" calcext:value-type="float">
            <text:p>0.302773658536585</text:p>
          </table:table-cell>
          <table:table-cell office:value-type="float" office:value="10.1833" calcext:value-type="float">
            <text:p>10.1833</text:p>
          </table:table-cell>
          <table:table-cell table:formula="of:=[.P61]+[.L56]+[.S36]" office:value-type="float" office:value="10.3108240650407" calcext:value-type="float">
            <text:p>10.3108240650407</text:p>
          </table:table-cell>
          <table:table-cell table:formula="of:=10.45" office:value-type="float" office:value="10.45" calcext:value-type="float">
            <text:p>10.45</text:p>
          </table:table-cell>
          <table:table-cell table:formula="of:=[.R61]+[.L56]+[.Y37]+[.L56]+[.U43]+[.L56]+[.V39]+[.L56]+[.AB40]+[.L56]+[.W46]+[.L56]+[.Q41]" office:value-type="float" office:value="11.0487160365854" calcext:value-type="float">
            <text:p>11.0487160365854</text:p>
          </table:table-cell>
          <table:table-cell office:value-type="float" office:value="13.6167" calcext:value-type="float">
            <text:p>13.6167</text:p>
          </table:table-cell>
          <table:table-cell table:formula="of:=[.T61]+[.L56]+[.AD35]+[.L56]+[.AI48]+[.L56]+[.AE53]+[.L56]+[.AJ49]+[.L56]+[.AC54]+[.L56]+[.AG47]+[.L56]+[.AF51]+[.L56]+[.T50]" office:value-type="float" office:value="14.4301351569106" calcext:value-type="float">
            <text:p>14.4301351569106</text:p>
          </table:table-cell>
          <table:table-cell office:value-type="float" office:value="15.2333" calcext:value-type="float">
            <text:p>15.2333</text:p>
          </table:table-cell>
          <table:table-cell table:formula="of:=[.V61]+[.L56]+[.O38]" office:value-type="float" office:value="15.3511152845528" calcext:value-type="float">
            <text:p>15.3511152845528</text:p>
          </table:table-cell>
          <table:table-cell table:number-columns-repeated="17"/>
        </table:table-row>
        <table:table-row table:style-name="ro1">
          <table:table-cell table:number-columns-repeated="40"/>
        </table:table-row>
        <table:table-row table:style-name="ro1">
          <table:table-cell table:number-columns-repeated="16"/>
          <table:table-cell table:formula="of:=15.9+[.L56]+[.L56]-[.P61]-[.R52]-[.AH44]-[.Z42]-[.X45]-[.AA55]-[.L56]-[.L56]-[.L56]-[.L56]" office:value-type="float" office:value="5.24725967479675" calcext:value-type="float">
            <text:p>5.24725967479675</text:p>
          </table:table-cell>
          <table:table-cell/>
          <table:table-cell table:formula="of:=[.P61]-[.R52]-[.AH44]-[.Z42]-[.X45]-[.AA55]-[.L56]-[.L56]-[.L56]-[.L56]" office:value-type="float" office:value="9.54719300813008" calcext:value-type="float">
            <text:p>9.54719300813008</text:p>
          </table:table-cell>
          <table:table-cell table:number-columns-repeated="21"/>
        </table:table-row>
        <table:table-row table:style-name="ro1">
          <table:table-cell table:number-columns-repeated="16"/>
          <table:table-cell table:formula="of:=-[.D8]" office:value-type="float" office:value="-10.1833" calcext:value-type="float">
            <text:p>-10.1833</text:p>
          </table:table-cell>
          <table:table-cell table:number-columns-repeated="23"/>
        </table:table-row>
        <table:table-row table:style-name="ro1">
          <table:table-cell table:number-columns-repeated="18"/>
          <table:table-cell table:formula="of:=[.D5]-[.S63]" office:value-type="float" office:value="6.35280699186992" calcext:value-type="float">
            <text:p>6.35280699186992</text:p>
          </table:table-cell>
          <table:table-cell table:formula="of:=[.D5]+0.17228" office:value-type="float" office:value="16.07228" calcext:value-type="float">
            <text:p>16.07228</text:p>
          </table:table-cell>
          <table:table-cell table:formula="of:=[.T65]-[.S63]" office:value-type="float" office:value="6.52508699186992" calcext:value-type="float">
            <text:p>6.52508699186992</text:p>
          </table:table-cell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16">00/00/0000</text:date>, <text:time style:data-style-name="N2" text:time-value="13:53:22.8702578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25T14:03:56.029303813</meta:creation-date>
    <dc:date>2023-02-16T16:09:45.115115089</dc:date>
    <meta:editing-duration>P5DT11H40M26S</meta:editing-duration>
    <meta:editing-cycles>10</meta:editing-cycles>
    <meta:generator>LibreOffice/6.4.7.2$Linux_X86_64 LibreOffice_project/40$Build-2</meta:generator>
    <meta:document-statistic meta:table-count="4" meta:cell-count="2454" meta:object-count="0"/>
  </office:meta>
</office:document-meta>
</file>